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Helvetica Neue" svg:font-family="'Helvetica Neue', Helvetica, Arial, sans-serif"/>
    <style:font-face style:name="Trebuchet MS" svg:font-family="'Trebuchet MS'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3778in" style:rel-width="90%" table:align="left"/>
    </style:style>
    <style:style style:name="Table1.A" style:family="table-column">
      <style:table-column-properties style:column-width="0.8861in" style:rel-column-width="8194*"/>
    </style:style>
    <style:style style:name="Table1.B" style:family="table-column">
      <style:table-column-properties style:column-width="2.2604in" style:rel-column-width="20903*"/>
    </style:style>
    <style:style style:name="Table1.C" style:family="table-column">
      <style:table-column-properties style:column-width="1.7292in" style:rel-column-width="15990*"/>
    </style:style>
    <style:style style:name="Table1.D" style:family="table-column">
      <style:table-column-properties style:column-width="0.6938in" style:rel-column-width="6415*"/>
    </style:style>
    <style:style style:name="Table1.E" style:family="table-column">
      <style:table-column-properties style:column-width="0.7in" style:rel-column-width="6473*"/>
    </style:style>
    <style:style style:name="Table1.F" style:family="table-column">
      <style:table-column-properties style:column-width="0.1083in" style:rel-column-width="1003*"/>
    </style:style>
    <style:style style:name="Table1.A1" style:family="table-cell">
      <style:table-cell-properties style:vertical-align="middle" fo:padding="0.0194in" fo:border="none"/>
    </style:style>
    <style:style style:name="Table1.F4" style:family="table-cell">
      <style:table-cell-properties fo:padding="0.0194in" fo:border="none"/>
    </style:style>
    <style:style style:name="Table1.F5" style:family="table-cell">
      <style:table-cell-properties fo:padding="0.0194in" fo:border="none"/>
    </style:style>
    <style:style style:name="Table1.F6" style:family="table-cell">
      <style:table-cell-properties fo:padding="0.0194in" fo:border="none"/>
    </style:style>
    <style:style style:name="Table1.F7" style:family="table-cell">
      <style:table-cell-properties fo:padding="0.0194in" fo:border="none"/>
    </style:style>
    <style:style style:name="Table1.F8" style:family="table-cell">
      <style:table-cell-properties fo:padding="0.0194in" fo:border="none"/>
    </style:style>
    <style:style style:name="Table1.A9" style:family="table-cell">
      <style:table-cell-properties fo:padding="0.0194in" fo:border="none"/>
    </style:style>
    <style:style style:name="Table1.A10" style:family="table-cell">
      <style:table-cell-properties fo:padding="0.0194in" fo:border="none"/>
    </style:style>
    <style:style style:name="Table1.A11" style:family="table-cell">
      <style:table-cell-properties fo:padding="0.0194in" fo:border="none"/>
    </style:style>
    <style:style style:name="Table1.A13" style:family="table-cell">
      <style:table-cell-properties fo:padding="0.0194in" fo:border="none"/>
    </style:style>
    <style:style style:name="Table1.14" style:family="table-row">
      <style:table-row-properties fo:background-color="#eeeeee">
        <style:background-image/>
      </style:table-row-properties>
    </style:style>
    <style:style style:name="Table1.A14" style:family="table-cell">
      <style:table-cell-properties fo:padding="0.0194in" fo:border="none"/>
    </style:style>
    <style:style style:name="Table1.A15" style:family="table-cell">
      <style:table-cell-properties fo:padding="0.0194in" fo:border="none"/>
    </style:style>
    <style:style style:name="Table1.A16" style:family="table-cell">
      <style:table-cell-properties fo:padding="0.0194in" fo:border="none"/>
    </style:style>
    <style:style style:name="Table1.A17" style:family="table-cell">
      <style:table-cell-properties fo:padding="0.0194in" fo:border="none"/>
    </style:style>
    <style:style style:name="Table2" style:family="table">
      <style:table-properties style:width="6.3778in" style:rel-width="90%" table:align="left"/>
    </style:style>
    <style:style style:name="Table2.A" style:family="table-column">
      <style:table-column-properties style:column-width="0.8861in" style:rel-column-width="8194*"/>
    </style:style>
    <style:style style:name="Table2.B" style:family="table-column">
      <style:table-column-properties style:column-width="2.075in" style:rel-column-width="19188*"/>
    </style:style>
    <style:style style:name="Table2.C" style:family="table-column">
      <style:table-column-properties style:column-width="1.9042in" style:rel-column-width="17608*"/>
    </style:style>
    <style:style style:name="Table2.D" style:family="table-column">
      <style:table-column-properties style:column-width="0.6986in" style:rel-column-width="6460*"/>
    </style:style>
    <style:style style:name="Table2.E" style:family="table-column">
      <style:table-column-properties style:column-width="0.7056in" style:rel-column-width="6524*"/>
    </style:style>
    <style:style style:name="Table2.F" style:family="table-column">
      <style:table-column-properties style:column-width="0.1083in" style:rel-column-width="1004*"/>
    </style:style>
    <style:style style:name="Table2.A1" style:family="table-cell">
      <style:table-cell-properties style:vertical-align="middle" fo:padding="0.0194in" fo:border="none"/>
    </style:style>
    <style:style style:name="Table2.F4" style:family="table-cell">
      <style:table-cell-properties fo:padding="0.0194in" fo:border="none"/>
    </style:style>
    <style:style style:name="Table2.F5" style:family="table-cell">
      <style:table-cell-properties fo:padding="0.0194in" fo:border="none"/>
    </style:style>
    <style:style style:name="Table2.F6" style:family="table-cell">
      <style:table-cell-properties fo:padding="0.0194in" fo:border="none"/>
    </style:style>
    <style:style style:name="Table2.F7" style:family="table-cell">
      <style:table-cell-properties fo:padding="0.0194in" fo:border="none"/>
    </style:style>
    <style:style style:name="Table2.A8" style:family="table-cell">
      <style:table-cell-properties fo:padding="0.0194in" fo:border="none"/>
    </style:style>
    <style:style style:name="Table2.A9" style:family="table-cell">
      <style:table-cell-properties fo:padding="0.0194in" fo:border="none"/>
    </style:style>
    <style:style style:name="Table2.A10" style:family="table-cell">
      <style:table-cell-properties fo:padding="0.0194in" fo:border="none"/>
    </style:style>
    <style:style style:name="Table2.A12" style:family="table-cell">
      <style:table-cell-properties fo:padding="0.0194in" fo:border="none"/>
    </style:style>
    <style:style style:name="Table2.13" style:family="table-row">
      <style:table-row-properties fo:background-color="#eeeeee">
        <style:background-image/>
      </style:table-row-properties>
    </style:style>
    <style:style style:name="Table2.A13" style:family="table-cell">
      <style:table-cell-properties fo:padding="0.0194in" fo:border="none"/>
    </style:style>
    <style:style style:name="Table2.A14" style:family="table-cell">
      <style:table-cell-properties fo:padding="0.0194in" fo:border="none"/>
    </style:style>
    <style:style style:name="Table2.A15" style:family="table-cell">
      <style:table-cell-properties fo:padding="0.0194in" fo:border="none"/>
    </style:style>
    <style:style style:name="Table2.A16" style:family="table-cell">
      <style:table-cell-properties fo:padding="0.0194in" fo:border="none"/>
    </style:style>
    <style:style style:name="Table3" style:family="table">
      <style:table-properties style:width="6.3778in" style:rel-width="90%" table:align="left"/>
    </style:style>
    <style:style style:name="Table3.A" style:family="table-column">
      <style:table-column-properties style:column-width="0.8861in" style:rel-column-width="8194*"/>
    </style:style>
    <style:style style:name="Table3.B" style:family="table-column">
      <style:table-column-properties style:column-width="2.2701in" style:rel-column-width="20992*"/>
    </style:style>
    <style:style style:name="Table3.C" style:family="table-column">
      <style:table-column-properties style:column-width="1.6688in" style:rel-column-width="15431*"/>
    </style:style>
    <style:style style:name="Table3.D" style:family="table-column">
      <style:table-column-properties style:column-width="0.7181in" style:rel-column-width="6640*"/>
    </style:style>
    <style:style style:name="Table3.E" style:family="table-column">
      <style:table-column-properties style:column-width="0.7271in" style:rel-column-width="6723*"/>
    </style:style>
    <style:style style:name="Table3.F" style:family="table-column">
      <style:table-column-properties style:column-width="0.1076in" style:rel-column-width="998*"/>
    </style:style>
    <style:style style:name="Table3.A1" style:family="table-cell">
      <style:table-cell-properties style:vertical-align="middle" fo:padding="0.0194in" fo:border="none"/>
    </style:style>
    <style:style style:name="Table3.F4" style:family="table-cell">
      <style:table-cell-properties fo:padding="0.0194in" fo:border="none"/>
    </style:style>
    <style:style style:name="Table3.F5" style:family="table-cell">
      <style:table-cell-properties fo:padding="0.0194in" fo:border="none"/>
    </style:style>
    <style:style style:name="Table3.F6" style:family="table-cell">
      <style:table-cell-properties fo:padding="0.0194in" fo:border="none"/>
    </style:style>
    <style:style style:name="Table3.F7" style:family="table-cell">
      <style:table-cell-properties fo:padding="0.0194in" fo:border="none"/>
    </style:style>
    <style:style style:name="Table3.F8" style:family="table-cell">
      <style:table-cell-properties fo:padding="0.0194in" fo:border="none"/>
    </style:style>
    <style:style style:name="Table3.F9" style:family="table-cell">
      <style:table-cell-properties fo:padding="0.0194in" fo:border="none"/>
    </style:style>
    <style:style style:name="Table3.F10" style:family="table-cell">
      <style:table-cell-properties fo:padding="0.0194in" fo:border="none"/>
    </style:style>
    <style:style style:name="Table3.A11" style:family="table-cell">
      <style:table-cell-properties fo:padding="0.0194in" fo:border="none"/>
    </style:style>
    <style:style style:name="Table3.A12" style:family="table-cell">
      <style:table-cell-properties fo:padding="0.0194in" fo:border="none"/>
    </style:style>
    <style:style style:name="Table3.A13" style:family="table-cell">
      <style:table-cell-properties fo:padding="0.0194in" fo:border="none"/>
    </style:style>
    <style:style style:name="Table3.A15" style:family="table-cell">
      <style:table-cell-properties fo:padding="0.0194in" fo:border="none"/>
    </style:style>
    <style:style style:name="Table3.16" style:family="table-row">
      <style:table-row-properties fo:background-color="#eeeeee">
        <style:background-image/>
      </style:table-row-properties>
    </style:style>
    <style:style style:name="Table3.A16" style:family="table-cell">
      <style:table-cell-properties fo:padding="0.0194in" fo:border="none"/>
    </style:style>
    <style:style style:name="Table3.A17" style:family="table-cell">
      <style:table-cell-properties fo:padding="0.0194in" fo:border="none"/>
    </style:style>
    <style:style style:name="Table3.A18" style:family="table-cell">
      <style:table-cell-properties fo:padding="0.0194in" fo:border="none"/>
    </style:style>
    <style:style style:name="Table3.A19" style:family="table-cell">
      <style:table-cell-properties fo:padding="0.0194in" fo:border="none"/>
    </style:style>
    <style:style style:name="Table4" style:family="table">
      <style:table-properties style:width="6.3778in" style:rel-width="90%" table:align="left"/>
    </style:style>
    <style:style style:name="Table4.A" style:family="table-column">
      <style:table-column-properties style:column-width="0.8861in" style:rel-column-width="8194*"/>
    </style:style>
    <style:style style:name="Table4.B" style:family="table-column">
      <style:table-column-properties style:column-width="2.2736in" style:rel-column-width="21025*"/>
    </style:style>
    <style:style style:name="Table4.C" style:family="table-column">
      <style:table-column-properties style:column-width="1.6701in" style:rel-column-width="15444*"/>
    </style:style>
    <style:style style:name="Table4.D" style:family="table-column">
      <style:table-column-properties style:column-width="0.7153in" style:rel-column-width="6614*"/>
    </style:style>
    <style:style style:name="Table4.E" style:family="table-column">
      <style:table-column-properties style:column-width="0.7243in" style:rel-column-width="6697*"/>
    </style:style>
    <style:style style:name="Table4.F" style:family="table-column">
      <style:table-column-properties style:column-width="0.1083in" style:rel-column-width="1004*"/>
    </style:style>
    <style:style style:name="Table4.A1" style:family="table-cell">
      <style:table-cell-properties style:vertical-align="middle" fo:padding="0.0194in" fo:border="none"/>
    </style:style>
    <style:style style:name="Table4.F4" style:family="table-cell">
      <style:table-cell-properties fo:padding="0.0194in" fo:border="none"/>
    </style:style>
    <style:style style:name="Table4.F5" style:family="table-cell">
      <style:table-cell-properties fo:padding="0.0194in" fo:border="none"/>
    </style:style>
    <style:style style:name="Table4.F6" style:family="table-cell">
      <style:table-cell-properties fo:padding="0.0194in" fo:border="none"/>
    </style:style>
    <style:style style:name="Table4.F7" style:family="table-cell">
      <style:table-cell-properties fo:padding="0.0194in" fo:border="none"/>
    </style:style>
    <style:style style:name="Table4.A8" style:family="table-cell">
      <style:table-cell-properties fo:padding="0.0194in" fo:border="none"/>
    </style:style>
    <style:style style:name="Table4.A9" style:family="table-cell">
      <style:table-cell-properties fo:padding="0.0194in" fo:border="none"/>
    </style:style>
    <style:style style:name="Table4.A10" style:family="table-cell">
      <style:table-cell-properties fo:padding="0.0194in" fo:border="none"/>
    </style:style>
    <style:style style:name="Table4.A12" style:family="table-cell">
      <style:table-cell-properties fo:padding="0.0194in" fo:border="none"/>
    </style:style>
    <style:style style:name="Table4.13" style:family="table-row">
      <style:table-row-properties fo:background-color="#eeeeee">
        <style:background-image/>
      </style:table-row-properties>
    </style:style>
    <style:style style:name="Table4.A13" style:family="table-cell">
      <style:table-cell-properties fo:padding="0.0194in" fo:border="none"/>
    </style:style>
    <style:style style:name="Table4.A14" style:family="table-cell">
      <style:table-cell-properties fo:padding="0.0194in" fo:border="none"/>
    </style:style>
    <style:style style:name="Table4.A15" style:family="table-cell">
      <style:table-cell-properties fo:padding="0.0194in" fo:border="none"/>
    </style:style>
    <style:style style:name="Table4.A16" style:family="table-cell">
      <style:table-cell-properties fo:padding="0.0194in" fo:border="none"/>
    </style:style>
    <style:style style:name="Table5" style:family="table">
      <style:table-properties style:width="6.3778in" style:rel-width="90%" table:align="left"/>
    </style:style>
    <style:style style:name="Table5.A" style:family="table-column">
      <style:table-column-properties style:column-width="0.8861in" style:rel-column-width="8194*"/>
    </style:style>
    <style:style style:name="Table5.B" style:family="table-column">
      <style:table-column-properties style:column-width="2.2389in" style:rel-column-width="20703*"/>
    </style:style>
    <style:style style:name="Table5.C" style:family="table-column">
      <style:table-column-properties style:column-width="1.7042in" style:rel-column-width="15759*"/>
    </style:style>
    <style:style style:name="Table5.D" style:family="table-column">
      <style:table-column-properties style:column-width="0.716in" style:rel-column-width="6620*"/>
    </style:style>
    <style:style style:name="Table5.E" style:family="table-column">
      <style:table-column-properties style:column-width="0.7243in" style:rel-column-width="6697*"/>
    </style:style>
    <style:style style:name="Table5.F" style:family="table-column">
      <style:table-column-properties style:column-width="0.1083in" style:rel-column-width="1005*"/>
    </style:style>
    <style:style style:name="Table5.A1" style:family="table-cell">
      <style:table-cell-properties style:vertical-align="middle" fo:padding="0.0194in" fo:border="none"/>
    </style:style>
    <style:style style:name="Table5.F4" style:family="table-cell">
      <style:table-cell-properties fo:padding="0.0194in" fo:border="none"/>
    </style:style>
    <style:style style:name="Table5.F5" style:family="table-cell">
      <style:table-cell-properties fo:padding="0.0194in" fo:border="none"/>
    </style:style>
    <style:style style:name="Table5.F6" style:family="table-cell">
      <style:table-cell-properties fo:padding="0.0194in" fo:border="none"/>
    </style:style>
    <style:style style:name="Table5.F7" style:family="table-cell">
      <style:table-cell-properties fo:padding="0.0194in" fo:border="none"/>
    </style:style>
    <style:style style:name="Table5.F8" style:family="table-cell">
      <style:table-cell-properties fo:padding="0.0194in" fo:border="none"/>
    </style:style>
    <style:style style:name="Table5.F9" style:family="table-cell">
      <style:table-cell-properties fo:padding="0.0194in" fo:border="none"/>
    </style:style>
    <style:style style:name="Table5.F10" style:family="table-cell">
      <style:table-cell-properties fo:padding="0.0194in" fo:border="none"/>
    </style:style>
    <style:style style:name="Table5.A11" style:family="table-cell">
      <style:table-cell-properties fo:padding="0.0194in" fo:border="none"/>
    </style:style>
    <style:style style:name="Table5.A12" style:family="table-cell">
      <style:table-cell-properties fo:padding="0.0194in" fo:border="none"/>
    </style:style>
    <style:style style:name="Table5.A13" style:family="table-cell">
      <style:table-cell-properties fo:padding="0.0194in" fo:border="none"/>
    </style:style>
    <style:style style:name="Table5.A15" style:family="table-cell">
      <style:table-cell-properties fo:padding="0.0194in" fo:border="none"/>
    </style:style>
    <style:style style:name="Table5.16" style:family="table-row">
      <style:table-row-properties fo:background-color="#eeeeee">
        <style:background-image/>
      </style:table-row-properties>
    </style:style>
    <style:style style:name="Table5.A16" style:family="table-cell">
      <style:table-cell-properties fo:padding="0.0194in" fo:border="none"/>
    </style:style>
    <style:style style:name="Table5.A17" style:family="table-cell">
      <style:table-cell-properties fo:padding="0.0194in" fo:border="none"/>
    </style:style>
    <style:style style:name="Table5.A18" style:family="table-cell">
      <style:table-cell-properties fo:padding="0.0194in" fo:border="none"/>
    </style:style>
    <style:style style:name="Table5.A19" style:family="table-cell">
      <style:table-cell-properties fo:padding="0.0194in" fo:border="none"/>
    </style:style>
    <style:style style:name="Table6" style:family="table">
      <style:table-properties style:width="6.3778in" style:rel-width="90%" table:align="left"/>
    </style:style>
    <style:style style:name="Table6.A" style:family="table-column">
      <style:table-column-properties style:column-width="0.8861in" style:rel-column-width="8194*"/>
    </style:style>
    <style:style style:name="Table6.B" style:family="table-column">
      <style:table-column-properties style:column-width="2.3514in" style:rel-column-width="21744*"/>
    </style:style>
    <style:style style:name="Table6.C" style:family="table-column">
      <style:table-column-properties style:column-width="1.6604in" style:rel-column-width="15354*"/>
    </style:style>
    <style:style style:name="Table6.D" style:family="table-column">
      <style:table-column-properties style:column-width="0.6833in" style:rel-column-width="6319*"/>
    </style:style>
    <style:style style:name="Table6.E" style:family="table-column">
      <style:table-column-properties style:column-width="0.6882in" style:rel-column-width="6364*"/>
    </style:style>
    <style:style style:name="Table6.F" style:family="table-column">
      <style:table-column-properties style:column-width="0.1083in" style:rel-column-width="1003*"/>
    </style:style>
    <style:style style:name="Table6.A1" style:family="table-cell">
      <style:table-cell-properties style:vertical-align="middle" fo:padding="0.0194in" fo:border="none"/>
    </style:style>
    <style:style style:name="Table6.F4" style:family="table-cell">
      <style:table-cell-properties fo:padding="0.0194in" fo:border="none"/>
    </style:style>
    <style:style style:name="Table6.F5" style:family="table-cell">
      <style:table-cell-properties fo:padding="0.0194in" fo:border="none"/>
    </style:style>
    <style:style style:name="Table6.F6" style:family="table-cell">
      <style:table-cell-properties fo:padding="0.0194in" fo:border="none"/>
    </style:style>
    <style:style style:name="Table6.F7" style:family="table-cell">
      <style:table-cell-properties fo:padding="0.0194in" fo:border="none"/>
    </style:style>
    <style:style style:name="Table6.A8" style:family="table-cell">
      <style:table-cell-properties fo:padding="0.0194in" fo:border="none"/>
    </style:style>
    <style:style style:name="Table6.A9" style:family="table-cell">
      <style:table-cell-properties fo:padding="0.0194in" fo:border="none"/>
    </style:style>
    <style:style style:name="Table6.A10" style:family="table-cell">
      <style:table-cell-properties fo:padding="0.0194in" fo:border="none"/>
    </style:style>
    <style:style style:name="Table6.A12" style:family="table-cell">
      <style:table-cell-properties fo:padding="0.0194in" fo:border="none"/>
    </style:style>
    <style:style style:name="Table6.13" style:family="table-row">
      <style:table-row-properties fo:background-color="#eeeeee">
        <style:background-image/>
      </style:table-row-properties>
    </style:style>
    <style:style style:name="Table6.A13" style:family="table-cell">
      <style:table-cell-properties fo:padding="0.0194in" fo:border="none"/>
    </style:style>
    <style:style style:name="Table6.A14" style:family="table-cell">
      <style:table-cell-properties fo:padding="0.0194in" fo:border="none"/>
    </style:style>
    <style:style style:name="Table6.A15" style:family="table-cell">
      <style:table-cell-properties fo:padding="0.0194in" fo:border="none"/>
    </style:style>
    <style:style style:name="Table6.A16" style:family="table-cell">
      <style:table-cell-properties fo:padding="0.0194in" fo:border="none"/>
    </style:style>
    <style:style style:name="Table7" style:family="table">
      <style:table-properties style:width="6.0632in" table:align="left" fo:background-color="#eeeeee">
        <style:background-image/>
      </style:table-properties>
    </style:style>
    <style:style style:name="Table7.A" style:family="table-column">
      <style:table-column-properties style:column-width="6.063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3778in" style:rel-width="90%" table:align="left"/>
    </style:style>
    <style:style style:name="Table8.A" style:family="table-column">
      <style:table-column-properties style:column-width="0.8861in" style:rel-column-width="8194*"/>
    </style:style>
    <style:style style:name="Table8.B" style:family="table-column">
      <style:table-column-properties style:column-width="2.3299in" style:rel-column-width="21545*"/>
    </style:style>
    <style:style style:name="Table8.C" style:family="table-column">
      <style:table-column-properties style:column-width="1.6806in" style:rel-column-width="15540*"/>
    </style:style>
    <style:style style:name="Table8.D" style:family="table-column">
      <style:table-column-properties style:column-width="0.684in" style:rel-column-width="6325*"/>
    </style:style>
    <style:style style:name="Table8.E" style:family="table-column">
      <style:table-column-properties style:column-width="0.6889in" style:rel-column-width="6370*"/>
    </style:style>
    <style:style style:name="Table8.F" style:family="table-column">
      <style:table-column-properties style:column-width="0.1083in" style:rel-column-width="1004*"/>
    </style:style>
    <style:style style:name="Table8.A1" style:family="table-cell">
      <style:table-cell-properties style:vertical-align="middle" fo:padding="0.0194in" fo:border="none"/>
    </style:style>
    <style:style style:name="Table8.F4" style:family="table-cell">
      <style:table-cell-properties fo:padding="0.0194in" fo:border="none"/>
    </style:style>
    <style:style style:name="Table8.F5" style:family="table-cell">
      <style:table-cell-properties fo:padding="0.0194in" fo:border="none"/>
    </style:style>
    <style:style style:name="Table8.F6" style:family="table-cell">
      <style:table-cell-properties fo:padding="0.0194in" fo:border="none"/>
    </style:style>
    <style:style style:name="Table8.F7" style:family="table-cell">
      <style:table-cell-properties fo:padding="0.0194in" fo:border="none"/>
    </style:style>
    <style:style style:name="Table8.A8" style:family="table-cell">
      <style:table-cell-properties fo:padding="0.0194in" fo:border="none"/>
    </style:style>
    <style:style style:name="Table8.A9" style:family="table-cell">
      <style:table-cell-properties fo:padding="0.0194in" fo:border="none"/>
    </style:style>
    <style:style style:name="Table8.A10" style:family="table-cell">
      <style:table-cell-properties fo:padding="0.0194in" fo:border="none"/>
    </style:style>
    <style:style style:name="Table8.A12" style:family="table-cell">
      <style:table-cell-properties fo:padding="0.0194in" fo:border="none"/>
    </style:style>
    <style:style style:name="Table8.13" style:family="table-row">
      <style:table-row-properties fo:background-color="#eeeeee">
        <style:background-image/>
      </style:table-row-properties>
    </style:style>
    <style:style style:name="Table8.A13" style:family="table-cell">
      <style:table-cell-properties fo:padding="0.0194in" fo:border="none"/>
    </style:style>
    <style:style style:name="Table8.A14" style:family="table-cell">
      <style:table-cell-properties fo:padding="0.0194in" fo:border="none"/>
    </style:style>
    <style:style style:name="Table8.A15" style:family="table-cell">
      <style:table-cell-properties fo:padding="0.0194in" fo:border="none"/>
    </style:style>
    <style:style style:name="Table8.A16" style:family="table-cell">
      <style:table-cell-properties fo:padding="0.0194in" fo:border="none"/>
    </style:style>
    <style:style style:name="Table9" style:family="table">
      <style:table-properties style:width="6.0632in" table:align="left" fo:background-color="#eeeeee">
        <style:background-image/>
      </style:table-properties>
    </style:style>
    <style:style style:name="Table9.A" style:family="table-column">
      <style:table-column-properties style:column-width="6.063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3778in" style:rel-width="90%" table:align="left"/>
    </style:style>
    <style:style style:name="Table10.A" style:family="table-column">
      <style:table-column-properties style:column-width="0.8861in" style:rel-column-width="8194*"/>
    </style:style>
    <style:style style:name="Table10.B" style:family="table-column">
      <style:table-column-properties style:column-width="2.3299in" style:rel-column-width="21545*"/>
    </style:style>
    <style:style style:name="Table10.C" style:family="table-column">
      <style:table-column-properties style:column-width="1.6806in" style:rel-column-width="15540*"/>
    </style:style>
    <style:style style:name="Table10.D" style:family="table-column">
      <style:table-column-properties style:column-width="0.684in" style:rel-column-width="6325*"/>
    </style:style>
    <style:style style:name="Table10.E" style:family="table-column">
      <style:table-column-properties style:column-width="0.6889in" style:rel-column-width="6370*"/>
    </style:style>
    <style:style style:name="Table10.F" style:family="table-column">
      <style:table-column-properties style:column-width="0.1083in" style:rel-column-width="1004*"/>
    </style:style>
    <style:style style:name="Table10.A1" style:family="table-cell">
      <style:table-cell-properties style:vertical-align="middle" fo:padding="0.0194in" fo:border="none"/>
    </style:style>
    <style:style style:name="Table10.F4" style:family="table-cell">
      <style:table-cell-properties fo:padding="0.0194in" fo:border="none"/>
    </style:style>
    <style:style style:name="Table10.F5" style:family="table-cell">
      <style:table-cell-properties fo:padding="0.0194in" fo:border="none"/>
    </style:style>
    <style:style style:name="Table10.F6" style:family="table-cell">
      <style:table-cell-properties fo:padding="0.0194in" fo:border="none"/>
    </style:style>
    <style:style style:name="Table10.F7" style:family="table-cell">
      <style:table-cell-properties fo:padding="0.0194in" fo:border="none"/>
    </style:style>
    <style:style style:name="Table10.A8" style:family="table-cell">
      <style:table-cell-properties fo:padding="0.0194in" fo:border="none"/>
    </style:style>
    <style:style style:name="Table10.A9" style:family="table-cell">
      <style:table-cell-properties fo:padding="0.0194in" fo:border="none"/>
    </style:style>
    <style:style style:name="Table10.A10" style:family="table-cell">
      <style:table-cell-properties fo:padding="0.0194in" fo:border="none"/>
    </style:style>
    <style:style style:name="Table10.A12" style:family="table-cell">
      <style:table-cell-properties fo:padding="0.0194in" fo:border="none"/>
    </style:style>
    <style:style style:name="Table10.13" style:family="table-row">
      <style:table-row-properties fo:background-color="#eeeeee">
        <style:background-image/>
      </style:table-row-properties>
    </style:style>
    <style:style style:name="Table10.A13" style:family="table-cell">
      <style:table-cell-properties fo:padding="0.0194in" fo:border="none"/>
    </style:style>
    <style:style style:name="Table10.A14" style:family="table-cell">
      <style:table-cell-properties fo:padding="0.0194in" fo:border="none"/>
    </style:style>
    <style:style style:name="Table10.A15" style:family="table-cell">
      <style:table-cell-properties fo:padding="0.0194in" fo:border="none"/>
    </style:style>
    <style:style style:name="Table10.A16" style:family="table-cell">
      <style:table-cell-properties fo:padding="0.0194in" fo:border="none"/>
    </style:style>
    <style:style style:name="Table11" style:family="table">
      <style:table-properties style:width="6.0632in" table:align="left" fo:background-color="#eeeeee">
        <style:background-image/>
      </style:table-properties>
    </style:style>
    <style:style style:name="Table11.A" style:family="table-column">
      <style:table-column-properties style:column-width="6.063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3778in" style:rel-width="90%" table:align="left"/>
    </style:style>
    <style:style style:name="Table12.A" style:family="table-column">
      <style:table-column-properties style:column-width="0.8861in" style:rel-column-width="8194*"/>
    </style:style>
    <style:style style:name="Table12.B" style:family="table-column">
      <style:table-column-properties style:column-width="2.3097in" style:rel-column-width="21358*"/>
    </style:style>
    <style:style style:name="Table12.C" style:family="table-column">
      <style:table-column-properties style:column-width="1.7028in" style:rel-column-width="15746*"/>
    </style:style>
    <style:style style:name="Table12.D" style:family="table-column">
      <style:table-column-properties style:column-width="0.6826in" style:rel-column-width="6312*"/>
    </style:style>
    <style:style style:name="Table12.E" style:family="table-column">
      <style:table-column-properties style:column-width="0.6882in" style:rel-column-width="6364*"/>
    </style:style>
    <style:style style:name="Table12.F" style:family="table-column">
      <style:table-column-properties style:column-width="0.1083in" style:rel-column-width="1004*"/>
    </style:style>
    <style:style style:name="Table12.A1" style:family="table-cell">
      <style:table-cell-properties style:vertical-align="middle" fo:padding="0.0194in" fo:border="none"/>
    </style:style>
    <style:style style:name="Table12.F4" style:family="table-cell">
      <style:table-cell-properties fo:padding="0.0194in" fo:border="none"/>
    </style:style>
    <style:style style:name="Table12.F5" style:family="table-cell">
      <style:table-cell-properties fo:padding="0.0194in" fo:border="none"/>
    </style:style>
    <style:style style:name="Table12.F6" style:family="table-cell">
      <style:table-cell-properties fo:padding="0.0194in" fo:border="none"/>
    </style:style>
    <style:style style:name="Table12.F7" style:family="table-cell">
      <style:table-cell-properties fo:padding="0.0194in" fo:border="none"/>
    </style:style>
    <style:style style:name="Table12.F8" style:family="table-cell">
      <style:table-cell-properties fo:padding="0.0194in" fo:border="none"/>
    </style:style>
    <style:style style:name="Table12.F9" style:family="table-cell">
      <style:table-cell-properties fo:padding="0.0194in" fo:border="none"/>
    </style:style>
    <style:style style:name="Table12.A10" style:family="table-cell">
      <style:table-cell-properties fo:padding="0.0194in" fo:border="none"/>
    </style:style>
    <style:style style:name="Table12.A11" style:family="table-cell">
      <style:table-cell-properties fo:padding="0.0194in" fo:border="none"/>
    </style:style>
    <style:style style:name="Table12.A12" style:family="table-cell">
      <style:table-cell-properties fo:padding="0.0194in" fo:border="none"/>
    </style:style>
    <style:style style:name="Table12.A14" style:family="table-cell">
      <style:table-cell-properties fo:padding="0.0194in" fo:border="none"/>
    </style:style>
    <style:style style:name="Table12.15" style:family="table-row">
      <style:table-row-properties fo:background-color="#eeeeee">
        <style:background-image/>
      </style:table-row-properties>
    </style:style>
    <style:style style:name="Table12.A15" style:family="table-cell">
      <style:table-cell-properties fo:padding="0.0194in" fo:border="none"/>
    </style:style>
    <style:style style:name="Table12.A16" style:family="table-cell">
      <style:table-cell-properties fo:padding="0.0194in" fo:border="none"/>
    </style:style>
    <style:style style:name="Table12.A17" style:family="table-cell">
      <style:table-cell-properties fo:padding="0.0194in" fo:border="none"/>
    </style:style>
    <style:style style:name="Table12.A18" style:family="table-cell">
      <style:table-cell-properties fo:padding="0.0194in" fo:border="none"/>
    </style:style>
    <style:style style:name="Table13" style:family="table">
      <style:table-properties style:width="6.0632in" table:align="left" fo:background-color="#eeeeee">
        <style:background-image/>
      </style:table-properties>
    </style:style>
    <style:style style:name="Table13.A" style:family="table-column">
      <style:table-column-properties style:column-width="6.0632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3778in" style:rel-width="90%" table:align="left"/>
    </style:style>
    <style:style style:name="Table14.A" style:family="table-column">
      <style:table-column-properties style:column-width="0.8861in" style:rel-column-width="8194*"/>
    </style:style>
    <style:style style:name="Table14.B" style:family="table-column">
      <style:table-column-properties style:column-width="2.5556in" style:rel-column-width="23632*"/>
    </style:style>
    <style:style style:name="Table14.C" style:family="table-column">
      <style:table-column-properties style:column-width="1.4146in" style:rel-column-width="13081*"/>
    </style:style>
    <style:style style:name="Table14.D" style:family="table-column">
      <style:table-column-properties style:column-width="0.7028in" style:rel-column-width="6498*"/>
    </style:style>
    <style:style style:name="Table14.E" style:family="table-column">
      <style:table-column-properties style:column-width="0.7104in" style:rel-column-width="6569*"/>
    </style:style>
    <style:style style:name="Table14.F" style:family="table-column">
      <style:table-column-properties style:column-width="0.1083in" style:rel-column-width="1004*"/>
    </style:style>
    <style:style style:name="Table14.A1" style:family="table-cell">
      <style:table-cell-properties style:vertical-align="middle" fo:padding="0.0194in" fo:border="none"/>
    </style:style>
    <style:style style:name="Table14.F4" style:family="table-cell">
      <style:table-cell-properties fo:padding="0.0194in" fo:border="none"/>
    </style:style>
    <style:style style:name="Table14.F5" style:family="table-cell">
      <style:table-cell-properties fo:padding="0.0194in" fo:border="none"/>
    </style:style>
    <style:style style:name="Table14.F6" style:family="table-cell">
      <style:table-cell-properties fo:padding="0.0194in" fo:border="none"/>
    </style:style>
    <style:style style:name="Table14.A7" style:family="table-cell">
      <style:table-cell-properties fo:padding="0.0194in" fo:border="none"/>
    </style:style>
    <style:style style:name="Table14.A8" style:family="table-cell">
      <style:table-cell-properties fo:padding="0.0194in" fo:border="none"/>
    </style:style>
    <style:style style:name="Table14.A9" style:family="table-cell">
      <style:table-cell-properties fo:padding="0.0194in" fo:border="none"/>
    </style:style>
    <style:style style:name="Table14.A11" style:family="table-cell">
      <style:table-cell-properties fo:padding="0.0194in" fo:border="none"/>
    </style:style>
    <style:style style:name="Table14.12" style:family="table-row">
      <style:table-row-properties fo:background-color="#eeeeee">
        <style:background-image/>
      </style:table-row-properties>
    </style:style>
    <style:style style:name="Table14.A12" style:family="table-cell">
      <style:table-cell-properties fo:padding="0.0194in" fo:border="none"/>
    </style:style>
    <style:style style:name="Table14.A13" style:family="table-cell">
      <style:table-cell-properties fo:padding="0.0194in" fo:border="none"/>
    </style:style>
    <style:style style:name="Table14.A14" style:family="table-cell">
      <style:table-cell-properties fo:padding="0.0194in" fo:border="none"/>
    </style:style>
    <style:style style:name="Table14.A15" style:family="table-cell">
      <style:table-cell-properties fo:padding="0.0194in" fo:border="none"/>
    </style:style>
    <style:style style:name="Table15" style:family="table">
      <style:table-properties style:width="5.3549in" table:align="left" fo:background-color="#eeeeee">
        <style:background-image/>
      </style:table-properties>
    </style:style>
    <style:style style:name="Table15.A" style:family="table-column">
      <style:table-column-properties style:column-width="5.3549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3778in" style:rel-width="90%" table:align="left"/>
    </style:style>
    <style:style style:name="Table16.A" style:family="table-column">
      <style:table-column-properties style:column-width="0.8861in" style:rel-column-width="8194*"/>
    </style:style>
    <style:style style:name="Table16.B" style:family="table-column">
      <style:table-column-properties style:column-width="2.7146in" style:rel-column-width="25102*"/>
    </style:style>
    <style:style style:name="Table16.C" style:family="table-column">
      <style:table-column-properties style:column-width="1.2458in" style:rel-column-width="11520*"/>
    </style:style>
    <style:style style:name="Table16.D" style:family="table-column">
      <style:table-column-properties style:column-width="0.7076in" style:rel-column-width="6543*"/>
    </style:style>
    <style:style style:name="Table16.E" style:family="table-column">
      <style:table-column-properties style:column-width="0.716in" style:rel-column-width="6620*"/>
    </style:style>
    <style:style style:name="Table16.F" style:family="table-column">
      <style:table-column-properties style:column-width="0.1083in" style:rel-column-width="999*"/>
    </style:style>
    <style:style style:name="Table16.A1" style:family="table-cell">
      <style:table-cell-properties style:vertical-align="middle" fo:padding="0.0194in" fo:border="none"/>
    </style:style>
    <style:style style:name="Table16.F4" style:family="table-cell">
      <style:table-cell-properties fo:padding="0.0194in" fo:border="none"/>
    </style:style>
    <style:style style:name="Table16.F5" style:family="table-cell">
      <style:table-cell-properties fo:padding="0.0194in" fo:border="none"/>
    </style:style>
    <style:style style:name="Table16.F6" style:family="table-cell">
      <style:table-cell-properties fo:padding="0.0194in" fo:border="none"/>
    </style:style>
    <style:style style:name="Table16.F7" style:family="table-cell">
      <style:table-cell-properties fo:padding="0.0194in" fo:border="none"/>
    </style:style>
    <style:style style:name="Table16.F8" style:family="table-cell">
      <style:table-cell-properties fo:padding="0.0194in" fo:border="none"/>
    </style:style>
    <style:style style:name="Table16.F9" style:family="table-cell">
      <style:table-cell-properties fo:padding="0.0194in" fo:border="none"/>
    </style:style>
    <style:style style:name="Table16.F10" style:family="table-cell">
      <style:table-cell-properties fo:padding="0.0194in" fo:border="none"/>
    </style:style>
    <style:style style:name="Table16.A11" style:family="table-cell">
      <style:table-cell-properties fo:padding="0.0194in" fo:border="none"/>
    </style:style>
    <style:style style:name="Table16.A12" style:family="table-cell">
      <style:table-cell-properties fo:padding="0.0194in" fo:border="none"/>
    </style:style>
    <style:style style:name="Table16.A13" style:family="table-cell">
      <style:table-cell-properties fo:padding="0.0194in" fo:border="none"/>
    </style:style>
    <style:style style:name="Table16.A15" style:family="table-cell">
      <style:table-cell-properties fo:padding="0.0194in" fo:border="none"/>
    </style:style>
    <style:style style:name="Table16.16" style:family="table-row">
      <style:table-row-properties fo:background-color="#eeeeee">
        <style:background-image/>
      </style:table-row-properties>
    </style:style>
    <style:style style:name="Table16.A16" style:family="table-cell">
      <style:table-cell-properties fo:padding="0.0194in" fo:border="none"/>
    </style:style>
    <style:style style:name="Table16.A17" style:family="table-cell">
      <style:table-cell-properties fo:padding="0.0194in" fo:border="none"/>
    </style:style>
    <style:style style:name="Table16.A18" style:family="table-cell">
      <style:table-cell-properties fo:padding="0.0194in" fo:border="none"/>
    </style:style>
    <style:style style:name="Table16.A19" style:family="table-cell">
      <style:table-cell-properties fo:padding="0.0194in" fo:border="none"/>
    </style:style>
    <style:style style:name="Table17" style:family="table">
      <style:table-properties style:width="6.3778in" style:rel-width="90%" table:align="left"/>
    </style:style>
    <style:style style:name="Table17.A" style:family="table-column">
      <style:table-column-properties style:column-width="0.8861in" style:rel-column-width="8194*"/>
    </style:style>
    <style:style style:name="Table17.B" style:family="table-column">
      <style:table-column-properties style:column-width="2.0569in" style:rel-column-width="19021*"/>
    </style:style>
    <style:style style:name="Table17.C" style:family="table-column">
      <style:table-column-properties style:column-width="1.9063in" style:rel-column-width="17627*"/>
    </style:style>
    <style:style style:name="Table17.D" style:family="table-column">
      <style:table-column-properties style:column-width="0.7063in" style:rel-column-width="6530*"/>
    </style:style>
    <style:style style:name="Table17.E" style:family="table-column">
      <style:table-column-properties style:column-width="0.7139in" style:rel-column-width="6601*"/>
    </style:style>
    <style:style style:name="Table17.F" style:family="table-column">
      <style:table-column-properties style:column-width="0.1083in" style:rel-column-width="1005*"/>
    </style:style>
    <style:style style:name="Table17.A1" style:family="table-cell">
      <style:table-cell-properties style:vertical-align="middle" fo:padding="0.0194in" fo:border="none"/>
    </style:style>
    <style:style style:name="Table17.F4" style:family="table-cell">
      <style:table-cell-properties fo:padding="0.0194in" fo:border="none"/>
    </style:style>
    <style:style style:name="Table17.F5" style:family="table-cell">
      <style:table-cell-properties fo:padding="0.0194in" fo:border="none"/>
    </style:style>
    <style:style style:name="Table17.F6" style:family="table-cell">
      <style:table-cell-properties fo:padding="0.0194in" fo:border="none"/>
    </style:style>
    <style:style style:name="Table17.F7" style:family="table-cell">
      <style:table-cell-properties fo:padding="0.0194in" fo:border="none"/>
    </style:style>
    <style:style style:name="Table17.A8" style:family="table-cell">
      <style:table-cell-properties fo:padding="0.0194in" fo:border="none"/>
    </style:style>
    <style:style style:name="Table17.A9" style:family="table-cell">
      <style:table-cell-properties fo:padding="0.0194in" fo:border="none"/>
    </style:style>
    <style:style style:name="Table17.A10" style:family="table-cell">
      <style:table-cell-properties fo:padding="0.0194in" fo:border="none"/>
    </style:style>
    <style:style style:name="Table17.A12" style:family="table-cell">
      <style:table-cell-properties fo:padding="0.0194in" fo:border="none"/>
    </style:style>
    <style:style style:name="Table17.13" style:family="table-row">
      <style:table-row-properties fo:background-color="#eeeeee">
        <style:background-image/>
      </style:table-row-properties>
    </style:style>
    <style:style style:name="Table17.A13" style:family="table-cell">
      <style:table-cell-properties fo:padding="0.0194in" fo:border="none"/>
    </style:style>
    <style:style style:name="Table17.A14" style:family="table-cell">
      <style:table-cell-properties fo:padding="0.0194in" fo:border="none"/>
    </style:style>
    <style:style style:name="Table17.A15" style:family="table-cell">
      <style:table-cell-properties fo:padding="0.0194in" fo:border="none"/>
    </style:style>
    <style:style style:name="Table17.A16" style:family="table-cell">
      <style:table-cell-properties fo:padding="0.0194in" fo:border="none"/>
    </style:style>
    <style:style style:name="Table18" style:family="table">
      <style:table-properties style:width="6.3778in" style:rel-width="90%" table:align="left"/>
    </style:style>
    <style:style style:name="Table18.A" style:family="table-column">
      <style:table-column-properties style:column-width="0.8861in" style:rel-column-width="8194*"/>
    </style:style>
    <style:style style:name="Table18.B" style:family="table-column">
      <style:table-column-properties style:column-width="2.0569in" style:rel-column-width="19021*"/>
    </style:style>
    <style:style style:name="Table18.C" style:family="table-column">
      <style:table-column-properties style:column-width="1.9063in" style:rel-column-width="17627*"/>
    </style:style>
    <style:style style:name="Table18.D" style:family="table-column">
      <style:table-column-properties style:column-width="0.7063in" style:rel-column-width="6530*"/>
    </style:style>
    <style:style style:name="Table18.E" style:family="table-column">
      <style:table-column-properties style:column-width="0.7139in" style:rel-column-width="6601*"/>
    </style:style>
    <style:style style:name="Table18.F" style:family="table-column">
      <style:table-column-properties style:column-width="0.1083in" style:rel-column-width="1005*"/>
    </style:style>
    <style:style style:name="Table18.A1" style:family="table-cell">
      <style:table-cell-properties style:vertical-align="middle" fo:padding="0.0194in" fo:border="none"/>
    </style:style>
    <style:style style:name="Table18.F4" style:family="table-cell">
      <style:table-cell-properties fo:padding="0.0194in" fo:border="none"/>
    </style:style>
    <style:style style:name="Table18.F5" style:family="table-cell">
      <style:table-cell-properties fo:padding="0.0194in" fo:border="none"/>
    </style:style>
    <style:style style:name="Table18.F6" style:family="table-cell">
      <style:table-cell-properties fo:padding="0.0194in" fo:border="none"/>
    </style:style>
    <style:style style:name="Table18.F7" style:family="table-cell">
      <style:table-cell-properties fo:padding="0.0194in" fo:border="none"/>
    </style:style>
    <style:style style:name="Table18.A8" style:family="table-cell">
      <style:table-cell-properties fo:padding="0.0194in" fo:border="none"/>
    </style:style>
    <style:style style:name="Table18.A9" style:family="table-cell">
      <style:table-cell-properties fo:padding="0.0194in" fo:border="none"/>
    </style:style>
    <style:style style:name="Table18.A10" style:family="table-cell">
      <style:table-cell-properties fo:padding="0.0194in" fo:border="none"/>
    </style:style>
    <style:style style:name="Table18.A12" style:family="table-cell">
      <style:table-cell-properties fo:padding="0.0194in" fo:border="none"/>
    </style:style>
    <style:style style:name="Table18.13" style:family="table-row">
      <style:table-row-properties fo:background-color="#eeeeee">
        <style:background-image/>
      </style:table-row-properties>
    </style:style>
    <style:style style:name="Table18.A13" style:family="table-cell">
      <style:table-cell-properties fo:padding="0.0194in" fo:border="none"/>
    </style:style>
    <style:style style:name="Table18.A14" style:family="table-cell">
      <style:table-cell-properties fo:padding="0.0194in" fo:border="none"/>
    </style:style>
    <style:style style:name="Table18.A15" style:family="table-cell">
      <style:table-cell-properties fo:padding="0.0194in" fo:border="none"/>
    </style:style>
    <style:style style:name="Table18.A16" style:family="table-cell">
      <style:table-cell-properties fo:padding="0.0194in" fo:border="none"/>
    </style:style>
    <style:style style:name="Table19" style:family="table">
      <style:table-properties style:width="6.3778in" style:rel-width="90%" table:align="left"/>
    </style:style>
    <style:style style:name="Table19.A" style:family="table-column">
      <style:table-column-properties style:column-width="0.8861in" style:rel-column-width="8194*"/>
    </style:style>
    <style:style style:name="Table19.B" style:family="table-column">
      <style:table-column-properties style:column-width="2.4889in" style:rel-column-width="23015*"/>
    </style:style>
    <style:style style:name="Table19.C" style:family="table-column">
      <style:table-column-properties style:column-width="1.4729in" style:rel-column-width="13620*"/>
    </style:style>
    <style:style style:name="Table19.D" style:family="table-column">
      <style:table-column-properties style:column-width="0.7069in" style:rel-column-width="6537*"/>
    </style:style>
    <style:style style:name="Table19.E" style:family="table-column">
      <style:table-column-properties style:column-width="0.7146in" style:rel-column-width="6608*"/>
    </style:style>
    <style:style style:name="Table19.F" style:family="table-column">
      <style:table-column-properties style:column-width="0.1083in" style:rel-column-width="1004*"/>
    </style:style>
    <style:style style:name="Table19.A1" style:family="table-cell">
      <style:table-cell-properties style:vertical-align="middle" fo:padding="0.0194in" fo:border="none"/>
    </style:style>
    <style:style style:name="Table19.F4" style:family="table-cell">
      <style:table-cell-properties fo:padding="0.0194in" fo:border="none"/>
    </style:style>
    <style:style style:name="Table19.F5" style:family="table-cell">
      <style:table-cell-properties fo:padding="0.0194in" fo:border="none"/>
    </style:style>
    <style:style style:name="Table19.F6" style:family="table-cell">
      <style:table-cell-properties fo:padding="0.0194in" fo:border="none"/>
    </style:style>
    <style:style style:name="Table19.A7" style:family="table-cell">
      <style:table-cell-properties fo:padding="0.0194in" fo:border="none"/>
    </style:style>
    <style:style style:name="Table19.A8" style:family="table-cell">
      <style:table-cell-properties fo:padding="0.0194in" fo:border="none"/>
    </style:style>
    <style:style style:name="Table19.A9" style:family="table-cell">
      <style:table-cell-properties fo:padding="0.0194in" fo:border="none"/>
    </style:style>
    <style:style style:name="Table19.A11" style:family="table-cell">
      <style:table-cell-properties fo:padding="0.0194in" fo:border="none"/>
    </style:style>
    <style:style style:name="Table19.12" style:family="table-row">
      <style:table-row-properties fo:background-color="#eeeeee">
        <style:background-image/>
      </style:table-row-properties>
    </style:style>
    <style:style style:name="Table19.A12" style:family="table-cell">
      <style:table-cell-properties fo:padding="0.0194in" fo:border="none"/>
    </style:style>
    <style:style style:name="Table19.A13" style:family="table-cell">
      <style:table-cell-properties fo:padding="0.0194in" fo:border="none"/>
    </style:style>
    <style:style style:name="Table19.A14" style:family="table-cell">
      <style:table-cell-properties fo:padding="0.0194in" fo:border="none"/>
    </style:style>
    <style:style style:name="Table19.A15" style:family="table-cell">
      <style:table-cell-properties fo:padding="0.0194in" fo:border="none"/>
    </style:style>
    <style:style style:name="Table20" style:family="table">
      <style:table-properties style:width="6.3778in" style:rel-width="90%" table:align="left"/>
    </style:style>
    <style:style style:name="Table20.A" style:family="table-column">
      <style:table-column-properties style:column-width="0.8861in" style:rel-column-width="8194*"/>
    </style:style>
    <style:style style:name="Table20.B" style:family="table-column">
      <style:table-column-properties style:column-width="2.4625in" style:rel-column-width="22771*"/>
    </style:style>
    <style:style style:name="Table20.C" style:family="table-column">
      <style:table-column-properties style:column-width="1.5819in" style:rel-column-width="14628*"/>
    </style:style>
    <style:style style:name="Table20.D" style:family="table-column">
      <style:table-column-properties style:column-width="0.6674in" style:rel-column-width="6171*"/>
    </style:style>
    <style:style style:name="Table20.E" style:family="table-column">
      <style:table-column-properties style:column-width="0.6715in" style:rel-column-width="6209*"/>
    </style:style>
    <style:style style:name="Table20.F" style:family="table-column">
      <style:table-column-properties style:column-width="0.1083in" style:rel-column-width="1005*"/>
    </style:style>
    <style:style style:name="Table20.A1" style:family="table-cell">
      <style:table-cell-properties style:vertical-align="middle" fo:padding="0.0194in" fo:border="none"/>
    </style:style>
    <style:style style:name="Table20.F4" style:family="table-cell">
      <style:table-cell-properties fo:padding="0.0194in" fo:border="none"/>
    </style:style>
    <style:style style:name="Table20.F5" style:family="table-cell">
      <style:table-cell-properties fo:padding="0.0194in" fo:border="none"/>
    </style:style>
    <style:style style:name="Table20.F6" style:family="table-cell">
      <style:table-cell-properties fo:padding="0.0194in" fo:border="none"/>
    </style:style>
    <style:style style:name="Table20.A7" style:family="table-cell">
      <style:table-cell-properties fo:padding="0.0194in" fo:border="none"/>
    </style:style>
    <style:style style:name="Table20.A8" style:family="table-cell">
      <style:table-cell-properties fo:padding="0.0194in" fo:border="none"/>
    </style:style>
    <style:style style:name="Table20.A9" style:family="table-cell">
      <style:table-cell-properties fo:padding="0.0194in" fo:border="none"/>
    </style:style>
    <style:style style:name="Table20.A11" style:family="table-cell">
      <style:table-cell-properties fo:padding="0.0194in" fo:border="none"/>
    </style:style>
    <style:style style:name="Table20.12" style:family="table-row">
      <style:table-row-properties fo:background-color="#eeeeee">
        <style:background-image/>
      </style:table-row-properties>
    </style:style>
    <style:style style:name="Table20.A12" style:family="table-cell">
      <style:table-cell-properties fo:padding="0.0194in" fo:border="none"/>
    </style:style>
    <style:style style:name="Table20.A13" style:family="table-cell">
      <style:table-cell-properties fo:padding="0.0194in" fo:border="none"/>
    </style:style>
    <style:style style:name="Table20.A14" style:family="table-cell">
      <style:table-cell-properties fo:padding="0.0194in" fo:border="none"/>
    </style:style>
    <style:style style:name="Table20.A15" style:family="table-cell">
      <style:table-cell-properties fo:padding="0.0194in" fo:border="none"/>
    </style:style>
    <style:style style:name="Table21" style:family="table">
      <style:table-properties style:width="6.3778in" style:rel-width="90%" table:align="left"/>
    </style:style>
    <style:style style:name="Table21.A" style:family="table-column">
      <style:table-column-properties style:column-width="0.8861in" style:rel-column-width="8194*"/>
    </style:style>
    <style:style style:name="Table21.B" style:family="table-column">
      <style:table-column-properties style:column-width="2.3806in" style:rel-column-width="22014*"/>
    </style:style>
    <style:style style:name="Table21.C" style:family="table-column">
      <style:table-column-properties style:column-width="1.6083in" style:rel-column-width="14872*"/>
    </style:style>
    <style:style style:name="Table21.D" style:family="table-column">
      <style:table-column-properties style:column-width="0.6944in" style:rel-column-width="6421*"/>
    </style:style>
    <style:style style:name="Table21.E" style:family="table-column">
      <style:table-column-properties style:column-width="0.7007in" style:rel-column-width="6479*"/>
    </style:style>
    <style:style style:name="Table21.F" style:family="table-column">
      <style:table-column-properties style:column-width="0.1076in" style:rel-column-width="998*"/>
    </style:style>
    <style:style style:name="Table21.A1" style:family="table-cell">
      <style:table-cell-properties style:vertical-align="middle" fo:padding="0.0194in" fo:border="none"/>
    </style:style>
    <style:style style:name="Table21.F4" style:family="table-cell">
      <style:table-cell-properties fo:padding="0.0194in" fo:border="none"/>
    </style:style>
    <style:style style:name="Table21.F5" style:family="table-cell">
      <style:table-cell-properties fo:padding="0.0194in" fo:border="none"/>
    </style:style>
    <style:style style:name="Table21.F6" style:family="table-cell">
      <style:table-cell-properties fo:padding="0.0194in" fo:border="none"/>
    </style:style>
    <style:style style:name="Table21.F7" style:family="table-cell">
      <style:table-cell-properties fo:padding="0.0194in" fo:border="none"/>
    </style:style>
    <style:style style:name="Table21.F8" style:family="table-cell">
      <style:table-cell-properties fo:padding="0.0194in" fo:border="none"/>
    </style:style>
    <style:style style:name="Table21.A9" style:family="table-cell">
      <style:table-cell-properties fo:padding="0.0194in" fo:border="none"/>
    </style:style>
    <style:style style:name="Table21.A10" style:family="table-cell">
      <style:table-cell-properties fo:padding="0.0194in" fo:border="none"/>
    </style:style>
    <style:style style:name="Table21.A11" style:family="table-cell">
      <style:table-cell-properties fo:padding="0.0194in" fo:border="none"/>
    </style:style>
    <style:style style:name="Table21.A13" style:family="table-cell">
      <style:table-cell-properties fo:padding="0.0194in" fo:border="none"/>
    </style:style>
    <style:style style:name="Table21.14" style:family="table-row">
      <style:table-row-properties fo:background-color="#eeeeee">
        <style:background-image/>
      </style:table-row-properties>
    </style:style>
    <style:style style:name="Table21.A14" style:family="table-cell">
      <style:table-cell-properties fo:padding="0.0194in" fo:border="none"/>
    </style:style>
    <style:style style:name="Table21.A15" style:family="table-cell">
      <style:table-cell-properties fo:padding="0.0194in" fo:border="none"/>
    </style:style>
    <style:style style:name="Table21.A16" style:family="table-cell">
      <style:table-cell-properties fo:padding="0.0194in" fo:border="none"/>
    </style:style>
    <style:style style:name="Table21.A17" style:family="table-cell">
      <style:table-cell-properties fo:padding="0.0194in" fo:border="none"/>
    </style:style>
    <style:style style:name="Table22" style:family="table">
      <style:table-properties style:width="6.3778in" style:rel-width="90%" table:align="left"/>
    </style:style>
    <style:style style:name="Table22.A" style:family="table-column">
      <style:table-column-properties style:column-width="0.8861in" style:rel-column-width="8194*"/>
    </style:style>
    <style:style style:name="Table22.B" style:family="table-column">
      <style:table-column-properties style:column-width="2.5in" style:rel-column-width="23118*"/>
    </style:style>
    <style:style style:name="Table22.C" style:family="table-column">
      <style:table-column-properties style:column-width="1.3896in" style:rel-column-width="12850*"/>
    </style:style>
    <style:style style:name="Table22.D" style:family="table-column">
      <style:table-column-properties style:column-width="0.741in" style:rel-column-width="6852*"/>
    </style:style>
    <style:style style:name="Table22.E" style:family="table-column">
      <style:table-column-properties style:column-width="0.7528in" style:rel-column-width="6961*"/>
    </style:style>
    <style:style style:name="Table22.F" style:family="table-column">
      <style:table-column-properties style:column-width="0.1083in" style:rel-column-width="1003*"/>
    </style:style>
    <style:style style:name="Table22.A1" style:family="table-cell">
      <style:table-cell-properties style:vertical-align="middle" fo:padding="0.0194in" fo:border="none"/>
    </style:style>
    <style:style style:name="Table22.F4" style:family="table-cell">
      <style:table-cell-properties fo:padding="0.0194in" fo:border="none"/>
    </style:style>
    <style:style style:name="Table22.F5" style:family="table-cell">
      <style:table-cell-properties fo:padding="0.0194in" fo:border="none"/>
    </style:style>
    <style:style style:name="Table22.F6" style:family="table-cell">
      <style:table-cell-properties fo:padding="0.0194in" fo:border="none"/>
    </style:style>
    <style:style style:name="Table22.A7" style:family="table-cell">
      <style:table-cell-properties fo:padding="0.0194in" fo:border="none"/>
    </style:style>
    <style:style style:name="Table22.A8" style:family="table-cell">
      <style:table-cell-properties fo:padding="0.0194in" fo:border="none"/>
    </style:style>
    <style:style style:name="Table22.A9" style:family="table-cell">
      <style:table-cell-properties fo:padding="0.0194in" fo:border="none"/>
    </style:style>
    <style:style style:name="Table22.A11" style:family="table-cell">
      <style:table-cell-properties fo:padding="0.0194in" fo:border="none"/>
    </style:style>
    <style:style style:name="Table22.12" style:family="table-row">
      <style:table-row-properties fo:background-color="#eeeeee">
        <style:background-image/>
      </style:table-row-properties>
    </style:style>
    <style:style style:name="Table22.A12" style:family="table-cell">
      <style:table-cell-properties fo:padding="0.0194in" fo:border="none"/>
    </style:style>
    <style:style style:name="Table22.A13" style:family="table-cell">
      <style:table-cell-properties fo:padding="0.0194in" fo:border="none"/>
    </style:style>
    <style:style style:name="Table22.A14" style:family="table-cell">
      <style:table-cell-properties fo:padding="0.0194in" fo:border="none"/>
    </style:style>
    <style:style style:name="Table22.A15" style:family="table-cell">
      <style:table-cell-properties fo:padding="0.0194in" fo:border="none"/>
    </style:style>
    <style:style style:name="Table23" style:family="table">
      <style:table-properties style:width="6.3778in" style:rel-width="90%" table:align="left"/>
    </style:style>
    <style:style style:name="Table23.A" style:family="table-column">
      <style:table-column-properties style:column-width="0.8861in" style:rel-column-width="8194*"/>
    </style:style>
    <style:style style:name="Table23.B" style:family="table-column">
      <style:table-column-properties style:column-width="2.325in" style:rel-column-width="21500*"/>
    </style:style>
    <style:style style:name="Table23.C" style:family="table-column">
      <style:table-column-properties style:column-width="1.6924in" style:rel-column-width="15649*"/>
    </style:style>
    <style:style style:name="Table23.D" style:family="table-column">
      <style:table-column-properties style:column-width="0.6806in" style:rel-column-width="6293*"/>
    </style:style>
    <style:style style:name="Table23.E" style:family="table-column">
      <style:table-column-properties style:column-width="0.6854in" style:rel-column-width="6338*"/>
    </style:style>
    <style:style style:name="Table23.F" style:family="table-column">
      <style:table-column-properties style:column-width="0.1083in" style:rel-column-width="1004*"/>
    </style:style>
    <style:style style:name="Table23.A1" style:family="table-cell">
      <style:table-cell-properties style:vertical-align="middle" fo:padding="0.0194in" fo:border="none"/>
    </style:style>
    <style:style style:name="Table23.F4" style:family="table-cell">
      <style:table-cell-properties fo:padding="0.0194in" fo:border="none"/>
    </style:style>
    <style:style style:name="Table23.F5" style:family="table-cell">
      <style:table-cell-properties fo:padding="0.0194in" fo:border="none"/>
    </style:style>
    <style:style style:name="Table23.F6" style:family="table-cell">
      <style:table-cell-properties fo:padding="0.0194in" fo:border="none"/>
    </style:style>
    <style:style style:name="Table23.F7" style:family="table-cell">
      <style:table-cell-properties fo:padding="0.0194in" fo:border="none"/>
    </style:style>
    <style:style style:name="Table23.A8" style:family="table-cell">
      <style:table-cell-properties fo:padding="0.0194in" fo:border="none"/>
    </style:style>
    <style:style style:name="Table23.A9" style:family="table-cell">
      <style:table-cell-properties fo:padding="0.0194in" fo:border="none"/>
    </style:style>
    <style:style style:name="Table23.A10" style:family="table-cell">
      <style:table-cell-properties fo:padding="0.0194in" fo:border="none"/>
    </style:style>
    <style:style style:name="Table23.A12" style:family="table-cell">
      <style:table-cell-properties fo:padding="0.0194in" fo:border="none"/>
    </style:style>
    <style:style style:name="Table23.13" style:family="table-row">
      <style:table-row-properties fo:background-color="#eeeeee">
        <style:background-image/>
      </style:table-row-properties>
    </style:style>
    <style:style style:name="Table23.A13" style:family="table-cell">
      <style:table-cell-properties fo:padding="0.0194in" fo:border="none"/>
    </style:style>
    <style:style style:name="Table23.A14" style:family="table-cell">
      <style:table-cell-properties fo:padding="0.0194in" fo:border="none"/>
    </style:style>
    <style:style style:name="Table23.A15" style:family="table-cell">
      <style:table-cell-properties fo:padding="0.0194in" fo:border="none"/>
    </style:style>
    <style:style style:name="Table23.A16" style:family="table-cell">
      <style:table-cell-properties fo:padding="0.0194in" fo:border="none"/>
    </style:style>
    <style:style style:name="Table24" style:family="table">
      <style:table-properties style:width="6.3778in" style:rel-width="90%" table:align="left"/>
    </style:style>
    <style:style style:name="Table24.A" style:family="table-column">
      <style:table-column-properties style:column-width="0.8861in" style:rel-column-width="8194*"/>
    </style:style>
    <style:style style:name="Table24.B" style:family="table-column">
      <style:table-column-properties style:column-width="2.4486in" style:rel-column-width="22643*"/>
    </style:style>
    <style:style style:name="Table24.C" style:family="table-column">
      <style:table-column-properties style:column-width="1.4931in" style:rel-column-width="13806*"/>
    </style:style>
    <style:style style:name="Table24.D" style:family="table-column">
      <style:table-column-properties style:column-width="0.716in" style:rel-column-width="6620*"/>
    </style:style>
    <style:style style:name="Table24.E" style:family="table-column">
      <style:table-column-properties style:column-width="0.725in" style:rel-column-width="6704*"/>
    </style:style>
    <style:style style:name="Table24.F" style:family="table-column">
      <style:table-column-properties style:column-width="0.109in" style:rel-column-width="1011*"/>
    </style:style>
    <style:style style:name="Table24.A1" style:family="table-cell">
      <style:table-cell-properties style:vertical-align="middle" fo:padding="0.0194in" fo:border="none"/>
    </style:style>
    <style:style style:name="Table24.F4" style:family="table-cell">
      <style:table-cell-properties fo:padding="0.0194in" fo:border="none"/>
    </style:style>
    <style:style style:name="Table24.F5" style:family="table-cell">
      <style:table-cell-properties fo:padding="0.0194in" fo:border="none"/>
    </style:style>
    <style:style style:name="Table24.F6" style:family="table-cell">
      <style:table-cell-properties fo:padding="0.0194in" fo:border="none"/>
    </style:style>
    <style:style style:name="Table24.A7" style:family="table-cell">
      <style:table-cell-properties fo:padding="0.0194in" fo:border="none"/>
    </style:style>
    <style:style style:name="Table24.A8" style:family="table-cell">
      <style:table-cell-properties fo:padding="0.0194in" fo:border="none"/>
    </style:style>
    <style:style style:name="Table24.A9" style:family="table-cell">
      <style:table-cell-properties fo:padding="0.0194in" fo:border="none"/>
    </style:style>
    <style:style style:name="Table24.A11" style:family="table-cell">
      <style:table-cell-properties fo:padding="0.0194in" fo:border="none"/>
    </style:style>
    <style:style style:name="Table24.12" style:family="table-row">
      <style:table-row-properties fo:background-color="#eeeeee">
        <style:background-image/>
      </style:table-row-properties>
    </style:style>
    <style:style style:name="Table24.A12" style:family="table-cell">
      <style:table-cell-properties fo:padding="0.0194in" fo:border="none"/>
    </style:style>
    <style:style style:name="Table24.A13" style:family="table-cell">
      <style:table-cell-properties fo:padding="0.0194in" fo:border="none"/>
    </style:style>
    <style:style style:name="Table24.A14" style:family="table-cell">
      <style:table-cell-properties fo:padding="0.0194in" fo:border="none"/>
    </style:style>
    <style:style style:name="Table24.A15" style:family="table-cell">
      <style:table-cell-properties fo:padding="0.0194in" fo:border="none"/>
    </style:style>
    <style:style style:name="Table25" style:family="table">
      <style:table-properties style:width="6.3778in" style:rel-width="90%" table:align="left"/>
    </style:style>
    <style:style style:name="Table25.A" style:family="table-column">
      <style:table-column-properties style:column-width="0.8861in" style:rel-column-width="8194*"/>
    </style:style>
    <style:style style:name="Table25.B" style:family="table-column">
      <style:table-column-properties style:column-width="2.4486in" style:rel-column-width="22643*"/>
    </style:style>
    <style:style style:name="Table25.C" style:family="table-column">
      <style:table-column-properties style:column-width="1.4931in" style:rel-column-width="13806*"/>
    </style:style>
    <style:style style:name="Table25.D" style:family="table-column">
      <style:table-column-properties style:column-width="0.716in" style:rel-column-width="6620*"/>
    </style:style>
    <style:style style:name="Table25.E" style:family="table-column">
      <style:table-column-properties style:column-width="0.725in" style:rel-column-width="6704*"/>
    </style:style>
    <style:style style:name="Table25.F" style:family="table-column">
      <style:table-column-properties style:column-width="0.109in" style:rel-column-width="1011*"/>
    </style:style>
    <style:style style:name="Table25.A1" style:family="table-cell">
      <style:table-cell-properties style:vertical-align="middle" fo:padding="0.0194in" fo:border="none"/>
    </style:style>
    <style:style style:name="Table25.F4" style:family="table-cell">
      <style:table-cell-properties fo:padding="0.0194in" fo:border="none"/>
    </style:style>
    <style:style style:name="Table25.F5" style:family="table-cell">
      <style:table-cell-properties fo:padding="0.0194in" fo:border="none"/>
    </style:style>
    <style:style style:name="Table25.F6" style:family="table-cell">
      <style:table-cell-properties fo:padding="0.0194in" fo:border="none"/>
    </style:style>
    <style:style style:name="Table25.A7" style:family="table-cell">
      <style:table-cell-properties fo:padding="0.0194in" fo:border="none"/>
    </style:style>
    <style:style style:name="Table25.A8" style:family="table-cell">
      <style:table-cell-properties fo:padding="0.0194in" fo:border="none"/>
    </style:style>
    <style:style style:name="Table25.A9" style:family="table-cell">
      <style:table-cell-properties fo:padding="0.0194in" fo:border="none"/>
    </style:style>
    <style:style style:name="Table25.A11" style:family="table-cell">
      <style:table-cell-properties fo:padding="0.0194in" fo:border="none"/>
    </style:style>
    <style:style style:name="Table25.12" style:family="table-row">
      <style:table-row-properties fo:background-color="#eeeeee">
        <style:background-image/>
      </style:table-row-properties>
    </style:style>
    <style:style style:name="Table25.A12" style:family="table-cell">
      <style:table-cell-properties fo:padding="0.0194in" fo:border="none"/>
    </style:style>
    <style:style style:name="Table25.A13" style:family="table-cell">
      <style:table-cell-properties fo:padding="0.0194in" fo:border="none"/>
    </style:style>
    <style:style style:name="Table25.A14" style:family="table-cell">
      <style:table-cell-properties fo:padding="0.0194in" fo:border="none"/>
    </style:style>
    <style:style style:name="Table25.A15" style:family="table-cell">
      <style:table-cell-properties fo:padding="0.0194in" fo:border="none"/>
    </style:style>
    <style:style style:name="Table26" style:family="table">
      <style:table-properties style:width="6.3778in" style:rel-width="90%" table:align="left"/>
    </style:style>
    <style:style style:name="Table26.A" style:family="table-column">
      <style:table-column-properties style:column-width="0.8861in" style:rel-column-width="8194*"/>
    </style:style>
    <style:style style:name="Table26.B" style:family="table-column">
      <style:table-column-properties style:column-width="2.3694in" style:rel-column-width="21911*"/>
    </style:style>
    <style:style style:name="Table26.C" style:family="table-column">
      <style:table-column-properties style:column-width="1.5861in" style:rel-column-width="14667*"/>
    </style:style>
    <style:style style:name="Table26.D" style:family="table-column">
      <style:table-column-properties style:column-width="0.7097in" style:rel-column-width="6563*"/>
    </style:style>
    <style:style style:name="Table26.E" style:family="table-column">
      <style:table-column-properties style:column-width="0.7181in" style:rel-column-width="6640*"/>
    </style:style>
    <style:style style:name="Table26.F" style:family="table-column">
      <style:table-column-properties style:column-width="0.1083in" style:rel-column-width="1003*"/>
    </style:style>
    <style:style style:name="Table26.A1" style:family="table-cell">
      <style:table-cell-properties style:vertical-align="middle" fo:padding="0.0194in" fo:border="none"/>
    </style:style>
    <style:style style:name="Table26.F4" style:family="table-cell">
      <style:table-cell-properties fo:padding="0.0194in" fo:border="none"/>
    </style:style>
    <style:style style:name="Table26.F5" style:family="table-cell">
      <style:table-cell-properties fo:padding="0.0194in" fo:border="none"/>
    </style:style>
    <style:style style:name="Table26.F6" style:family="table-cell">
      <style:table-cell-properties fo:padding="0.0194in" fo:border="none"/>
    </style:style>
    <style:style style:name="Table26.F7" style:family="table-cell">
      <style:table-cell-properties fo:padding="0.0194in" fo:border="none"/>
    </style:style>
    <style:style style:name="Table26.F8" style:family="table-cell">
      <style:table-cell-properties fo:padding="0.0194in" fo:border="none"/>
    </style:style>
    <style:style style:name="Table26.A9" style:family="table-cell">
      <style:table-cell-properties fo:padding="0.0194in" fo:border="none"/>
    </style:style>
    <style:style style:name="Table26.A10" style:family="table-cell">
      <style:table-cell-properties fo:padding="0.0194in" fo:border="none"/>
    </style:style>
    <style:style style:name="Table26.A11" style:family="table-cell">
      <style:table-cell-properties fo:padding="0.0194in" fo:border="none"/>
    </style:style>
    <style:style style:name="Table26.A13" style:family="table-cell">
      <style:table-cell-properties fo:padding="0.0194in" fo:border="none"/>
    </style:style>
    <style:style style:name="Table26.14" style:family="table-row">
      <style:table-row-properties fo:background-color="#eeeeee">
        <style:background-image/>
      </style:table-row-properties>
    </style:style>
    <style:style style:name="Table26.A14" style:family="table-cell">
      <style:table-cell-properties fo:padding="0.0194in" fo:border="none"/>
    </style:style>
    <style:style style:name="Table26.A15" style:family="table-cell">
      <style:table-cell-properties fo:padding="0.0194in" fo:border="none"/>
    </style:style>
    <style:style style:name="Table26.A16" style:family="table-cell">
      <style:table-cell-properties fo:padding="0.0194in" fo:border="none"/>
    </style:style>
    <style:style style:name="Table26.A17" style:family="table-cell">
      <style:table-cell-properties fo:padding="0.0194in" fo:border="none"/>
    </style:style>
    <style:style style:name="Table27" style:family="table">
      <style:table-properties style:width="6.3778in" style:rel-width="90%" table:align="left"/>
    </style:style>
    <style:style style:name="Table27.A" style:family="table-column">
      <style:table-column-properties style:column-width="0.8861in" style:rel-column-width="8194*"/>
    </style:style>
    <style:style style:name="Table27.B" style:family="table-column">
      <style:table-column-properties style:column-width="2.0569in" style:rel-column-width="19021*"/>
    </style:style>
    <style:style style:name="Table27.C" style:family="table-column">
      <style:table-column-properties style:column-width="1.9063in" style:rel-column-width="17627*"/>
    </style:style>
    <style:style style:name="Table27.D" style:family="table-column">
      <style:table-column-properties style:column-width="0.7063in" style:rel-column-width="6530*"/>
    </style:style>
    <style:style style:name="Table27.E" style:family="table-column">
      <style:table-column-properties style:column-width="0.7139in" style:rel-column-width="6601*"/>
    </style:style>
    <style:style style:name="Table27.F" style:family="table-column">
      <style:table-column-properties style:column-width="0.1083in" style:rel-column-width="1005*"/>
    </style:style>
    <style:style style:name="Table27.A1" style:family="table-cell">
      <style:table-cell-properties style:vertical-align="middle" fo:padding="0.0194in" fo:border="none"/>
    </style:style>
    <style:style style:name="Table27.F4" style:family="table-cell">
      <style:table-cell-properties fo:padding="0.0194in" fo:border="none"/>
    </style:style>
    <style:style style:name="Table27.F5" style:family="table-cell">
      <style:table-cell-properties fo:padding="0.0194in" fo:border="none"/>
    </style:style>
    <style:style style:name="Table27.F6" style:family="table-cell">
      <style:table-cell-properties fo:padding="0.0194in" fo:border="none"/>
    </style:style>
    <style:style style:name="Table27.F7" style:family="table-cell">
      <style:table-cell-properties fo:padding="0.0194in" fo:border="none"/>
    </style:style>
    <style:style style:name="Table27.A8" style:family="table-cell">
      <style:table-cell-properties fo:padding="0.0194in" fo:border="none"/>
    </style:style>
    <style:style style:name="Table27.A9" style:family="table-cell">
      <style:table-cell-properties fo:padding="0.0194in" fo:border="none"/>
    </style:style>
    <style:style style:name="Table27.A10" style:family="table-cell">
      <style:table-cell-properties fo:padding="0.0194in" fo:border="none"/>
    </style:style>
    <style:style style:name="Table27.A12" style:family="table-cell">
      <style:table-cell-properties fo:padding="0.0194in" fo:border="none"/>
    </style:style>
    <style:style style:name="Table27.13" style:family="table-row">
      <style:table-row-properties fo:background-color="#eeeeee">
        <style:background-image/>
      </style:table-row-properties>
    </style:style>
    <style:style style:name="Table27.A13" style:family="table-cell">
      <style:table-cell-properties fo:padding="0.0194in" fo:border="none"/>
    </style:style>
    <style:style style:name="Table27.A14" style:family="table-cell">
      <style:table-cell-properties fo:padding="0.0194in" fo:border="none"/>
    </style:style>
    <style:style style:name="Table27.A15" style:family="table-cell">
      <style:table-cell-properties fo:padding="0.0194in" fo:border="none"/>
    </style:style>
    <style:style style:name="Table27.A16" style:family="table-cell">
      <style:table-cell-properties fo:padding="0.0194in" fo:border="none"/>
    </style:style>
    <style:style style:name="Table28" style:family="table">
      <style:table-properties style:width="6.3778in" style:rel-width="90%" table:align="left"/>
    </style:style>
    <style:style style:name="Table28.A" style:family="table-column">
      <style:table-column-properties style:column-width="0.8861in" style:rel-column-width="8194*"/>
    </style:style>
    <style:style style:name="Table28.B" style:family="table-column">
      <style:table-column-properties style:column-width="2.4118in" style:rel-column-width="22302*"/>
    </style:style>
    <style:style style:name="Table28.C" style:family="table-column">
      <style:table-column-properties style:column-width="1.4813in" style:rel-column-width="13697*"/>
    </style:style>
    <style:style style:name="Table28.D" style:family="table-column">
      <style:table-column-properties style:column-width="0.7396in" style:rel-column-width="6839*"/>
    </style:style>
    <style:style style:name="Table28.E" style:family="table-column">
      <style:table-column-properties style:column-width="0.7507in" style:rel-column-width="6941*"/>
    </style:style>
    <style:style style:name="Table28.F" style:family="table-column">
      <style:table-column-properties style:column-width="0.1083in" style:rel-column-width="1005*"/>
    </style:style>
    <style:style style:name="Table28.A1" style:family="table-cell">
      <style:table-cell-properties style:vertical-align="middle" fo:padding="0.0194in" fo:border="none"/>
    </style:style>
    <style:style style:name="Table28.F4" style:family="table-cell">
      <style:table-cell-properties fo:padding="0.0194in" fo:border="none"/>
    </style:style>
    <style:style style:name="Table28.F5" style:family="table-cell">
      <style:table-cell-properties fo:padding="0.0194in" fo:border="none"/>
    </style:style>
    <style:style style:name="Table28.F6" style:family="table-cell">
      <style:table-cell-properties fo:padding="0.0194in" fo:border="none"/>
    </style:style>
    <style:style style:name="Table28.F7" style:family="table-cell">
      <style:table-cell-properties fo:padding="0.0194in" fo:border="none"/>
    </style:style>
    <style:style style:name="Table28.A8" style:family="table-cell">
      <style:table-cell-properties fo:padding="0.0194in" fo:border="none"/>
    </style:style>
    <style:style style:name="Table28.A9" style:family="table-cell">
      <style:table-cell-properties fo:padding="0.0194in" fo:border="none"/>
    </style:style>
    <style:style style:name="Table28.A10" style:family="table-cell">
      <style:table-cell-properties fo:padding="0.0194in" fo:border="none"/>
    </style:style>
    <style:style style:name="Table28.A12" style:family="table-cell">
      <style:table-cell-properties fo:padding="0.0194in" fo:border="none"/>
    </style:style>
    <style:style style:name="Table28.13" style:family="table-row">
      <style:table-row-properties fo:background-color="#eeeeee">
        <style:background-image/>
      </style:table-row-properties>
    </style:style>
    <style:style style:name="Table28.A13" style:family="table-cell">
      <style:table-cell-properties fo:padding="0.0194in" fo:border="none"/>
    </style:style>
    <style:style style:name="Table28.A14" style:family="table-cell">
      <style:table-cell-properties fo:padding="0.0194in" fo:border="none"/>
    </style:style>
    <style:style style:name="Table28.A15" style:family="table-cell">
      <style:table-cell-properties fo:padding="0.0194in" fo:border="none"/>
    </style:style>
    <style:style style:name="Table28.A16" style:family="table-cell">
      <style:table-cell-properties fo:padding="0.0194in" fo:border="none"/>
    </style:style>
    <style:style style:name="Table29" style:family="table">
      <style:table-properties style:width="6.3778in" style:rel-width="90%" table:align="left"/>
    </style:style>
    <style:style style:name="Table29.A" style:family="table-column">
      <style:table-column-properties style:column-width="0.8861in" style:rel-column-width="8194*"/>
    </style:style>
    <style:style style:name="Table29.B" style:family="table-column">
      <style:table-column-properties style:column-width="2.4118in" style:rel-column-width="22302*"/>
    </style:style>
    <style:style style:name="Table29.C" style:family="table-column">
      <style:table-column-properties style:column-width="1.4813in" style:rel-column-width="13697*"/>
    </style:style>
    <style:style style:name="Table29.D" style:family="table-column">
      <style:table-column-properties style:column-width="0.7396in" style:rel-column-width="6839*"/>
    </style:style>
    <style:style style:name="Table29.E" style:family="table-column">
      <style:table-column-properties style:column-width="0.7507in" style:rel-column-width="6941*"/>
    </style:style>
    <style:style style:name="Table29.F" style:family="table-column">
      <style:table-column-properties style:column-width="0.1083in" style:rel-column-width="1005*"/>
    </style:style>
    <style:style style:name="Table29.A1" style:family="table-cell">
      <style:table-cell-properties style:vertical-align="middle" fo:padding="0.0194in" fo:border="none"/>
    </style:style>
    <style:style style:name="Table29.F4" style:family="table-cell">
      <style:table-cell-properties fo:padding="0.0194in" fo:border="none"/>
    </style:style>
    <style:style style:name="Table29.F5" style:family="table-cell">
      <style:table-cell-properties fo:padding="0.0194in" fo:border="none"/>
    </style:style>
    <style:style style:name="Table29.F6" style:family="table-cell">
      <style:table-cell-properties fo:padding="0.0194in" fo:border="none"/>
    </style:style>
    <style:style style:name="Table29.F7" style:family="table-cell">
      <style:table-cell-properties fo:padding="0.0194in" fo:border="none"/>
    </style:style>
    <style:style style:name="Table29.A8" style:family="table-cell">
      <style:table-cell-properties fo:padding="0.0194in" fo:border="none"/>
    </style:style>
    <style:style style:name="Table29.A9" style:family="table-cell">
      <style:table-cell-properties fo:padding="0.0194in" fo:border="none"/>
    </style:style>
    <style:style style:name="Table29.A10" style:family="table-cell">
      <style:table-cell-properties fo:padding="0.0194in" fo:border="none"/>
    </style:style>
    <style:style style:name="Table29.A12" style:family="table-cell">
      <style:table-cell-properties fo:padding="0.0194in" fo:border="none"/>
    </style:style>
    <style:style style:name="Table29.13" style:family="table-row">
      <style:table-row-properties fo:background-color="#eeeeee">
        <style:background-image/>
      </style:table-row-properties>
    </style:style>
    <style:style style:name="Table29.A13" style:family="table-cell">
      <style:table-cell-properties fo:padding="0.0194in" fo:border="none"/>
    </style:style>
    <style:style style:name="Table29.A14" style:family="table-cell">
      <style:table-cell-properties fo:padding="0.0194in" fo:border="none"/>
    </style:style>
    <style:style style:name="Table29.A15" style:family="table-cell">
      <style:table-cell-properties fo:padding="0.0194in" fo:border="none"/>
    </style:style>
    <style:style style:name="Table29.A16" style:family="table-cell">
      <style:table-cell-properties fo:padding="0.0194in" fo:border="none"/>
    </style:style>
    <style:style style:name="Table30" style:family="table">
      <style:table-properties style:width="6.3778in" style:rel-width="90%" table:align="left"/>
    </style:style>
    <style:style style:name="Table30.A" style:family="table-column">
      <style:table-column-properties style:column-width="0.8861in" style:rel-column-width="8194*"/>
    </style:style>
    <style:style style:name="Table30.B" style:family="table-column">
      <style:table-column-properties style:column-width="2.0056in" style:rel-column-width="18546*"/>
    </style:style>
    <style:style style:name="Table30.C" style:family="table-column">
      <style:table-column-properties style:column-width="1.8993in" style:rel-column-width="17563*"/>
    </style:style>
    <style:style style:name="Table30.D" style:family="table-column">
      <style:table-column-properties style:column-width="0.734in" style:rel-column-width="6787*"/>
    </style:style>
    <style:style style:name="Table30.E" style:family="table-column">
      <style:table-column-properties style:column-width="0.7444in" style:rel-column-width="6884*"/>
    </style:style>
    <style:style style:name="Table30.F" style:family="table-column">
      <style:table-column-properties style:column-width="0.1083in" style:rel-column-width="1004*"/>
    </style:style>
    <style:style style:name="Table30.A1" style:family="table-cell">
      <style:table-cell-properties style:vertical-align="middle" fo:padding="0.0194in" fo:border="none"/>
    </style:style>
    <style:style style:name="Table30.F4" style:family="table-cell">
      <style:table-cell-properties fo:padding="0.0194in" fo:border="none"/>
    </style:style>
    <style:style style:name="Table30.F5" style:family="table-cell">
      <style:table-cell-properties fo:padding="0.0194in" fo:border="none"/>
    </style:style>
    <style:style style:name="Table30.F6" style:family="table-cell">
      <style:table-cell-properties fo:padding="0.0194in" fo:border="none"/>
    </style:style>
    <style:style style:name="Table30.F7" style:family="table-cell">
      <style:table-cell-properties fo:padding="0.0194in" fo:border="none"/>
    </style:style>
    <style:style style:name="Table30.F8" style:family="table-cell">
      <style:table-cell-properties fo:padding="0.0194in" fo:border="none"/>
    </style:style>
    <style:style style:name="Table30.F9" style:family="table-cell">
      <style:table-cell-properties fo:padding="0.0194in" fo:border="none"/>
    </style:style>
    <style:style style:name="Table30.A10" style:family="table-cell">
      <style:table-cell-properties fo:padding="0.0194in" fo:border="none"/>
    </style:style>
    <style:style style:name="Table30.A11" style:family="table-cell">
      <style:table-cell-properties fo:padding="0.0194in" fo:border="none"/>
    </style:style>
    <style:style style:name="Table30.A12" style:family="table-cell">
      <style:table-cell-properties fo:padding="0.0194in" fo:border="none"/>
    </style:style>
    <style:style style:name="Table30.A14" style:family="table-cell">
      <style:table-cell-properties fo:padding="0.0194in" fo:border="none"/>
    </style:style>
    <style:style style:name="Table30.15" style:family="table-row">
      <style:table-row-properties fo:background-color="#eeeeee">
        <style:background-image/>
      </style:table-row-properties>
    </style:style>
    <style:style style:name="Table30.A15" style:family="table-cell">
      <style:table-cell-properties fo:padding="0.0194in" fo:border="none"/>
    </style:style>
    <style:style style:name="Table30.A16" style:family="table-cell">
      <style:table-cell-properties fo:padding="0.0194in" fo:border="none"/>
    </style:style>
    <style:style style:name="Table30.A17" style:family="table-cell">
      <style:table-cell-properties fo:padding="0.0194in" fo:border="none"/>
    </style:style>
    <style:style style:name="Table30.A18" style:family="table-cell">
      <style:table-cell-properties fo:padding="0.0194in" fo:border="none"/>
    </style:style>
    <style:style style:name="Table31" style:family="table">
      <style:table-properties style:width="6.3778in" style:rel-width="90%" table:align="left"/>
    </style:style>
    <style:style style:name="Table31.A" style:family="table-column">
      <style:table-column-properties style:column-width="0.8861in" style:rel-column-width="8194*"/>
    </style:style>
    <style:style style:name="Table31.B" style:family="table-column">
      <style:table-column-properties style:column-width="2.0889in" style:rel-column-width="19316*"/>
    </style:style>
    <style:style style:name="Table31.C" style:family="table-column">
      <style:table-column-properties style:column-width="1.8188in" style:rel-column-width="16818*"/>
    </style:style>
    <style:style style:name="Table31.D" style:family="table-column">
      <style:table-column-properties style:column-width="0.7326in" style:rel-column-width="6775*"/>
    </style:style>
    <style:style style:name="Table31.E" style:family="table-column">
      <style:table-column-properties style:column-width="0.7431in" style:rel-column-width="6871*"/>
    </style:style>
    <style:style style:name="Table31.F" style:family="table-column">
      <style:table-column-properties style:column-width="0.1083in" style:rel-column-width="1004*"/>
    </style:style>
    <style:style style:name="Table31.A1" style:family="table-cell">
      <style:table-cell-properties style:vertical-align="middle" fo:padding="0.0194in" fo:border="none"/>
    </style:style>
    <style:style style:name="Table31.F4" style:family="table-cell">
      <style:table-cell-properties fo:padding="0.0194in" fo:border="none"/>
    </style:style>
    <style:style style:name="Table31.F5" style:family="table-cell">
      <style:table-cell-properties fo:padding="0.0194in" fo:border="none"/>
    </style:style>
    <style:style style:name="Table31.F6" style:family="table-cell">
      <style:table-cell-properties fo:padding="0.0194in" fo:border="none"/>
    </style:style>
    <style:style style:name="Table31.F7" style:family="table-cell">
      <style:table-cell-properties fo:padding="0.0194in" fo:border="none"/>
    </style:style>
    <style:style style:name="Table31.A8" style:family="table-cell">
      <style:table-cell-properties fo:padding="0.0194in" fo:border="none"/>
    </style:style>
    <style:style style:name="Table31.A9" style:family="table-cell">
      <style:table-cell-properties fo:padding="0.0194in" fo:border="none"/>
    </style:style>
    <style:style style:name="Table31.A10" style:family="table-cell">
      <style:table-cell-properties fo:padding="0.0194in" fo:border="none"/>
    </style:style>
    <style:style style:name="Table31.A12" style:family="table-cell">
      <style:table-cell-properties fo:padding="0.0194in" fo:border="none"/>
    </style:style>
    <style:style style:name="Table31.13" style:family="table-row">
      <style:table-row-properties fo:background-color="#eeeeee">
        <style:background-image/>
      </style:table-row-properties>
    </style:style>
    <style:style style:name="Table31.A13" style:family="table-cell">
      <style:table-cell-properties fo:padding="0.0194in" fo:border="none"/>
    </style:style>
    <style:style style:name="Table31.A14" style:family="table-cell">
      <style:table-cell-properties fo:padding="0.0194in" fo:border="none"/>
    </style:style>
    <style:style style:name="Table31.A15" style:family="table-cell">
      <style:table-cell-properties fo:padding="0.0194in" fo:border="none"/>
    </style:style>
    <style:style style:name="Table31.A16" style:family="table-cell">
      <style:table-cell-properties fo:padding="0.0194in" fo:border="none"/>
    </style:style>
    <style:style style:name="Table32" style:family="table">
      <style:table-properties style:width="5.4174in" table:align="left" fo:background-color="#eeeeee">
        <style:background-image/>
      </style:table-properties>
    </style:style>
    <style:style style:name="Table32.A" style:family="table-column">
      <style:table-column-properties style:column-width="5.4174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6.3778in" style:rel-width="90%" table:align="left"/>
    </style:style>
    <style:style style:name="Table33.A" style:family="table-column">
      <style:table-column-properties style:column-width="0.8861in" style:rel-column-width="8194*"/>
    </style:style>
    <style:style style:name="Table33.B" style:family="table-column">
      <style:table-column-properties style:column-width="2.584in" style:rel-column-width="23895*"/>
    </style:style>
    <style:style style:name="Table33.C" style:family="table-column">
      <style:table-column-properties style:column-width="1.4035in" style:rel-column-width="12978*"/>
    </style:style>
    <style:style style:name="Table33.D" style:family="table-column">
      <style:table-column-properties style:column-width="0.6944in" style:rel-column-width="6421*"/>
    </style:style>
    <style:style style:name="Table33.E" style:family="table-column">
      <style:table-column-properties style:column-width="0.7014in" style:rel-column-width="6486*"/>
    </style:style>
    <style:style style:name="Table33.F" style:family="table-column">
      <style:table-column-properties style:column-width="0.1083in" style:rel-column-width="1004*"/>
    </style:style>
    <style:style style:name="Table33.A1" style:family="table-cell">
      <style:table-cell-properties style:vertical-align="middle" fo:padding="0.0194in" fo:border="none"/>
    </style:style>
    <style:style style:name="Table33.F4" style:family="table-cell">
      <style:table-cell-properties fo:padding="0.0194in" fo:border="none"/>
    </style:style>
    <style:style style:name="Table33.F5" style:family="table-cell">
      <style:table-cell-properties fo:padding="0.0194in" fo:border="none"/>
    </style:style>
    <style:style style:name="Table33.F6" style:family="table-cell">
      <style:table-cell-properties fo:padding="0.0194in" fo:border="none"/>
    </style:style>
    <style:style style:name="Table33.A7" style:family="table-cell">
      <style:table-cell-properties fo:padding="0.0194in" fo:border="none"/>
    </style:style>
    <style:style style:name="Table33.A8" style:family="table-cell">
      <style:table-cell-properties fo:padding="0.0194in" fo:border="none"/>
    </style:style>
    <style:style style:name="Table33.A9" style:family="table-cell">
      <style:table-cell-properties fo:padding="0.0194in" fo:border="none"/>
    </style:style>
    <style:style style:name="Table33.A11" style:family="table-cell">
      <style:table-cell-properties fo:padding="0.0194in" fo:border="none"/>
    </style:style>
    <style:style style:name="Table33.12" style:family="table-row">
      <style:table-row-properties fo:background-color="#eeeeee">
        <style:background-image/>
      </style:table-row-properties>
    </style:style>
    <style:style style:name="Table33.A12" style:family="table-cell">
      <style:table-cell-properties fo:padding="0.0194in" fo:border="none"/>
    </style:style>
    <style:style style:name="Table33.A13" style:family="table-cell">
      <style:table-cell-properties fo:padding="0.0194in" fo:border="none"/>
    </style:style>
    <style:style style:name="Table33.A14" style:family="table-cell">
      <style:table-cell-properties fo:padding="0.0194in" fo:border="none"/>
    </style:style>
    <style:style style:name="Table33.A15" style:family="table-cell">
      <style:table-cell-properties fo:padding="0.0194in" fo:border="none"/>
    </style:style>
    <style:style style:name="Table34" style:family="table">
      <style:table-properties style:width="6.3778in" style:rel-width="90%" table:align="left"/>
    </style:style>
    <style:style style:name="Table34.A" style:family="table-column">
      <style:table-column-properties style:column-width="0.8861in" style:rel-column-width="8194*"/>
    </style:style>
    <style:style style:name="Table34.B" style:family="table-column">
      <style:table-column-properties style:column-width="2.0569in" style:rel-column-width="19021*"/>
    </style:style>
    <style:style style:name="Table34.C" style:family="table-column">
      <style:table-column-properties style:column-width="1.9063in" style:rel-column-width="17627*"/>
    </style:style>
    <style:style style:name="Table34.D" style:family="table-column">
      <style:table-column-properties style:column-width="0.7063in" style:rel-column-width="6530*"/>
    </style:style>
    <style:style style:name="Table34.E" style:family="table-column">
      <style:table-column-properties style:column-width="0.7139in" style:rel-column-width="6601*"/>
    </style:style>
    <style:style style:name="Table34.F" style:family="table-column">
      <style:table-column-properties style:column-width="0.1083in" style:rel-column-width="1005*"/>
    </style:style>
    <style:style style:name="Table34.A1" style:family="table-cell">
      <style:table-cell-properties style:vertical-align="middle" fo:padding="0.0194in" fo:border="none"/>
    </style:style>
    <style:style style:name="Table34.F4" style:family="table-cell">
      <style:table-cell-properties fo:padding="0.0194in" fo:border="none"/>
    </style:style>
    <style:style style:name="Table34.F5" style:family="table-cell">
      <style:table-cell-properties fo:padding="0.0194in" fo:border="none"/>
    </style:style>
    <style:style style:name="Table34.F6" style:family="table-cell">
      <style:table-cell-properties fo:padding="0.0194in" fo:border="none"/>
    </style:style>
    <style:style style:name="Table34.F7" style:family="table-cell">
      <style:table-cell-properties fo:padding="0.0194in" fo:border="none"/>
    </style:style>
    <style:style style:name="Table34.A8" style:family="table-cell">
      <style:table-cell-properties fo:padding="0.0194in" fo:border="none"/>
    </style:style>
    <style:style style:name="Table34.A9" style:family="table-cell">
      <style:table-cell-properties fo:padding="0.0194in" fo:border="none"/>
    </style:style>
    <style:style style:name="Table34.A10" style:family="table-cell">
      <style:table-cell-properties fo:padding="0.0194in" fo:border="none"/>
    </style:style>
    <style:style style:name="Table34.A12" style:family="table-cell">
      <style:table-cell-properties fo:padding="0.0194in" fo:border="none"/>
    </style:style>
    <style:style style:name="Table34.13" style:family="table-row">
      <style:table-row-properties fo:background-color="#eeeeee">
        <style:background-image/>
      </style:table-row-properties>
    </style:style>
    <style:style style:name="Table34.A13" style:family="table-cell">
      <style:table-cell-properties fo:padding="0.0194in" fo:border="none"/>
    </style:style>
    <style:style style:name="Table34.A14" style:family="table-cell">
      <style:table-cell-properties fo:padding="0.0194in" fo:border="none"/>
    </style:style>
    <style:style style:name="Table34.A15" style:family="table-cell">
      <style:table-cell-properties fo:padding="0.0194in" fo:border="none"/>
    </style:style>
    <style:style style:name="Table34.A16" style:family="table-cell">
      <style:table-cell-properties fo:padding="0.0194in" fo:border="none"/>
    </style:style>
    <style:style style:name="Table35" style:family="table">
      <style:table-properties style:width="6.3778in" style:rel-width="90%" table:align="left"/>
    </style:style>
    <style:style style:name="Table35.A" style:family="table-column">
      <style:table-column-properties style:column-width="0.8861in" style:rel-column-width="8194*"/>
    </style:style>
    <style:style style:name="Table35.B" style:family="table-column">
      <style:table-column-properties style:column-width="2.5625in" style:rel-column-width="23696*"/>
    </style:style>
    <style:style style:name="Table35.C" style:family="table-column">
      <style:table-column-properties style:column-width="1.4208in" style:rel-column-width="13139*"/>
    </style:style>
    <style:style style:name="Table35.D" style:family="table-column">
      <style:table-column-properties style:column-width="0.6965in" style:rel-column-width="6441*"/>
    </style:style>
    <style:style style:name="Table35.E" style:family="table-column">
      <style:table-column-properties style:column-width="0.7035in" style:rel-column-width="6505*"/>
    </style:style>
    <style:style style:name="Table35.F" style:family="table-column">
      <style:table-column-properties style:column-width="0.1083in" style:rel-column-width="1003*"/>
    </style:style>
    <style:style style:name="Table35.A1" style:family="table-cell">
      <style:table-cell-properties style:vertical-align="middle" fo:padding="0.0194in" fo:border="none"/>
    </style:style>
    <style:style style:name="Table35.F4" style:family="table-cell">
      <style:table-cell-properties fo:padding="0.0194in" fo:border="none"/>
    </style:style>
    <style:style style:name="Table35.F5" style:family="table-cell">
      <style:table-cell-properties fo:padding="0.0194in" fo:border="none"/>
    </style:style>
    <style:style style:name="Table35.F6" style:family="table-cell">
      <style:table-cell-properties fo:padding="0.0194in" fo:border="none"/>
    </style:style>
    <style:style style:name="Table35.A7" style:family="table-cell">
      <style:table-cell-properties fo:padding="0.0194in" fo:border="none"/>
    </style:style>
    <style:style style:name="Table35.A8" style:family="table-cell">
      <style:table-cell-properties fo:padding="0.0194in" fo:border="none"/>
    </style:style>
    <style:style style:name="Table35.A9" style:family="table-cell">
      <style:table-cell-properties fo:padding="0.0194in" fo:border="none"/>
    </style:style>
    <style:style style:name="Table35.A11" style:family="table-cell">
      <style:table-cell-properties fo:padding="0.0194in" fo:border="none"/>
    </style:style>
    <style:style style:name="Table35.12" style:family="table-row">
      <style:table-row-properties fo:background-color="#eeeeee">
        <style:background-image/>
      </style:table-row-properties>
    </style:style>
    <style:style style:name="Table35.A12" style:family="table-cell">
      <style:table-cell-properties fo:padding="0.0194in" fo:border="none"/>
    </style:style>
    <style:style style:name="Table35.A13" style:family="table-cell">
      <style:table-cell-properties fo:padding="0.0194in" fo:border="none"/>
    </style:style>
    <style:style style:name="Table35.A14" style:family="table-cell">
      <style:table-cell-properties fo:padding="0.0194in" fo:border="none"/>
    </style:style>
    <style:style style:name="Table35.A15" style:family="table-cell">
      <style:table-cell-properties fo:padding="0.0194in" fo:border="none"/>
    </style:style>
    <style:style style:name="Table36" style:family="table">
      <style:table-properties style:width="6.3778in" style:rel-width="90%" table:align="left"/>
    </style:style>
    <style:style style:name="Table36.A" style:family="table-column">
      <style:table-column-properties style:column-width="0.8861in" style:rel-column-width="8194*"/>
    </style:style>
    <style:style style:name="Table36.B" style:family="table-column">
      <style:table-column-properties style:column-width="2.0569in" style:rel-column-width="19021*"/>
    </style:style>
    <style:style style:name="Table36.C" style:family="table-column">
      <style:table-column-properties style:column-width="1.9063in" style:rel-column-width="17627*"/>
    </style:style>
    <style:style style:name="Table36.D" style:family="table-column">
      <style:table-column-properties style:column-width="0.7063in" style:rel-column-width="6530*"/>
    </style:style>
    <style:style style:name="Table36.E" style:family="table-column">
      <style:table-column-properties style:column-width="0.7139in" style:rel-column-width="6601*"/>
    </style:style>
    <style:style style:name="Table36.F" style:family="table-column">
      <style:table-column-properties style:column-width="0.1083in" style:rel-column-width="1005*"/>
    </style:style>
    <style:style style:name="Table36.A1" style:family="table-cell">
      <style:table-cell-properties style:vertical-align="middle" fo:padding="0.0194in" fo:border="none"/>
    </style:style>
    <style:style style:name="Table36.F4" style:family="table-cell">
      <style:table-cell-properties fo:padding="0.0194in" fo:border="none"/>
    </style:style>
    <style:style style:name="Table36.F5" style:family="table-cell">
      <style:table-cell-properties fo:padding="0.0194in" fo:border="none"/>
    </style:style>
    <style:style style:name="Table36.F6" style:family="table-cell">
      <style:table-cell-properties fo:padding="0.0194in" fo:border="none"/>
    </style:style>
    <style:style style:name="Table36.F7" style:family="table-cell">
      <style:table-cell-properties fo:padding="0.0194in" fo:border="none"/>
    </style:style>
    <style:style style:name="Table36.A8" style:family="table-cell">
      <style:table-cell-properties fo:padding="0.0194in" fo:border="none"/>
    </style:style>
    <style:style style:name="Table36.A9" style:family="table-cell">
      <style:table-cell-properties fo:padding="0.0194in" fo:border="none"/>
    </style:style>
    <style:style style:name="Table36.A10" style:family="table-cell">
      <style:table-cell-properties fo:padding="0.0194in" fo:border="none"/>
    </style:style>
    <style:style style:name="Table36.A12" style:family="table-cell">
      <style:table-cell-properties fo:padding="0.0194in" fo:border="none"/>
    </style:style>
    <style:style style:name="Table36.13" style:family="table-row">
      <style:table-row-properties fo:background-color="#eeeeee">
        <style:background-image/>
      </style:table-row-properties>
    </style:style>
    <style:style style:name="Table36.A13" style:family="table-cell">
      <style:table-cell-properties fo:padding="0.0194in" fo:border="none"/>
    </style:style>
    <style:style style:name="Table36.A14" style:family="table-cell">
      <style:table-cell-properties fo:padding="0.0194in" fo:border="none"/>
    </style:style>
    <style:style style:name="Table36.A15" style:family="table-cell">
      <style:table-cell-properties fo:padding="0.0194in" fo:border="none"/>
    </style:style>
    <style:style style:name="Table36.A16" style:family="table-cell">
      <style:table-cell-properties fo:padding="0.0194in" fo:border="none"/>
    </style:style>
    <style:style style:name="Table37" style:family="table">
      <style:table-properties style:width="6.3778in" style:rel-width="90%" table:align="left"/>
    </style:style>
    <style:style style:name="Table37.A" style:family="table-column">
      <style:table-column-properties style:column-width="0.8861in" style:rel-column-width="8194*"/>
    </style:style>
    <style:style style:name="Table37.B" style:family="table-column">
      <style:table-column-properties style:column-width="2.2889in" style:rel-column-width="21166*"/>
    </style:style>
    <style:style style:name="Table37.C" style:family="table-column">
      <style:table-column-properties style:column-width="1.5354in" style:rel-column-width="14198*"/>
    </style:style>
    <style:style style:name="Table37.D" style:family="table-column">
      <style:table-column-properties style:column-width="0.7722in" style:rel-column-width="7141*"/>
    </style:style>
    <style:style style:name="Table37.E" style:family="table-column">
      <style:table-column-properties style:column-width="0.7875in" style:rel-column-width="7282*"/>
    </style:style>
    <style:style style:name="Table37.F" style:family="table-column">
      <style:table-column-properties style:column-width="0.1076in" style:rel-column-width="997*"/>
    </style:style>
    <style:style style:name="Table37.A1" style:family="table-cell">
      <style:table-cell-properties style:vertical-align="middle" fo:padding="0.0194in" fo:border="none"/>
    </style:style>
    <style:style style:name="Table37.F4" style:family="table-cell">
      <style:table-cell-properties fo:padding="0.0194in" fo:border="none"/>
    </style:style>
    <style:style style:name="Table37.F5" style:family="table-cell">
      <style:table-cell-properties fo:padding="0.0194in" fo:border="none"/>
    </style:style>
    <style:style style:name="Table37.F6" style:family="table-cell">
      <style:table-cell-properties fo:padding="0.0194in" fo:border="none"/>
    </style:style>
    <style:style style:name="Table37.A7" style:family="table-cell">
      <style:table-cell-properties fo:padding="0.0194in" fo:border="none"/>
    </style:style>
    <style:style style:name="Table37.A8" style:family="table-cell">
      <style:table-cell-properties fo:padding="0.0194in" fo:border="none"/>
    </style:style>
    <style:style style:name="Table37.A9" style:family="table-cell">
      <style:table-cell-properties fo:padding="0.0194in" fo:border="none"/>
    </style:style>
    <style:style style:name="Table37.A11" style:family="table-cell">
      <style:table-cell-properties fo:padding="0.0194in" fo:border="none"/>
    </style:style>
    <style:style style:name="Table37.12" style:family="table-row">
      <style:table-row-properties fo:background-color="#eeeeee">
        <style:background-image/>
      </style:table-row-properties>
    </style:style>
    <style:style style:name="Table37.A12" style:family="table-cell">
      <style:table-cell-properties fo:padding="0.0194in" fo:border="none"/>
    </style:style>
    <style:style style:name="Table37.A13" style:family="table-cell">
      <style:table-cell-properties fo:padding="0.0194in" fo:border="none"/>
    </style:style>
    <style:style style:name="Table37.A14" style:family="table-cell">
      <style:table-cell-properties fo:padding="0.0194in" fo:border="none"/>
    </style:style>
    <style:style style:name="Table37.A15" style:family="table-cell">
      <style:table-cell-properties fo:padding="0.0194in" fo:border="none"/>
    </style:style>
    <style:style style:name="Table38" style:family="table">
      <style:table-properties style:width="6.3778in" style:rel-width="90%" table:align="left"/>
    </style:style>
    <style:style style:name="Table38.A" style:family="table-column">
      <style:table-column-properties style:column-width="0.8861in" style:rel-column-width="8194*"/>
    </style:style>
    <style:style style:name="Table38.B" style:family="table-column">
      <style:table-column-properties style:column-width="2.0569in" style:rel-column-width="19021*"/>
    </style:style>
    <style:style style:name="Table38.C" style:family="table-column">
      <style:table-column-properties style:column-width="1.9063in" style:rel-column-width="17627*"/>
    </style:style>
    <style:style style:name="Table38.D" style:family="table-column">
      <style:table-column-properties style:column-width="0.7063in" style:rel-column-width="6530*"/>
    </style:style>
    <style:style style:name="Table38.E" style:family="table-column">
      <style:table-column-properties style:column-width="0.7139in" style:rel-column-width="6601*"/>
    </style:style>
    <style:style style:name="Table38.F" style:family="table-column">
      <style:table-column-properties style:column-width="0.1083in" style:rel-column-width="1005*"/>
    </style:style>
    <style:style style:name="Table38.A1" style:family="table-cell">
      <style:table-cell-properties style:vertical-align="middle" fo:padding="0.0194in" fo:border="none"/>
    </style:style>
    <style:style style:name="Table38.F4" style:family="table-cell">
      <style:table-cell-properties fo:padding="0.0194in" fo:border="none"/>
    </style:style>
    <style:style style:name="Table38.F5" style:family="table-cell">
      <style:table-cell-properties fo:padding="0.0194in" fo:border="none"/>
    </style:style>
    <style:style style:name="Table38.F6" style:family="table-cell">
      <style:table-cell-properties fo:padding="0.0194in" fo:border="none"/>
    </style:style>
    <style:style style:name="Table38.F7" style:family="table-cell">
      <style:table-cell-properties fo:padding="0.0194in" fo:border="none"/>
    </style:style>
    <style:style style:name="Table38.A8" style:family="table-cell">
      <style:table-cell-properties fo:padding="0.0194in" fo:border="none"/>
    </style:style>
    <style:style style:name="Table38.A9" style:family="table-cell">
      <style:table-cell-properties fo:padding="0.0194in" fo:border="none"/>
    </style:style>
    <style:style style:name="Table38.A10" style:family="table-cell">
      <style:table-cell-properties fo:padding="0.0194in" fo:border="none"/>
    </style:style>
    <style:style style:name="Table38.A12" style:family="table-cell">
      <style:table-cell-properties fo:padding="0.0194in" fo:border="none"/>
    </style:style>
    <style:style style:name="Table38.13" style:family="table-row">
      <style:table-row-properties fo:background-color="#eeeeee">
        <style:background-image/>
      </style:table-row-properties>
    </style:style>
    <style:style style:name="Table38.A13" style:family="table-cell">
      <style:table-cell-properties fo:padding="0.0194in" fo:border="none"/>
    </style:style>
    <style:style style:name="Table38.A14" style:family="table-cell">
      <style:table-cell-properties fo:padding="0.0194in" fo:border="none"/>
    </style:style>
    <style:style style:name="Table38.A15" style:family="table-cell">
      <style:table-cell-properties fo:padding="0.0194in" fo:border="none"/>
    </style:style>
    <style:style style:name="Table38.A16" style:family="table-cell">
      <style:table-cell-properties fo:padding="0.0194in" fo:border="none"/>
    </style:style>
    <style:style style:name="Table39" style:family="table">
      <style:table-properties style:width="6.3778in" style:rel-width="90%" table:align="left"/>
    </style:style>
    <style:style style:name="Table39.A" style:family="table-column">
      <style:table-column-properties style:column-width="0.8861in" style:rel-column-width="8194*"/>
    </style:style>
    <style:style style:name="Table39.B" style:family="table-column">
      <style:table-column-properties style:column-width="2.4917in" style:rel-column-width="23041*"/>
    </style:style>
    <style:style style:name="Table39.C" style:family="table-column">
      <style:table-column-properties style:column-width="1.425in" style:rel-column-width="13177*"/>
    </style:style>
    <style:style style:name="Table39.D" style:family="table-column">
      <style:table-column-properties style:column-width="0.7285in" style:rel-column-width="6736*"/>
    </style:style>
    <style:style style:name="Table39.E" style:family="table-column">
      <style:table-column-properties style:column-width="0.7382in" style:rel-column-width="6826*"/>
    </style:style>
    <style:style style:name="Table39.F" style:family="table-column">
      <style:table-column-properties style:column-width="0.1083in" style:rel-column-width="1004*"/>
    </style:style>
    <style:style style:name="Table39.A1" style:family="table-cell">
      <style:table-cell-properties style:vertical-align="middle" fo:padding="0.0194in" fo:border="none"/>
    </style:style>
    <style:style style:name="Table39.F4" style:family="table-cell">
      <style:table-cell-properties fo:padding="0.0194in" fo:border="none"/>
    </style:style>
    <style:style style:name="Table39.F5" style:family="table-cell">
      <style:table-cell-properties fo:padding="0.0194in" fo:border="none"/>
    </style:style>
    <style:style style:name="Table39.F6" style:family="table-cell">
      <style:table-cell-properties fo:padding="0.0194in" fo:border="none"/>
    </style:style>
    <style:style style:name="Table39.F7" style:family="table-cell">
      <style:table-cell-properties fo:padding="0.0194in" fo:border="none"/>
    </style:style>
    <style:style style:name="Table39.A8" style:family="table-cell">
      <style:table-cell-properties fo:padding="0.0194in" fo:border="none"/>
    </style:style>
    <style:style style:name="Table39.A9" style:family="table-cell">
      <style:table-cell-properties fo:padding="0.0194in" fo:border="none"/>
    </style:style>
    <style:style style:name="Table39.A10" style:family="table-cell">
      <style:table-cell-properties fo:padding="0.0194in" fo:border="none"/>
    </style:style>
    <style:style style:name="Table39.A12" style:family="table-cell">
      <style:table-cell-properties fo:padding="0.0194in" fo:border="none"/>
    </style:style>
    <style:style style:name="Table39.13" style:family="table-row">
      <style:table-row-properties fo:background-color="#eeeeee">
        <style:background-image/>
      </style:table-row-properties>
    </style:style>
    <style:style style:name="Table39.A13" style:family="table-cell">
      <style:table-cell-properties fo:padding="0.0194in" fo:border="none"/>
    </style:style>
    <style:style style:name="Table39.A14" style:family="table-cell">
      <style:table-cell-properties fo:padding="0.0194in" fo:border="none"/>
    </style:style>
    <style:style style:name="Table39.A15" style:family="table-cell">
      <style:table-cell-properties fo:padding="0.0194in" fo:border="none"/>
    </style:style>
    <style:style style:name="Table39.A16" style:family="table-cell">
      <style:table-cell-properties fo:padding="0.0194in" fo:border="none"/>
    </style:style>
    <style:style style:name="Table40" style:family="table">
      <style:table-properties style:width="4.8757in" table:align="left" fo:background-color="#eeeeee">
        <style:background-image/>
      </style:table-properties>
    </style:style>
    <style:style style:name="Table40.A" style:family="table-column">
      <style:table-column-properties style:column-width="4.8757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6.3778in" style:rel-width="90%" table:align="left"/>
    </style:style>
    <style:style style:name="Table41.A" style:family="table-column">
      <style:table-column-properties style:column-width="0.8861in" style:rel-column-width="8194*"/>
    </style:style>
    <style:style style:name="Table41.B" style:family="table-column">
      <style:table-column-properties style:column-width="2.7132in" style:rel-column-width="25090*"/>
    </style:style>
    <style:style style:name="Table41.C" style:family="table-column">
      <style:table-column-properties style:column-width="1.2535in" style:rel-column-width="11591*"/>
    </style:style>
    <style:style style:name="Table41.D" style:family="table-column">
      <style:table-column-properties style:column-width="0.7042in" style:rel-column-width="6511*"/>
    </style:style>
    <style:style style:name="Table41.E" style:family="table-column">
      <style:table-column-properties style:column-width="0.7118in" style:rel-column-width="6582*"/>
    </style:style>
    <style:style style:name="Table41.F" style:family="table-column">
      <style:table-column-properties style:column-width="0.109in" style:rel-column-width="1010*"/>
    </style:style>
    <style:style style:name="Table41.A1" style:family="table-cell">
      <style:table-cell-properties style:vertical-align="middle" fo:padding="0.0194in" fo:border="none"/>
    </style:style>
    <style:style style:name="Table41.F4" style:family="table-cell">
      <style:table-cell-properties fo:padding="0.0194in" fo:border="none"/>
    </style:style>
    <style:style style:name="Table41.F5" style:family="table-cell">
      <style:table-cell-properties fo:padding="0.0194in" fo:border="none"/>
    </style:style>
    <style:style style:name="Table41.F6" style:family="table-cell">
      <style:table-cell-properties fo:padding="0.0194in" fo:border="none"/>
    </style:style>
    <style:style style:name="Table41.F7" style:family="table-cell">
      <style:table-cell-properties fo:padding="0.0194in" fo:border="none"/>
    </style:style>
    <style:style style:name="Table41.F8" style:family="table-cell">
      <style:table-cell-properties fo:padding="0.0194in" fo:border="none"/>
    </style:style>
    <style:style style:name="Table41.F9" style:family="table-cell">
      <style:table-cell-properties fo:padding="0.0194in" fo:border="none"/>
    </style:style>
    <style:style style:name="Table41.F10" style:family="table-cell">
      <style:table-cell-properties fo:padding="0.0194in" fo:border="none"/>
    </style:style>
    <style:style style:name="Table41.F11" style:family="table-cell">
      <style:table-cell-properties fo:padding="0.0194in" fo:border="none"/>
    </style:style>
    <style:style style:name="Table41.A12" style:family="table-cell">
      <style:table-cell-properties fo:padding="0.0194in" fo:border="none"/>
    </style:style>
    <style:style style:name="Table41.A13" style:family="table-cell">
      <style:table-cell-properties fo:padding="0.0194in" fo:border="none"/>
    </style:style>
    <style:style style:name="Table41.A14" style:family="table-cell">
      <style:table-cell-properties fo:padding="0.0194in" fo:border="none"/>
    </style:style>
    <style:style style:name="Table41.A16" style:family="table-cell">
      <style:table-cell-properties fo:padding="0.0194in" fo:border="none"/>
    </style:style>
    <style:style style:name="Table41.17" style:family="table-row">
      <style:table-row-properties fo:background-color="#eeeeee">
        <style:background-image/>
      </style:table-row-properties>
    </style:style>
    <style:style style:name="Table41.A17" style:family="table-cell">
      <style:table-cell-properties fo:padding="0.0194in" fo:border="none"/>
    </style:style>
    <style:style style:name="Table41.A18" style:family="table-cell">
      <style:table-cell-properties fo:padding="0.0194in" fo:border="none"/>
    </style:style>
    <style:style style:name="Table41.A19" style:family="table-cell">
      <style:table-cell-properties fo:padding="0.0194in" fo:border="none"/>
    </style:style>
    <style:style style:name="Table41.A20" style:family="table-cell">
      <style:table-cell-properties fo:padding="0.0194in" fo:border="none"/>
    </style:style>
    <style:style style:name="P1" style:family="paragraph" style:parent-style-name="Text_20_body" style:master-page-name="HTML">
      <style:paragraph-properties fo:margin-top="0in" fo:margin-bottom="0in" style:contextual-spacing="false" style:page-number="auto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padding="0in" fo:border="none"/>
    </style:style>
    <style:style style:name="P6" style:family="paragraph" style:parent-style-name="Heading_20_1.general">
      <style:paragraph-properties fo:break-before="pag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text-properties fo:font-weight="bold"/>
    </style:style>
    <style:style style:name="P9" style:family="paragraph" style:parent-style-name="Table_20_Contents">
      <style:text-properties style:font-name="Trebuchet MS" fo:font-size="8.25pt" fo:background-color="#eeeeee"/>
    </style:style>
    <style:style style:name="P10" style:family="paragraph" style:parent-style-name="Table_20_Contents">
      <style:text-properties fo:font-size="8.25pt"/>
    </style:style>
    <style:style style:name="P11" style:family="paragraph" style:parent-style-name="Table_20_Contents">
      <style:text-properties officeooo:paragraph-rsid="001e210b"/>
    </style:style>
    <style:style style:name="P12" style:family="paragraph" style:parent-style-name="Table_20_Contents">
      <style:paragraph-properties fo:margin-top="0in" fo:margin-bottom="0.1965in" style:contextual-spacing="false"/>
    </style:style>
    <style:style style:name="P13" style:family="paragraph" style:parent-style-name="Table_20_Contents">
      <style:paragraph-properties fo:margin-top="0in" fo:margin-bottom="0.1965in" style:contextual-spacing="false"/>
      <style:text-properties fo:font-size="8.25pt"/>
    </style:style>
    <style:style style:name="P14" style:family="paragraph" style:parent-style-name="Table_20_Contents">
      <style:paragraph-properties fo:margin-top="0in" fo:margin-bottom="0.1965in" style:contextual-spacing="false"/>
      <style:text-properties fo:color="#000080" style:font-name="Trebuchet MS" fo:font-size="8.25pt" fo:background-color="#eeeeee"/>
    </style:style>
    <style:style style:name="P15" style:family="paragraph" style:parent-style-name="Table_20_Contents">
      <style:paragraph-properties fo:margin-top="0in" fo:margin-bottom="0.1965in" style:contextual-spacing="false" fo:background-color="#eeeeee">
        <style:background-image/>
      </style:paragraph-properties>
    </style:style>
    <style:style style:name="P16" style:family="paragraph" style:parent-style-name="Table_20_Contents">
      <style:paragraph-properties fo:margin-top="0in" fo:margin-bottom="0.1965in" style:contextual-spacing="false" fo:background-color="#eeeeee">
        <style:background-image/>
      </style:paragraph-properties>
      <style:text-properties style:font-name="Trebuchet MS" fo:font-size="8.25pt"/>
    </style:style>
    <style:style style:name="P17" style:family="paragraph" style:parent-style-name="Table_20_Contents">
      <style:paragraph-properties fo:background-color="#eeeeee">
        <style:background-image/>
      </style:paragraph-properties>
    </style:style>
    <style:style style:name="P18" style:family="paragraph" style:parent-style-name="Table_20_Contents">
      <style:paragraph-properties fo:background-color="#eeeeee">
        <style:background-image/>
      </style:paragraph-properties>
      <style:text-properties style:font-name="Trebuchet MS" fo:font-size="8.25pt"/>
    </style:style>
    <style:style style:name="P19" style:family="paragraph" style:parent-style-name="Table_20_Contents">
      <style:paragraph-properties fo:margin-top="0in" fo:margin-bottom="0in" style:contextual-spacing="false"/>
    </style:style>
    <style:style style:name="T1" style:family="text">
      <style:text-properties fo:font-weight="bold"/>
    </style:style>
    <style:style style:name="T2" style:family="text">
      <style:text-properties style:font-name="Trebuchet MS" fo:font-size="8.25pt"/>
    </style:style>
    <style:style style:name="T3" style:family="text">
      <style:text-properties style:font-name="Trebuchet MS" fo:font-size="8.25pt" fo:background-color="#eeeeee" loext:char-shading-value="0"/>
    </style:style>
    <style:style style:name="T4" style:family="text">
      <style:text-properties fo:font-size="8.25pt"/>
    </style:style>
    <style:style style:name="T5" style:family="text">
      <style:text-properties fo:color="#337ab7" style:font-name="Helvetica Neue" fo:font-size="10.5pt" fo:background-color="#f5f5f5" loext:char-shading-value="0"/>
    </style:style>
    <style:style style:name="T6" style:family="text">
      <style:text-properties officeooo:rsid="001e210b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Link Community [configure $tlCfg-&gt;document_generator-&gt;company_name]</text:p>
      <text:p text:style-name="P2"> </text:p>
      <text:p text:style-name="Horizontal_20_Line"/>
      <text:p text:style-name="P3"><draw:frame draw:style-name="fr1" draw:name="Image1" text:anchor-type="as-char" svg:width="2.2772in" svg:height="0.552in" draw:z-index="0"><draw:image xlink:href="http://localhost/testlink/gui/themes/default/images/tl-logo-transparent-25.png" xlink:type="simple" xlink:show="embed" xlink:actuate="onLoad"/></draw:frame></text:p>
      <text:p text:style-name="Text_20_body">Test Plan Execution Report</text:p>
      <text:p text:style-name="P4">Test Project: Test Projekat SS<text:line-break/>Test Plan: Test Plan SS<text:line-break/>Test Suite: Test Suite SS</text:p>
      <text:p text:style-name="Text_20_body"><text:bookmark text:name="printedby"/>Printed by TestLink on 22/09/2018</text:p>
      <text:section text:style-name="Sect1" text:name="copyright">
        <text:p text:style-name="Text_20_body">2012 © TestLink Community</text:p>
      </text:section>
      <text:p text:style-name="P6">Table Of Contents</text:p>
      <text:p text:style-name="P5"><text:a xlink:type="simple" xlink:href="#toc_1_1"><text:span text:style-name="T1">1.1.Test Suite SS</text:span></text:a></text:p>
      <text:p text:style-name="P5"><text:a xlink:type="simple" xlink:href="#toc_tc7">TP1-1: Provera pristupa formi za kreiranje ispitnih rokova kao Administrator</text:a></text:p>
      <text:p text:style-name="P5"><text:a xlink:type="simple" xlink:href="#toc_tc14">TP1-2: Kreiranje Letnjeg Ispitnog Roka kao Administrator</text:a></text:p>
      <text:p text:style-name="P5"><text:a xlink:type="simple" xlink:href="#toc_tc20">TP1-3: Kreiranje Ispitnog Roka kao Administrator van Leta</text:a></text:p>
      <text:p text:style-name="P5"><text:a xlink:type="simple" xlink:href="#toc_tc28">TP1-4: Menjanje Datuma Ispitnih Rokova na Leto kao Administrator</text:a></text:p>
      <text:p text:style-name="P5"><text:a xlink:type="simple" xlink:href="#toc_tc33">TP1-5: Menjanje Datuma Ispitnih Rokova van Leta kao Administrator</text:a></text:p>
      <text:p text:style-name="P5"><text:a xlink:type="simple" xlink:href="#toc_tc42">TP1-6: Dodavanje Ispitnih Rokova kao User (ukupno manje od 8 ispitnih rokova)</text:a></text:p>
      <text:p text:style-name="P5"><text:a xlink:type="simple" xlink:href="#toc_tc47">TP1-7: Dodavanje Ispitnih Rokova kao User (ukupno 8 ispitnih rokova)</text:a></text:p>
      <text:p text:style-name="P5"><text:a xlink:type="simple" xlink:href="#toc_tc52">TP1-8: Dodavanje Ispitnih Rokova kao Administrator (ukupno vise od 6 ispitnih rokova)</text:a></text:p>
      <text:p text:style-name="P5"><text:a xlink:type="simple" xlink:href="#toc_tc57">TP1-9: Dodavanje Ispitnih Rokova kao Administrator (ukupno &lt;= 6 ispitnih rokova)</text:a></text:p>
      <text:p text:style-name="P5"><text:a xlink:type="simple" xlink:href="#toc_tc64">TP1-10: Dodavanje Studenata sa Indeksom koji Pocinje sa "adm/"(Administrator)</text:a></text:p>
      <text:p text:style-name="P5"><text:a xlink:type="simple" xlink:href="#toc_tc68">TP1-11: Dodavanje Studenata sa Indeksom koji ne Pocinje sa "adm/" (Administrator)</text:a></text:p>
      <text:p text:style-name="P5"><text:a xlink:type="simple" xlink:href="#toc_tc76">TP1-12: Brisanje Studenata koji ne slusaju ni jedan predmet onemoguceno za Administratora</text:a></text:p>
      <text:p text:style-name="P5"><text:a xlink:type="simple" xlink:href="#toc_tc82">TP1-13: Brisanje Studenata koji slusaju neki predmet onemoguceno za Administratora</text:a></text:p>
      <text:p text:style-name="P5"><text:a xlink:type="simple" xlink:href="#toc_tc88">TP1-14: Dodavanje Nastavnika bez Zvanja kao Administrator</text:a></text:p>
      <text:p text:style-name="P5"><text:a xlink:type="simple" xlink:href="#toc_tc93">TP1-15: Dodavanje Nastavnika sa Zvanjem kao Administrator</text:a></text:p>
      <text:p text:style-name="P5"><text:a xlink:type="simple" xlink:href="#toc_tc97">TP1-16: Menjanje Zvanja Nastavnicima kao Administrator</text:a></text:p>
      <text:p text:style-name="P5"><text:a xlink:type="simple" xlink:href="#toc_tc103">TP1-17: Dodavanje Nastavnika sa Zvanjem kao User</text:a></text:p>
      <text:p text:style-name="P5"><text:a xlink:type="simple" xlink:href="#toc_tc107">TP1-18: Dodavanje Nastavnika bez Zvanja kao User</text:a></text:p>
      <text:p text:style-name="P5"><text:a xlink:type="simple" xlink:href="#toc_tc114">TP1-19: Kreiranje Ispitne Prijave u Letnjem Roku kao Administrator</text:a></text:p>
      <text:p text:style-name="P5"><text:a xlink:type="simple" xlink:href="#toc_tc119">TP1-20: Kreiranje Ispitne Prijave u Zimskom Roku kao Administrator</text:a></text:p>
      <text:p text:style-name="P5"><text:a xlink:type="simple" xlink:href="#toc_tc123">TP1-21: Kreiranje Ispitne Prijave kao Administrator van Letnjeg/Zimskog Roka</text:a></text:p>
      <text:p text:style-name="P5"><text:a xlink:type="simple" xlink:href="#toc_tc131">TP1-22: Brisanje Ispitne Prijave onemoguceno za Administratora</text:a></text:p>
      <text:p text:style-name="P5"><text:a xlink:type="simple" xlink:href="#toc_tc136">TP1-23: Menjanje Ispitnih Prijava za Letnji Rok kao Administrator</text:a></text:p>
      <text:p text:style-name="P5"><text:a xlink:type="simple" xlink:href="#toc_tc142">TP1-24: Menjanje Ispitnih Prijava za Zimski Rok kao Administrator</text:a></text:p>
      <text:p text:style-name="P5"><text:a xlink:type="simple" xlink:href="#toc_tc147">TP1-25: Menjanje Ispitnih Prijava van Letnjeg/Zimskog Roka kao Administrator</text:a></text:p>
      <text:p text:style-name="P5"><text:a xlink:type="simple" xlink:href="#toc_tc154">TP1-26: Dodavanje Predmeta onemoguceno Administratoru</text:a></text:p>
      <text:p text:style-name="P5"><text:a xlink:type="simple" xlink:href="#toc_tc160">TP1-27: Menjanje Podataka Predmeta Onemoguceno Administratoru</text:a></text:p>
      <text:p text:style-name="P5"><text:soft-page-break/><text:a xlink:type="simple" xlink:href="#toc_tc166">TP1-28: Brisanje Predmeta Onemoguceno Administratoru</text:a></text:p>
      <text:p text:style-name="P5"><text:a xlink:type="simple" xlink:href="#toc_tc171">TP1-29: Menjanje Podataka Korisnika sa Emailom system@localhost onemoguceno Administratoru</text:a></text:p>
      <text:p text:style-name="P5"><text:a xlink:type="simple" xlink:href="#toc_tc175">TP1-30: Brisanje Korisnika sa Emailom system@localhost Onemoguceno Administratoru</text:a></text:p>
      <text:p text:style-name="P5"><text:a xlink:type="simple" xlink:href="#toc_tc180">TP1-31: Brisanje Studenata kao Administrator (ukupno 5 studenata nakon brisanja)</text:a></text:p>
      <text:p text:style-name="P5"><text:a xlink:type="simple" xlink:href="#toc_tc185">TP1-32: Brisanje Studenata Onemoguceno Administratoru (ukupno &lt; 5 studenata nakon brisanja)</text:a></text:p>
      <text:p text:style-name="P5"><text:a xlink:type="simple" xlink:href="#toc_tc191">TP1-33: Menjanje Indeksa Studenta da pocinju sa ADM_CH (Administrator)</text:a></text:p>
      <text:p text:style-name="P5"><text:a xlink:type="simple" xlink:href="#toc_tc196">TP1-34: Menjanje Indeksa Studenta da ne pocinju sa ADM_CH (Administrator)</text:a></text:p>
      <text:p text:style-name="Heading_20_1.doclevel">Test Project: Test Projekat SS</text:p>
      <text:p text:style-name="Text_20_body">Ovaj projekat testira studentsku sluzbu</text:p>
      <text:p text:style-name="Text_20_body"/>
      <text:p text:style-name="Heading_20_1.doclevel">Test Plan: Test Plan SS</text:p>
      <text:p text:style-name="Text_20_body">Testiranje upravljanja korisnicima u okviru studentske sluzbe</text:p>
      <text:p text:style-name="Text_20_body"><text:bookmark text:name="toc_1_1"/></text:p>
      <text:p text:style-name="Heading_20_1.doclevel">1.1.Test Suite : Test Suite SS</text:p>
      <text:p text:style-name="Text_20_body">Kroz ovaj test suite ce se testirati razlicite funkctionalnosti aplikacije studentske sluzbe</text:p>
      <text:p text:style-name="Text_20_body"><text:bookmark text:name="toc_tc7"/> 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Table_20_Heading">Test Case TP1-1: Provera pristupa formi za kreiranje ispitnih rokova kao Administrat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Table_20_Contents">Summary:</text:p>
            <text:p text:style-name="Table_20_Contents">Testiranje pristupa formi za kreiranje ispitnih rokova od strane Administato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Table_20_Contents">Preconditions:</text:p>
            <text:p text:style-name="Table_20_Contents">1) Pristup aplikaciji "SSluzba" je moguc</text:p>
            <text:p text:style-name="Table_20_Contents">2) Ulogujte se kao Administrator koristeci kredencijale - <text:span text:style-name="Strong_20_Emphasis">username</text:span>: "admin", <text:span text:style-name="Strong_20_Emphasis">password</text:span>: "admin"</text:p>
            <text:p text:style-name="Table_20_Contents">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#:</text:p>
          </table:table-cell>
          <table:table-cell table:style-name="Table1.A1" office:value-type="string">
            <text:p text:style-name="Table_20_Contents">Step actions:</text:p>
          </table:table-cell>
          <table:table-cell table:style-name="Table1.A1" office:value-type="string">
            <text:p text:style-name="Table_20_Contents">Expected Results:</text:p>
          </table:table-cell>
          <table:table-cell table:style-name="Table1.A1" office:value-type="string">
            <text:p text:style-name="Table_20_Contents">Execution notes:</text:p>
          </table:table-cell>
          <table:table-cell table:style-name="Table1.A1" office:value-type="string">
            <text:p text:style-name="Table_20_Contents">Execution Status:</text:p>
          </table:table-cell>
          <table:table-cell table:style-name="Table1.F8" office:value-type="string">
            <text:p text:style-name="P7"/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Kao Administrator, odaberite karticu "Entities" u gornjem desnom uglu web stranice i proverite da li je opcija "IspitniRokovi" dostupna za odabir.</text:p>
          </table:table-cell>
          <table:table-cell table:style-name="Table1.A1" office:value-type="string">
            <text:p text:style-name="Table_20_Contents">Opcija "IspitniRokovi" je dostupna za odabir.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Passed</text:p>
          </table:table-cell>
          <table:table-cell table:style-name="Table1.F8" office:value-type="string">
            <text:p text:style-name="P7"/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Izaberite opciju "IspitniRokovi" iz padajuceg menija i proverite da li ste preusmereni na stranicu "IspitniRokovis"</text:p>
          </table:table-cell>
          <table:table-cell table:style-name="Table1.A1" office:value-type="string">
            <text:p text:style-name="Table_20_Contents">Preusmeren sam na stranicu "IspitniRokovis"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Passed</text:p>
          </table:table-cell>
          <table:table-cell table:style-name="Table1.F8" office:value-type="string">
            <text:p text:style-name="P7"/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Proverite da li na datoj stranici postoji  opcija "Create a new IspitniRokovi"</text:p>
          </table:table-cell>
          <table:table-cell table:style-name="Table1.A1" office:value-type="string">
            <text:p text:style-name="Table_20_Contents">Na datoj stranici postoji  opcija "Create a new IspitniRokovi"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Passed</text:p>
          </table:table-cell>
          <table:table-cell table:style-name="Table1.F8" office:value-type="string">
            <text:p text:style-name="P7"/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Odaberite opciju "Create a new IspitniRokovi" i proverite da li se otvara novi prozor "Create or edit a IspitniRokovi" sa formom za popunjavanje informacija o ispitnom roku. </text:p>
          </table:table-cell>
          <table:table-cell table:style-name="Table1.A1" office:value-type="string">
            <text:p text:style-name="Table_20_Contents">Otvara se novi prozor "Create or edit a IspitniRokovi" sa formom za popunjavanje informacija o ispitnom roku. 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Passed</text:p>
          </table:table-cell>
          <table:table-cell table:style-name="Table1.F8" office:value-type="string">
            <text:p text:style-name="P7"/>
          </table:table-cell>
        </table:table-row>
        <table:table-row>
          <table:table-cell table:style-name="Table1.A17" office:value-type="string">
            <text:p text:style-name="Table_20_Contents">Execution type:</text:p>
          </table:table-cell>
          <table:table-cell table:style-name="Table1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office:value-type="string">
            <text:p text:style-name="Table_20_Contents">Estimated exec. duration (min):</text:p>
          </table:table-cell>
          <table:table-cell table:style-name="Table1.A1" table:number-columns-spanned="5" office:value-type="string">
            <text:p text:style-name="Table_20_Contents">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office:value-type="string">
            <text:p text:style-name="Table_20_Contents">Priority:</text:p>
          </table:table-cell>
          <table:table-cell table:style-name="Table1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7" office:value-type="string">
            <text:p text:style-name="Table_20_Contents">Requirements</text:p>
          </table:table-cell>
          <table:table-cell table:style-name="Table1.A1" table:number-columns-spanned="5" office:value-type="string">
            <text:p text:style-name="Table_20_Contents"> <text:span text:style-name="T6">#REQ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7" office:value-type="string">
            <text:p text:style-name="Table_20_Contents">Execution <text:soft-page-break/>Details</text:p>
          </table:table-cell>
          <table:table-cell table:style-name="Table1.A1" table:number-columns-spanned="5" office:value-type="string">
            <text:p text:style-name="Table_20_Contents"> <text:soft-page-break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office:value-type="string">
            <text:p text:style-name="Table_20_Contents">Build</text:p>
          </table:table-cell>
          <table:table-cell table:style-name="Table1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office:value-type="string">
            <text:p text:style-name="Table_20_Contents">Tester</text:p>
          </table:table-cell>
          <table:table-cell table:style-name="Table1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office:value-type="string">
            <text:p text:style-name="Table_20_Contents">Execution Result:</text:p>
          </table:table-cell>
          <table:table-cell table:style-name="Table1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Execution Mode:</text:p>
          </table:table-cell>
          <table:table-cell table:style-name="Table1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Execution duration (min):</text:p>
          </table:table-cell>
          <table:table-cell table:style-name="Table1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4"/> 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Table_20_Heading">Test Case TP1-2: Kreiranje Letnjeg Ispitnog Roka kao Administrat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Table_20_Contents">Summary:</text:p>
            <text:p text:style-name="P16">Testiranje kreiranja letnjeg ispitnog roka od strane Administrato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Table_20_Contents">Preconditions:</text:p>
            <text:p text:style-name="P16">1) Pristup aplikaciji "SSluzba" je moguc</text:p>
            <text:p text:style-name="P15"><text:span text:style-name="T2">2) Pristup bazi podataka "SSluzba" posredstvom MySQL-a (</text:span><text:span text:style-name="Strong_20_Emphasis"><text:span text:style-name="T2">Tabela</text:span></text:span><text:span text:style-name="T2">: "ispitni_rokovi")</text:span>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4) Pristupite formi za kreiranje ispitnih rokova prateci putanju - "Entities" &gt; "IspitniRokovi"&gt;"Create a new IspitniRokov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>#:</text:p>
          </table:table-cell>
          <table:table-cell table:style-name="Table2.A1" office:value-type="string">
            <text:p text:style-name="Table_20_Contents">Step actions:</text:p>
          </table:table-cell>
          <table:table-cell table:style-name="Table2.A1" office:value-type="string">
            <text:p text:style-name="Table_20_Contents">Expected Results:</text:p>
          </table:table-cell>
          <table:table-cell table:style-name="Table2.A1" office:value-type="string">
            <text:p text:style-name="Table_20_Contents">Execution notes:</text:p>
          </table:table-cell>
          <table:table-cell table:style-name="Table2.A1" office:value-type="string">
            <text:p text:style-name="Table_20_Contents">Execution Status:</text:p>
          </table:table-cell>
          <table:table-cell table:style-name="Table2.F7" office:value-type="string">
            <text:p text:style-name="P7"/>
          </table:table-cell>
        </table:table-row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Unesite sledece informacije i proverite da li forma signalizira korisniku gresku o unosu.</text:p>
            <text:p text:style-name="Table_20_Contents"><text:span text:style-name="Strong_20_Emphasis">Naziv</text:span> - junski ispitni rok</text:p>
            <text:p text:style-name="Table_20_Contents"><text:span text:style-name="Strong_20_Emphasis">Pocetak</text:span> - izabrati iz padajuceg menija jedan datum u opsegu: 15.06. - 30.06.</text:p>
            <text:p text:style-name="Table_20_Contents"><text:span text:style-name="Strong_20_Emphasis">Kraj</text:span> - izabrati iz padajuceg menija [izabrani pocetni datum + 15 dana]</text:p>
            <text:p text:style-name="Table_20_Contents"> </text:p>
          </table:table-cell>
          <table:table-cell table:style-name="Table2.A1" office:value-type="string">
            <text:p text:style-name="Table_20_Contents">Forma ne signalizira korisniku gresku o unosu.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Contents">Passed</text:p>
          </table:table-cell>
          <table:table-cell table:style-name="Table2.F7" office:value-type="string">
            <text:p text:style-name="P7"/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Sacuvajte formu (klikom na dugme "Save") i proverite da li se tacni podaci o novokreiranom ispitnom roku prikazuju na ekranu.</text:p>
          </table:table-cell>
          <table:table-cell table:style-name="Table2.A1" office:value-type="string">
            <text:p text:style-name="Table_20_Contents">Tacni podaci o novokreiranom ispitnom roku se prikazuju na ekranu.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Contents">Passed</text:p>
          </table:table-cell>
          <table:table-cell table:style-name="Table2.F7" office:value-type="string">
            <text:p text:style-name="P7"/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Proverite u bazi podataka (<text:span text:style-name="Strong_20_Emphasis">Tabela</text:span>: "ispitni_rokovi") da li je uspesno dodat novi red sa informacijama o novokreiranom ispitnom roku.</text:p>
          </table:table-cell>
          <table:table-cell table:style-name="Table2.A1" office:value-type="string">
            <text:p text:style-name="Table_20_Contents">U bazi podataka  (<text:span text:style-name="Strong_20_Emphasis">Tabela</text:span>: "ispitni_rokovi") je uspesno dodat novi red sa informacijama o novokreiranom ispitnom roku.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Contents">Passed</text:p>
          </table:table-cell>
          <table:table-cell table:style-name="Table2.F7" office:value-type="string">
            <text:p text:style-name="P7"/>
          </table:table-cell>
        </table:table-row>
        <table:table-row>
          <table:table-cell table:style-name="Table2.A16" office:value-type="string">
            <text:p text:style-name="Table_20_Contents">Execution <text:soft-page-break/>type:</text:p>
          </table:table-cell>
          <table:table-cell table:style-name="Table2.A1" table:number-columns-spanned="5" office:value-type="string">
            <text:p text:style-name="Table_20_Contents">Manual<text:soft-page-break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6" office:value-type="string">
            <text:p text:style-name="Table_20_Contents">Estimated exec. duration (min):</text:p>
          </table:table-cell>
          <table:table-cell table:style-name="Table2.A1" table:number-columns-spanned="5" office:value-type="string">
            <text:p text:style-name="Table_20_Contents">1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6" office:value-type="string">
            <text:p text:style-name="Table_20_Contents">Priority:</text:p>
          </table:table-cell>
          <table:table-cell table:style-name="Table2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6" office:value-type="string">
            <text:p text:style-name="Table_20_Contents">Requirements</text:p>
          </table:table-cell>
          <table:table-cell table:style-name="Table2.A1" table:number-columns-spanned="5" office:value-type="string">
            <text:p text:style-name="P11"><text:span text:style-name="T6">#REQ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6" office:value-type="string">
            <text:p text:style-name="Table_20_Contents">Execution Details</text:p>
          </table:table-cell>
          <table:table-cell table:style-name="Table2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6" office:value-type="string">
            <text:p text:style-name="Table_20_Contents">Build</text:p>
          </table:table-cell>
          <table:table-cell table:style-name="Table2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6" office:value-type="string">
            <text:p text:style-name="Table_20_Contents">Tester</text:p>
          </table:table-cell>
          <table:table-cell table:style-name="Table2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6" office:value-type="string">
            <text:p text:style-name="Table_20_Contents">Execution Result:</text:p>
          </table:table-cell>
          <table:table-cell table:style-name="Table2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>Execution Mode:</text:p>
          </table:table-cell>
          <table:table-cell table:style-name="Table2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>Execution duration (min):</text:p>
          </table:table-cell>
          <table:table-cell table:style-name="Table2.A1" table:number-columns-spanned="5" office:value-type="string">
            <text:p text:style-name="P8">10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20"/> 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6" office:value-type="string">
            <text:p text:style-name="Table_20_Heading">Test Case TP1-3: Kreiranje Ispitnog Roka kao Administrator van 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Table_20_Contents">Summary:</text:p>
            <text:p text:style-name="P16">Testiranje kreiranja ispitnog roka od strane Administratora van letnjeg period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4) Pristupite formi za kreiranje ispitnih rokova prateci putanju - "Entities" &gt; "IspitniRokovi"&gt;"Create a new IspitniRokov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Table_20_Contents">#:</text:p>
          </table:table-cell>
          <table:table-cell table:style-name="Table3.A1" office:value-type="string">
            <text:p text:style-name="Table_20_Contents">Step actions:</text:p>
          </table:table-cell>
          <table:table-cell table:style-name="Table3.A1" office:value-type="string">
            <text:p text:style-name="Table_20_Contents">Expected Results:</text:p>
          </table:table-cell>
          <table:table-cell table:style-name="Table3.A1" office:value-type="string">
            <text:p text:style-name="Table_20_Contents">Execution notes:</text:p>
          </table:table-cell>
          <table:table-cell table:style-name="Table3.A1" office:value-type="string">
            <text:p text:style-name="Table_20_Contents">Execution Status:</text:p>
          </table:table-cell>
          <table:table-cell table:style-name="Table3.F10" office:value-type="string">
            <text:p text:style-name="P7"/>
          </table:table-cell>
        </table:table-row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Unesite sledece informacije i proverite da li forma signalizira korisniku gresku o unosu.</text:p>
            <text:p text:style-name="Table_20_Contents"><text:span text:style-name="Strong_20_Emphasis">Naziv</text:span> - januarski ispitni rok</text:p>
            <text:p text:style-name="Table_20_Contents"><text:span text:style-name="Strong_20_Emphasis">Pocetak</text:span> - izabrati iz padajuceg menija jedan datum u opsegu: 15.01. - 20.01.</text:p>
            <text:p text:style-name="Table_20_Contents"><text:span text:style-name="Strong_20_Emphasis">Kraj</text:span> - izabrati iz padajuceg menija [izabrani pocetni datum + 15 dana]</text:p>
          </table:table-cell>
          <table:table-cell table:style-name="Table3.A1" office:value-type="string">
            <text:p text:style-name="Table_20_Contents">Forma signalizira korisniku gresku o unosu ispod polja "Pocetak" i "Kraj" .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Table_20_Contents">Failed</text:p>
          </table:table-cell>
          <table:table-cell table:style-name="Table3.F10" office:value-type="string">
            <text:p text:style-name="P7"/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Proverite da li podaci mogu da se <text:soft-page-break/>sacuvaju klikom na dugme "Save". </text:p>
          </table:table-cell>
          <table:table-cell table:style-name="Table3.A1" office:value-type="string">
            <text:p text:style-name="Table_20_Contents">Podaci ne mogu da se sacuvaju klikom na dugme <text:soft-page-break/>"Save" jer je ono deaktivirano. 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Table_20_Contents">Failed</text:p>
          </table:table-cell>
          <table:table-cell table:style-name="Table3.F10" office:value-type="string">
            <text:p text:style-name="P7"/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Izmenite informacije u formi unosom sledecih podataka i proverite da li forma signalizira korisniku gresku o unosu.</text:p>
            <text:p text:style-name="Table_20_Contents"><text:span text:style-name="Strong_20_Emphasis">Naziv</text:span> - aprilski ispitni rok</text:p>
            <text:p text:style-name="Table_20_Contents"><text:span text:style-name="Strong_20_Emphasis">Pocetak</text:span> - izabrati iz padajuceg menija jedan datum u opsegu: 30.04. - 15.05.</text:p>
            <text:p text:style-name="Table_20_Contents"><text:span text:style-name="Strong_20_Emphasis">Kraj</text:span> - izabrati iz padajuceg menija [izabrani pocetni datum + 45 dana]</text:p>
            <text:p text:style-name="Table_20_Contents"> </text:p>
            <text:p text:style-name="Table_20_Contents"> </text:p>
          </table:table-cell>
          <table:table-cell table:style-name="Table3.A1" office:value-type="string">
            <text:p text:style-name="Table_20_Contents">Forma signalizira korisniku gresku o unosu ispod polja "Pocetak".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Table_20_Contents">Failed</text:p>
          </table:table-cell>
          <table:table-cell table:style-name="Table3.F10" office:value-type="string">
            <text:p text:style-name="P7"/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Proverite da li podaci mogu da se sacuvaju klikom na dugme "Save". </text:p>
          </table:table-cell>
          <table:table-cell table:style-name="Table3.A1" office:value-type="string">
            <text:p text:style-name="Table_20_Contents">Podaci ne mogu dase sacuvaju klikom na dugme "Save" jer je ono deaktivirano. 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Table_20_Contents">Failed</text:p>
          </table:table-cell>
          <table:table-cell table:style-name="Table3.F10" office:value-type="string">
            <text:p text:style-name="P7"/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Izmenite informacije u formi unosom sledecih podataka i proverite da li forma signalizira korisniku gresku o unosu.</text:p>
            <text:p text:style-name="Table_20_Contents"><text:span text:style-name="Strong_20_Emphasis">Naziv</text:span> - julski ispitni rok</text:p>
            <text:p text:style-name="Table_20_Contents"><text:span text:style-name="Strong_20_Emphasis">Pocetak</text:span> - izabrati iz padajuceg menija jedan datum u opsegu: 01.07. - 15.07.</text:p>
            <text:p text:style-name="Table_20_Contents"><text:span text:style-name="Strong_20_Emphasis">Kraj</text:span> - izabrati iz padajuceg menija [izabrani pocetni datum + 60 dana]</text:p>
            <text:p text:style-name="P19"> </text:p>
          </table:table-cell>
          <table:table-cell table:style-name="Table3.A1" office:value-type="string">
            <text:p text:style-name="Table_20_Contents">Forma signalizira korisniku gresku o unosu ispod polja "Kraj". 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Table_20_Contents">Failed</text:p>
          </table:table-cell>
          <table:table-cell table:style-name="Table3.F10" office:value-type="string">
            <text:p text:style-name="P7"/>
          </table:table-cell>
        </table:table-row>
        <table:table-row>
          <table:table-cell table:style-name="Table3.A1" office:value-type="string">
            <text:p text:style-name="Table_20_Contents">6</text:p>
          </table:table-cell>
          <table:table-cell table:style-name="Table3.A1" office:value-type="string">
            <text:p text:style-name="Table_20_Contents">Proverite a li podaci mogu da se sacuvaju klikom na dugme "Save". </text:p>
          </table:table-cell>
          <table:table-cell table:style-name="Table3.A1" office:value-type="string">
            <text:p text:style-name="Table_20_Contents">Podaci ne mogu da se sacuvaju klikom na dugme "Save" jer je ono deaktivirano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Table_20_Contents">Failed</text:p>
          </table:table-cell>
          <table:table-cell table:style-name="Table3.F10" office:value-type="string">
            <text:p text:style-name="P7"/>
          </table:table-cell>
        </table:table-row>
        <table:table-row>
          <table:table-cell table:style-name="Table3.A19" office:value-type="string">
            <text:p text:style-name="Table_20_Contents">Execution type:</text:p>
          </table:table-cell>
          <table:table-cell table:style-name="Table3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9" office:value-type="string">
            <text:p text:style-name="Table_20_Contents">Estimated exec. duration (min):</text:p>
          </table:table-cell>
          <table:table-cell table:style-name="Table3.A1" table:number-columns-spanned="5" office:value-type="string">
            <text:p text:style-name="Table_20_Contents">2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9" office:value-type="string">
            <text:p text:style-name="Table_20_Contents">Priority:</text:p>
          </table:table-cell>
          <table:table-cell table:style-name="Table3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9" office:value-type="string">
            <text:p text:style-name="Table_20_Contents">Requirements</text:p>
          </table:table-cell>
          <table:table-cell table:style-name="Table3.A1" table:number-columns-spanned="5" office:value-type="string">
            <text:p text:style-name="P11"><text:span text:style-name="T6">#REQ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9" office:value-type="string">
            <text:p text:style-name="Table_20_Contents">Execution Details</text:p>
          </table:table-cell>
          <table:table-cell table:style-name="Table3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9" office:value-type="string">
            <text:p text:style-name="Table_20_Contents">Build</text:p>
          </table:table-cell>
          <table:table-cell table:style-name="Table3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9" office:value-type="string">
            <text:p text:style-name="Table_20_Contents">Tester</text:p>
          </table:table-cell>
          <table:table-cell table:style-name="Table3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9" office:value-type="string">
            <text:p text:style-name="Table_20_Contents">Execution <text:soft-page-break/>Result:</text:p>
          </table:table-cell>
          <table:table-cell table:style-name="Table3.A1" table:number-columns-spanned="5" office:value-type="string">
            <text:p text:style-name="P8">Failed<text:soft-page-break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Table_20_Contents">Execution Mode:</text:p>
          </table:table-cell>
          <table:table-cell table:style-name="Table3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Table_20_Contents">Execution duration (min):</text:p>
          </table:table-cell>
          <table:table-cell table:style-name="Table3.A1" table:number-columns-spanned="5" office:value-type="string">
            <text:p text:style-name="P8">1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28"/> 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columns-spanned="6" office:value-type="string">
            <text:p text:style-name="Table_20_Heading">Test Case TP1-4: Menjanje Datuma Ispitnih Rokova na Leto kao Administrat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Table_20_Contents">Summary:</text:p>
            <text:p text:style-name="Table_20_Contents">Testiranje menjanja datuma ispitnih rokova od strane Administratora ako su novi datumi u letnjem periodu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Table_20_Contents">Preconditions:</text:p>
            <text:p text:style-name="P16">1) Pristup aplikaciji "SSluzba" je moguc</text:p>
            <text:p text:style-name="P15"><text:span text:style-name="T2">2) Pristup bazi podataka "SSluzba" posredstvom MySQL-a (</text:span><text:span text:style-name="Strong_20_Emphasis"><text:span text:style-name="T2">Tabela</text:span></text:span><text:span text:style-name="T2">: "ispitni_rokovi")</text:span>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7"><text:span text:style-name="T2">4) Kreirati jedan letnji ispitni rok: </text:span><text:span text:style-name="Strong_20_Emphasis"><text:span text:style-name="T2">Naziv</text:span></text:span><text:span text:style-name="T2"> - julski ispitni rok, </text:span><text:span text:style-name="Strong_20_Emphasis"><text:span text:style-name="T2">Pocetak</text:span></text:span><text:span text:style-name="T2"> - 30.06., </text:span><text:span text:style-name="Strong_20_Emphasis"><text:span text:style-name="T2">Kraj</text:span></text:span><text:span text:style-name="T2"> - [pocetni datum +15 dana]</text:span></text:p>
            <text:p text:style-name="P18">4) Pristupite formi za menjanje informacija o ispitnom roku prateci putanju - "Entities" &gt; "IspitniRokovi"&gt;"Edit" na liniji kraj novokreiranog ispitnog rok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Table_20_Contents">#:</text:p>
          </table:table-cell>
          <table:table-cell table:style-name="Table4.A1" office:value-type="string">
            <text:p text:style-name="Table_20_Contents">Step actions:</text:p>
          </table:table-cell>
          <table:table-cell table:style-name="Table4.A1" office:value-type="string">
            <text:p text:style-name="Table_20_Contents">Expected Results:</text:p>
          </table:table-cell>
          <table:table-cell table:style-name="Table4.A1" office:value-type="string">
            <text:p text:style-name="Table_20_Contents">Execution notes:</text:p>
          </table:table-cell>
          <table:table-cell table:style-name="Table4.A1" office:value-type="string">
            <text:p text:style-name="Table_20_Contents">Execution Status:</text:p>
          </table:table-cell>
          <table:table-cell table:style-name="Table4.F7" office:value-type="string">
            <text:p text:style-name="P7"/>
          </table:table-cell>
        </table:table-row>
        <table:table-row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Izmenite sledece informacije i proverite da li forma signalizira korisniku gresku o unosu.</text:p>
            <text:p text:style-name="Table_20_Contents"><text:span text:style-name="Strong_20_Emphasis">Pocetak</text:span> - izabrati iz padajuceg menija jedan datum u opsegu: 20.06. - 29.06.</text:p>
            <text:p text:style-name="Table_20_Contents"><text:span text:style-name="Strong_20_Emphasis">Kraj</text:span> - izabrati iz padajuceg menija [izabrani pocetni datum + 15 dana]</text:p>
            <text:p text:style-name="P19"> </text:p>
          </table:table-cell>
          <table:table-cell table:style-name="Table4.A1" office:value-type="string">
            <text:p text:style-name="Table_20_Contents">Forma ne signalizira korisniku gresku o unosu.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Table_20_Contents">Passed</text:p>
          </table:table-cell>
          <table:table-cell table:style-name="Table4.F7" office:value-type="string">
            <text:p text:style-name="P7"/>
          </table:table-cell>
        </table:table-row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Sacuvajte izmenu (klikom na dugme "Save") i proverite da li se izmenjeni podaci o ispitnom roku prikazuju na ekranu.</text:p>
          </table:table-cell>
          <table:table-cell table:style-name="Table4.A1" office:value-type="string">
            <text:p text:style-name="Table_20_Contents">Izmenjeni podaci o  ispitnom roku se prikazuju na ekranu.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Table_20_Contents">Passed</text:p>
          </table:table-cell>
          <table:table-cell table:style-name="Table4.F7" office:value-type="string">
            <text:p text:style-name="P7"/>
          </table:table-cell>
        </table:table-row>
        <table:table-row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Proverite u bazi podataka (<text:span text:style-name="Strong_20_Emphasis">Tabela</text:span>: "ispitni_rokovi") da li su uspesno izmenjeni podaci o datom ispitnom roku.</text:p>
          </table:table-cell>
          <table:table-cell table:style-name="Table4.A1" office:value-type="string">
            <text:p text:style-name="Table_20_Contents">U bazi podataka  (<text:span text:style-name="Strong_20_Emphasis">Tabela</text:span>: "ispitni_rokovi") su uspesno izmenjeni podaci o datom ispitnom roku.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Table_20_Contents">Passed</text:p>
          </table:table-cell>
          <table:table-cell table:style-name="Table4.F7" office:value-type="string">
            <text:p text:style-name="P7"/>
          </table:table-cell>
        </table:table-row>
        <table:table-row>
          <table:table-cell table:style-name="Table4.A16" office:value-type="string">
            <text:p text:style-name="Table_20_Contents">Execution type:</text:p>
          </table:table-cell>
          <table:table-cell table:style-name="Table4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6" office:value-type="string">
            <text:p text:style-name="Table_20_Contents">Estimated exec. duration (min):</text:p>
          </table:table-cell>
          <table:table-cell table:style-name="Table4.A1" table:number-columns-spanned="5" office:value-type="string">
            <text:p text:style-name="Table_20_Contents">1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6" office:value-type="string">
            <text:p text:style-name="Table_20_Contents">Priority:</text:p>
          </table:table-cell>
          <table:table-cell table:style-name="Table4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4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6" office:value-type="string">
            <text:p text:style-name="Table_20_Contents">Requirements</text:p>
          </table:table-cell>
          <table:table-cell table:style-name="Table4.A1" table:number-columns-spanned="5" office:value-type="string">
            <text:p text:style-name="P11"><text:span text:style-name="T6">#REQ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3">
          <table:table-cell table:style-name="Table4.A16" office:value-type="string">
            <text:p text:style-name="Table_20_Contents">Execution Details</text:p>
          </table:table-cell>
          <table:table-cell table:style-name="Table4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6" office:value-type="string">
            <text:p text:style-name="Table_20_Contents">Build</text:p>
          </table:table-cell>
          <table:table-cell table:style-name="Table4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6" office:value-type="string">
            <text:p text:style-name="Table_20_Contents">Tester</text:p>
          </table:table-cell>
          <table:table-cell table:style-name="Table4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6" office:value-type="string">
            <text:p text:style-name="Table_20_Contents">Execution Result:</text:p>
          </table:table-cell>
          <table:table-cell table:style-name="Table4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Table_20_Contents">Execution Mode:</text:p>
          </table:table-cell>
          <table:table-cell table:style-name="Table4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Table_20_Contents">Execution duration (min):</text:p>
          </table:table-cell>
          <table:table-cell table:style-name="Table4.A1" table:number-columns-spanned="5" office:value-type="string">
            <text:p text:style-name="P8">10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33"/> 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table:number-columns-spanned="6" office:value-type="string">
            <text:p text:style-name="Table_20_Heading">Test Case TP1-5: Menjanje Datuma Ispitnih Rokova van Leta kao Administrat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Table_20_Contents">Summary:</text:p>
            <text:p text:style-name="Table_20_Contents">Testiranje menjanja datuma ispitnih rokova od strane Administratora ako su novi datumi van letnjeg period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Table_20_Contents">Preconditions:</text:p>
            <text:p text:style-name="P16">1) Pristup aplikaciji "SSluzba" je moguc</text:p>
            <text:p text:style-name="P15"><text:span text:style-name="T2">2) Pristup bazi podataka "SSluzba" posredstvom MySQL-a (</text:span><text:span text:style-name="Strong_20_Emphasis"><text:span text:style-name="T2">Tabela</text:span></text:span><text:span text:style-name="T2">: "ispitni_rokovi")</text:span>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4) Pristupite formi za menjanje informacija o ispitnom roku prateci putanju - "Entities" &gt; "IspitniRokovi"&gt;"Edit" na liniji kraj postojeceg letnjeg ispitnog rok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able_20_Contents">#:</text:p>
          </table:table-cell>
          <table:table-cell table:style-name="Table5.A1" office:value-type="string">
            <text:p text:style-name="Table_20_Contents">Step actions:</text:p>
          </table:table-cell>
          <table:table-cell table:style-name="Table5.A1" office:value-type="string">
            <text:p text:style-name="Table_20_Contents">Expected Results:</text:p>
          </table:table-cell>
          <table:table-cell table:style-name="Table5.A1" office:value-type="string">
            <text:p text:style-name="Table_20_Contents">Execution notes:</text:p>
          </table:table-cell>
          <table:table-cell table:style-name="Table5.A1" office:value-type="string">
            <text:p text:style-name="Table_20_Contents">Execution Status:</text:p>
          </table:table-cell>
          <table:table-cell table:style-name="Table5.F10" office:value-type="string">
            <text:p text:style-name="P7"/>
          </table:table-cell>
        </table:table-row>
        <table:table-row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Izmenite sledece informacije i proverite da li forma signalizira korisniku gresku o unosu.</text:p>
            <text:p text:style-name="Table_20_Contents"><text:span text:style-name="Strong_20_Emphasis">Pocetak</text:span> - izabrati iz padajuceg menija jedan datum u opsegu: 20.04. - 29.04.</text:p>
            <text:p text:style-name="Table_20_Contents"><text:span text:style-name="Strong_20_Emphasis">Kraj</text:span> - izabrati iz padajuceg menija [izabrani pocetni datum + 15 dana]</text:p>
            <text:p text:style-name="P19"> </text:p>
          </table:table-cell>
          <table:table-cell table:style-name="Table5.A1" office:value-type="string">
            <text:p text:style-name="Table_20_Contents">Forma signalizira korisniku gresku o unosu ispod polja "Pocetak" i "Kraj"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Failed</text:p>
          </table:table-cell>
          <table:table-cell table:style-name="Table5.F10" office:value-type="string">
            <text:p text:style-name="P7"/>
          </table:table-cell>
        </table:table-row>
        <table:table-row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Proverite da li izmenjeni podaci o ispitnom roku mogu da se sacuvaju klikom na dugme "Save"</text:p>
          </table:table-cell>
          <table:table-cell table:style-name="Table5.A1" office:value-type="string">
            <text:p text:style-name="Table_20_Contents">Izmenjeni podaci o  ispitnom roku ne mogu da se sacuvaju jer je dugme deaktivirano. 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Failed</text:p>
          </table:table-cell>
          <table:table-cell table:style-name="Table5.F10" office:value-type="string">
            <text:p text:style-name="P7"/>
          </table:table-cell>
        </table:table-row>
        <table:table-row>
          <table:table-cell table:style-name="Table5.A1" office:value-type="string">
            <text:p text:style-name="Table_20_Contents">3</text:p>
          </table:table-cell>
          <table:table-cell table:style-name="Table5.A1" office:value-type="string">
            <text:p text:style-name="Table_20_Contents">Izmenite sledece informacije i proverite da li forma signalizira korisniku gresku o unosu.</text:p>
            <text:p text:style-name="Table_20_Contents"><text:span text:style-name="Strong_20_Emphasis">Pocetak</text:span> - izabrati iz padajuceg menija <text:soft-page-break/>jedan datum u opsegu: 30.04. - 15.05.</text:p>
            <text:p text:style-name="Table_20_Contents"><text:span text:style-name="Strong_20_Emphasis">Kraj</text:span> - izabrati iz padajuceg menija [izabrani pocetni datum + 45 dana]</text:p>
            <text:p text:style-name="P19"> </text:p>
          </table:table-cell>
          <table:table-cell table:style-name="Table5.A1" office:value-type="string">
            <text:p text:style-name="Table_20_Contents">Forma signalizira korisniku gresku o unosu ispod polja "Pocetak". 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Failed</text:p>
          </table:table-cell>
          <table:table-cell table:style-name="Table5.F10" office:value-type="string">
            <text:p text:style-name="P7"/>
          </table:table-cell>
        </table:table-row>
        <table:table-row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Proverite da li izmenjeni podaci o ispitnom rouk mogu da se scauvaju klikom na dugme "Save"</text:p>
          </table:table-cell>
          <table:table-cell table:style-name="Table5.A1" office:value-type="string">
            <text:p text:style-name="Table_20_Contents">Izmenjeni podaci o ispitnom roku ne mogu da se sacuvaju jer je dugme deaktivirano. 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Failed</text:p>
          </table:table-cell>
          <table:table-cell table:style-name="Table5.F10" office:value-type="string">
            <text:p text:style-name="P7"/>
          </table:table-cell>
        </table:table-row>
        <table:table-row>
          <table:table-cell table:style-name="Table5.A1" office:value-type="string">
            <text:p text:style-name="Table_20_Contents">5</text:p>
          </table:table-cell>
          <table:table-cell table:style-name="Table5.A1" office:value-type="string">
            <text:p text:style-name="Table_20_Contents">Izmenite informacije u formi unosom sledecih podataka i proverite da li forma signalizira korisniku gresku o unosu.</text:p>
            <text:p text:style-name="Table_20_Contents"><text:span text:style-name="Strong_20_Emphasis">Pocetak</text:span> - izabrati iz padajuceg menija jedan datum u opsegu: 01.07. - 15.07.</text:p>
            <text:p text:style-name="Table_20_Contents"><text:span text:style-name="Strong_20_Emphasis">Kraj</text:span> - izabrati iz padajuceg menija [izabrani pocetni datum + 60 dana]</text:p>
            <text:p text:style-name="P19"> </text:p>
          </table:table-cell>
          <table:table-cell table:style-name="Table5.A1" office:value-type="string">
            <text:p text:style-name="Table_20_Contents">Forma signalizira korisniku gresku o unosu ispod polja "Kraj". 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Failed</text:p>
          </table:table-cell>
          <table:table-cell table:style-name="Table5.F10" office:value-type="string">
            <text:p text:style-name="P7"/>
          </table:table-cell>
        </table:table-row>
        <table:table-row>
          <table:table-cell table:style-name="Table5.A1" office:value-type="string">
            <text:p text:style-name="Table_20_Contents">6</text:p>
          </table:table-cell>
          <table:table-cell table:style-name="Table5.A1" office:value-type="string">
            <text:p text:style-name="Table_20_Contents">Proverite da li izmenjeni podaci o ispitnom roku mogu da se sacuvaju klikom na dugme "Save"</text:p>
          </table:table-cell>
          <table:table-cell table:style-name="Table5.A1" office:value-type="string">
            <text:p text:style-name="Table_20_Contents">Izmenjeni podaci o  ispitnom roku ne mogu da se sacuvaju jer je dugme deaktivirano. 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Table_20_Contents">Failed</text:p>
          </table:table-cell>
          <table:table-cell table:style-name="Table5.F10" office:value-type="string">
            <text:p text:style-name="P7"/>
          </table:table-cell>
        </table:table-row>
        <table:table-row>
          <table:table-cell table:style-name="Table5.A19" office:value-type="string">
            <text:p text:style-name="Table_20_Contents">Execution type:</text:p>
          </table:table-cell>
          <table:table-cell table:style-name="Table5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9" office:value-type="string">
            <text:p text:style-name="Table_20_Contents">Estimated exec. duration (min):</text:p>
          </table:table-cell>
          <table:table-cell table:style-name="Table5.A1" table:number-columns-spanned="5" office:value-type="string">
            <text:p text:style-name="Table_20_Contents">1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9" office:value-type="string">
            <text:p text:style-name="Table_20_Contents">Priority:</text:p>
          </table:table-cell>
          <table:table-cell table:style-name="Table5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9" office:value-type="string">
            <text:p text:style-name="Table_20_Contents">Requirements</text:p>
          </table:table-cell>
          <table:table-cell table:style-name="Table5.A1" table:number-columns-spanned="5" office:value-type="string">
            <text:p text:style-name="P11"><text:span text:style-name="T6">#REQ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6">
          <table:table-cell table:style-name="Table5.A19" office:value-type="string">
            <text:p text:style-name="Table_20_Contents">Execution Details</text:p>
          </table:table-cell>
          <table:table-cell table:style-name="Table5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9" office:value-type="string">
            <text:p text:style-name="Table_20_Contents">Build</text:p>
          </table:table-cell>
          <table:table-cell table:style-name="Table5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9" office:value-type="string">
            <text:p text:style-name="Table_20_Contents">Tester</text:p>
          </table:table-cell>
          <table:table-cell table:style-name="Table5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9" office:value-type="string">
            <text:p text:style-name="Table_20_Contents">Execution Result:</text:p>
          </table:table-cell>
          <table:table-cell table:style-name="Table5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able_20_Contents">Execution Mode:</text:p>
          </table:table-cell>
          <table:table-cell table:style-name="Table5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able_20_Contents">Execution duration (min):</text:p>
          </table:table-cell>
          <table:table-cell table:style-name="Table5.A1" table:number-columns-spanned="5" office:value-type="string">
            <text:p text:style-name="P8">1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42"/> 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columns-spanned="6" office:value-type="string">
            <text:p text:style-name="Table_20_Heading">Test Case TP1-6: Dodavanje Ispitnih Rokova kao User (ukupno manje od 8 ispitnih rokova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Table_20_Contents">Summary:</text:p>
            <text:p text:style-name="Table_20_Contents"><text:soft-page-break/>Testiranje dodavanja ispitnih rokova od strane Usera kada ispitnih rokova ima ukupno manje od 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Table_20_Contents">Preconditions:</text:p>
            <text:p text:style-name="Table_20_Contents"> 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3">1) Pristup aplikaciji "SSluzba" je moguc</text:p>
                  <text:p text:style-name="P12"><text:span text:style-name="T4">2) Pristup bazi podataka "SSluzba" posredstvom MySQL-a (</text:span><text:span text:style-name="Strong_20_Emphasis"><text:span text:style-name="T4">Tabela</text:span></text:span><text:span text:style-name="T4">: "ispitni_rokovi")</text:span></text:p>
                  <text:p text:style-name="Table_20_Contents"><text:span text:style-name="T4">3) Uloguj se kao User koristeci kredencijale - </text:span><text:span text:style-name="Strong_20_Emphasis"><text:span text:style-name="T4">username</text:span></text:span><text:span text:style-name="T4">: "user", </text:span><text:span text:style-name="Strong_20_Emphasis"><text:span text:style-name="T4">password</text:span></text:span><text:span text:style-name="T4">: "user"</text:span></text:p>
                  <text:p text:style-name="P10">4) Kreirati/obrisati rokove viska tako da im ukupan broj bude 6</text:p>
                  <text:p text:style-name="P10">5) Pristupite formi za kreiranje ispitnih rokova prateci putanju - "Entities" &gt; "IspitniRokovi"&gt;"Create a new IspitniRokovi"</text:p>
                </table:table-cell>
              </table:table-row>
            </table:table>
            <text:p text:style-name="Table_20_Contents">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Table_20_Contents">#:</text:p>
          </table:table-cell>
          <table:table-cell table:style-name="Table6.A1" office:value-type="string">
            <text:p text:style-name="Table_20_Contents">Step actions:</text:p>
          </table:table-cell>
          <table:table-cell table:style-name="Table6.A1" office:value-type="string">
            <text:p text:style-name="Table_20_Contents">Expected Results:</text:p>
          </table:table-cell>
          <table:table-cell table:style-name="Table6.A1" office:value-type="string">
            <text:p text:style-name="Table_20_Contents">Execution notes:</text:p>
          </table:table-cell>
          <table:table-cell table:style-name="Table6.A1" office:value-type="string">
            <text:p text:style-name="Table_20_Contents">Execution Status:</text:p>
          </table:table-cell>
          <table:table-cell table:style-name="Table6.F7" office:value-type="string">
            <text:p text:style-name="P7"/>
          </table:table-cell>
        </table:table-row>
        <table:table-row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Nakon unosa validnih informacija za naziv, pocetni i krajni datum, sacuvajte ispitni rok klikom na dugme "Save" i proverite da li aplikacija prijavljuje gresku korisniku o prekoracenju broja dozvoljenih ispitnitnih rokova.</text:p>
          </table:table-cell>
          <table:table-cell table:style-name="Table6.A1" office:value-type="string">
            <text:p text:style-name="Table_20_Contents">Aplikacija ne prijavljuje gresku korisniku o prekoracenju broja dozvoljenih ispitnitnih rokova.</text:p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Table_20_Contents">Passed</text:p>
          </table:table-cell>
          <table:table-cell table:style-name="Table6.F7" office:value-type="string">
            <text:p text:style-name="P7"/>
          </table:table-cell>
        </table:table-row>
        <table:table-row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Proverite da li je novokreirani ispitni rok prikazan u listi ispitnih rokova</text:p>
          </table:table-cell>
          <table:table-cell table:style-name="Table6.A1" office:value-type="string">
            <text:p text:style-name="Table_20_Contents">Novokreirani ispitni rok je prikazan u listi ispitnih rokova</text:p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Table_20_Contents">Passed</text:p>
          </table:table-cell>
          <table:table-cell table:style-name="Table6.F7" office:value-type="string">
            <text:p text:style-name="P7"/>
          </table:table-cell>
        </table:table-row>
        <table:table-row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Proverite u bazi podataka (<text:span text:style-name="Strong_20_Emphasis">Tabela</text:span>: "ispitni_rokovi") da li je uspesno dodat novi red sa informacijama o novokreiranom ispitnom roku.</text:p>
          </table:table-cell>
          <table:table-cell table:style-name="Table6.A1" office:value-type="string">
            <text:p text:style-name="Table_20_Contents">U bazi podataka  (<text:span text:style-name="Strong_20_Emphasis">Tabela</text:span>: "ispitni_rokovi") je uspesno dodat novi red sa informacijama o novokreiranom ispitnom roku.</text:p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Table_20_Contents">Passed</text:p>
          </table:table-cell>
          <table:table-cell table:style-name="Table6.F7" office:value-type="string">
            <text:p text:style-name="P7"/>
          </table:table-cell>
        </table:table-row>
        <table:table-row>
          <table:table-cell table:style-name="Table6.A16" office:value-type="string">
            <text:p text:style-name="Table_20_Contents">Execution type:</text:p>
          </table:table-cell>
          <table:table-cell table:style-name="Table6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6" office:value-type="string">
            <text:p text:style-name="Table_20_Contents">Estimated exec. duration (min):</text:p>
          </table:table-cell>
          <table:table-cell table:style-name="Table6.A1" table:number-columns-spanned="5" office:value-type="string">
            <text:p text:style-name="Table_20_Contents">1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6" office:value-type="string">
            <text:p text:style-name="Table_20_Contents">Priority:</text:p>
          </table:table-cell>
          <table:table-cell table:style-name="Table6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6" office:value-type="string">
            <text:p text:style-name="Table_20_Contents">Requirements</text:p>
          </table:table-cell>
          <table:table-cell table:style-name="Table6.A1" table:number-columns-spanned="5" office:value-type="string">
            <text:p text:style-name="P11"><text:span text:style-name="T6">#REQ3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13">
          <table:table-cell table:style-name="Table6.A16" office:value-type="string">
            <text:p text:style-name="Table_20_Contents">Execution Details</text:p>
          </table:table-cell>
          <table:table-cell table:style-name="Table6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6" office:value-type="string">
            <text:p text:style-name="Table_20_Contents">Build</text:p>
          </table:table-cell>
          <table:table-cell table:style-name="Table6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6" office:value-type="string">
            <text:p text:style-name="Table_20_Contents">Tester</text:p>
          </table:table-cell>
          <table:table-cell table:style-name="Table6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6" office:value-type="string">
            <text:p text:style-name="Table_20_Contents">Execution Result:</text:p>
          </table:table-cell>
          <table:table-cell table:style-name="Table6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6.A1" office:value-type="string">
            <text:p text:style-name="Table_20_Contents">Execution Mode:</text:p>
          </table:table-cell>
          <table:table-cell table:style-name="Table6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Table_20_Contents">Execution duration (min):</text:p>
          </table:table-cell>
          <table:table-cell table:style-name="Table6.A1" table:number-columns-spanned="5" office:value-type="string">
            <text:p text:style-name="P8">10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47"/> 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table:number-columns-spanned="6" office:value-type="string">
            <text:p text:style-name="Table_20_Heading">Test Case TP1-7: Dodavanje Ispitnih Rokova kao User (ukupno 8 ispitnih rokova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Table_20_Contents">Summary:</text:p>
            <text:p text:style-name="Table_20_Contents">Testiranje dodavanja ispitnih rokova od strane Usera kada ispitnih rokova ima ukupno 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Table_20_Contents">Preconditions:</text:p>
            <text:p text:style-name="Table_20_Contents"> </text:p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3">1) Pristup aplikaciji "SSluzba" je moguc</text:p>
                  <text:p text:style-name="P12"><text:span text:style-name="T4">2) Pristup bazi podataka "SSluzba" posredstvom MySQL-a (</text:span><text:span text:style-name="Strong_20_Emphasis"><text:span text:style-name="T4">Tabela</text:span></text:span><text:span text:style-name="T4">: "ispitni_rokovi")</text:span></text:p>
                  <text:p text:style-name="Table_20_Contents"><text:span text:style-name="T4">3) Uloguj se kao User koristeci kredencijale - </text:span><text:span text:style-name="Strong_20_Emphasis"><text:span text:style-name="T4">username</text:span></text:span><text:span text:style-name="T4">: "user", </text:span><text:span text:style-name="Strong_20_Emphasis"><text:span text:style-name="T4">password</text:span></text:span><text:span text:style-name="T4">: "user"</text:span></text:p>
                  <text:p text:style-name="P10">4) Kreirati/obrisati rokove viska tako da im ukupan broj bude 7</text:p>
                  <text:p text:style-name="P10">5) Pristupite formi za kreiranje ispitnih rokova prateci putanju - "Entities" &gt; "IspitniRokovi"&gt;"Create a new IspitniRokovi"</text:p>
                </table:table-cell>
              </table:table-row>
            </table:table>
            <text:p text:style-name="Table_20_Contents">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Table_20_Contents">#:</text:p>
          </table:table-cell>
          <table:table-cell table:style-name="Table8.A1" office:value-type="string">
            <text:p text:style-name="Table_20_Contents">Step actions:</text:p>
          </table:table-cell>
          <table:table-cell table:style-name="Table8.A1" office:value-type="string">
            <text:p text:style-name="Table_20_Contents">Expected Results:</text:p>
          </table:table-cell>
          <table:table-cell table:style-name="Table8.A1" office:value-type="string">
            <text:p text:style-name="Table_20_Contents">Execution notes:</text:p>
          </table:table-cell>
          <table:table-cell table:style-name="Table8.A1" office:value-type="string">
            <text:p text:style-name="Table_20_Contents">Execution Status:</text:p>
          </table:table-cell>
          <table:table-cell table:style-name="Table8.F7" office:value-type="string">
            <text:p text:style-name="P7"/>
          </table:table-cell>
        </table:table-row>
        <table:table-row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Nakon unosa validnih informacija za naziv, pocetni i krajni datum, sacuvajte ispitni rok klikom na dugme "Save" i proverite da li aplikacija prijavljuje gresku korisniku o prekoracenju broja dozvoljenih ispitnitnih rokova.</text:p>
          </table:table-cell>
          <table:table-cell table:style-name="Table8.A1" office:value-type="string">
            <text:p text:style-name="Table_20_Contents">Aplikacija prijavljuje gresku korisniku o prekoracenju broja dozvoljenih ispitnitnih rokova.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Table_20_Contents">Failed</text:p>
          </table:table-cell>
          <table:table-cell table:style-name="Table8.F7" office:value-type="string">
            <text:p text:style-name="P7"/>
          </table:table-cell>
        </table:table-row>
        <table:table-row>
          <table:table-cell table:style-name="Table8.A1" office:value-type="string">
            <text:p text:style-name="Table_20_Contents">2</text:p>
          </table:table-cell>
          <table:table-cell table:style-name="Table8.A1" office:value-type="string">
            <text:p text:style-name="Table_20_Contents">Proverite da li je ispitni rok koji smo pokusavali da dodamo prikazan u listi ispitnih rokova</text:p>
          </table:table-cell>
          <table:table-cell table:style-name="Table8.A1" office:value-type="string">
            <text:p text:style-name="Table_20_Contents">ispitni rok koji smo pokusavali da dodamo nije prikazan u listi ispitnih rokova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Table_20_Contents">Failed</text:p>
          </table:table-cell>
          <table:table-cell table:style-name="Table8.F7" office:value-type="string">
            <text:p text:style-name="P7"/>
          </table:table-cell>
        </table:table-row>
        <table:table-row>
          <table:table-cell table:style-name="Table8.A1" office:value-type="string">
            <text:p text:style-name="Table_20_Contents">3</text:p>
          </table:table-cell>
          <table:table-cell table:style-name="Table8.A1" office:value-type="string">
            <text:p text:style-name="Table_20_Contents">Proverite u bazi podataka (<text:span text:style-name="Strong_20_Emphasis">Tabela</text:span>: "ispitni_rokovi") da li je dodat novi red sa informacijama o ispitnom roku koji smo pokusali da dodamo.</text:p>
          </table:table-cell>
          <table:table-cell table:style-name="Table8.A1" office:value-type="string">
            <text:p text:style-name="Table_20_Contents">U bazi podataka  (<text:span text:style-name="Strong_20_Emphasis">Tabela</text:span>: "ispitni_rokovi") nije dodat novi red sa informacijama o  ispitnom roku koji smo pokusali da dodamo.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Table_20_Contents">Failed</text:p>
          </table:table-cell>
          <table:table-cell table:style-name="Table8.F7" office:value-type="string">
            <text:p text:style-name="P7"/>
          </table:table-cell>
        </table:table-row>
        <table:table-row>
          <table:table-cell table:style-name="Table8.A16" office:value-type="string">
            <text:p text:style-name="Table_20_Contents">Execution type:</text:p>
          </table:table-cell>
          <table:table-cell table:style-name="Table8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6" office:value-type="string">
            <text:p text:style-name="Table_20_Contents">Estimated exec. duration (min):</text:p>
          </table:table-cell>
          <table:table-cell table:style-name="Table8.A1" table:number-columns-spanned="5" office:value-type="string">
            <text:p text:style-name="Table_20_Contents">1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6" office:value-type="string">
            <text:p text:style-name="Table_20_Contents">Priority:</text:p>
          </table:table-cell>
          <table:table-cell table:style-name="Table8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6" office:value-type="string">
            <text:p text:style-name="Table_20_Contents">Requirements</text:p>
          </table:table-cell>
          <table:table-cell table:style-name="Table8.A1" table:number-columns-spanned="5" office:value-type="string">
            <text:p text:style-name="P11"><text:span text:style-name="T6">#REQ3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13">
          <table:table-cell table:style-name="Table8.A16" office:value-type="string">
            <text:p text:style-name="Table_20_Contents">Execution <text:soft-page-break/>Details</text:p>
          </table:table-cell>
          <table:table-cell table:style-name="Table8.A1" table:number-columns-spanned="5" office:value-type="string">
            <text:p text:style-name="Table_20_Contents"> <text:soft-page-break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6" office:value-type="string">
            <text:p text:style-name="Table_20_Contents">Build</text:p>
          </table:table-cell>
          <table:table-cell table:style-name="Table8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6" office:value-type="string">
            <text:p text:style-name="Table_20_Contents">Tester</text:p>
          </table:table-cell>
          <table:table-cell table:style-name="Table8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6" office:value-type="string">
            <text:p text:style-name="Table_20_Contents">Execution Result:</text:p>
          </table:table-cell>
          <table:table-cell table:style-name="Table8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Table_20_Contents">Execution Mode:</text:p>
          </table:table-cell>
          <table:table-cell table:style-name="Table8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Table_20_Contents">Execution duration (min):</text:p>
          </table:table-cell>
          <table:table-cell table:style-name="Table8.A1" table:number-columns-spanned="5" office:value-type="string">
            <text:p text:style-name="P8">10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52"/> 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table:number-columns-spanned="6" office:value-type="string">
            <text:p text:style-name="Table_20_Heading">Test Case TP1-8: Dodavanje Ispitnih Rokova kao Administrator (ukupno vise od 6 ispitnih rokova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Table_20_Contents">Summary:</text:p>
            <text:p text:style-name="Table_20_Contents">Testiranje dodavanja ispitnih rokova od strane Administratora kada ispitnih rokova ima ukupno vise od 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Table_20_Contents">Preconditions:</text:p>
            <text:p text:style-name="Table_20_Contents"> </text:p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3">1) Pristup aplikaciji "SSluzba" je moguc</text:p>
                  <text:p text:style-name="P12"><text:span text:style-name="T4">2) Pristup bazi podataka "SSluzba" posredstvom MySQL-a (</text:span><text:span text:style-name="Strong_20_Emphasis"><text:span text:style-name="T4">Tabela</text:span></text:span><text:span text:style-name="T4">: "ispitni_rokovi")</text:span></text:p>
                  <text:p text:style-name="Table_20_Contents"><text:span text:style-name="T4">3) Uloguj se kao Administrator  koristeci kredencijale - </text:span><text:span text:style-name="Strong_20_Emphasis"><text:span text:style-name="T4">username</text:span></text:span><text:span text:style-name="T4">: "admin", </text:span><text:span text:style-name="Strong_20_Emphasis"><text:span text:style-name="T4">password</text:span></text:span><text:span text:style-name="T4">: "admin"</text:span></text:p>
                  <text:p text:style-name="P10">4) Kreirati/obrisati rokove viska tako da im ukupan broj bude 6</text:p>
                  <text:p text:style-name="P10">5) Pristupite formi za kreiranje ispitnih rokova prateci putanju - "Entities" &gt; "IspitniRokovi"&gt;"Create a new IspitniRokovi"</text:p>
                </table:table-cell>
              </table:table-row>
            </table:table>
            <text:p text:style-name="Table_20_Contents">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Table_20_Contents">#:</text:p>
          </table:table-cell>
          <table:table-cell table:style-name="Table10.A1" office:value-type="string">
            <text:p text:style-name="Table_20_Contents">Step actions:</text:p>
          </table:table-cell>
          <table:table-cell table:style-name="Table10.A1" office:value-type="string">
            <text:p text:style-name="Table_20_Contents">Expected Results:</text:p>
          </table:table-cell>
          <table:table-cell table:style-name="Table10.A1" office:value-type="string">
            <text:p text:style-name="Table_20_Contents">Execution notes:</text:p>
          </table:table-cell>
          <table:table-cell table:style-name="Table10.A1" office:value-type="string">
            <text:p text:style-name="Table_20_Contents">Execution Status:</text:p>
          </table:table-cell>
          <table:table-cell table:style-name="Table10.F7" office:value-type="string">
            <text:p text:style-name="P7"/>
          </table:table-cell>
        </table:table-row>
        <table:table-row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Nakon unosa validnih informacija za naziv, pocetni i krajni datum, sacuvajte ispitni rok klikom na dugme "Save" i proverite da li aplikacija prijavljuje gresku korisniku o prekoracenju broja dozvoljenih ispitnitnih rokova.</text:p>
          </table:table-cell>
          <table:table-cell table:style-name="Table10.A1" office:value-type="string">
            <text:p text:style-name="Table_20_Contents">Aplikacija prijavljuje gresku korisniku o prekoracenju broja dozvoljenih ispitnitnih rokova.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Table_20_Contents">Failed</text:p>
          </table:table-cell>
          <table:table-cell table:style-name="Table10.F7" office:value-type="string">
            <text:p text:style-name="P7"/>
          </table:table-cell>
        </table:table-row>
        <table:table-row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Proverite da li je ispitni rok koji smo pokusavali da dodamo prikazan u listi ispitnih rokova</text:p>
          </table:table-cell>
          <table:table-cell table:style-name="Table10.A1" office:value-type="string">
            <text:p text:style-name="Table_20_Contents">ispitni rok koji smo pokusavali da dodamo nije prikazan u listi ispitnih rokova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Table_20_Contents">Failed</text:p>
          </table:table-cell>
          <table:table-cell table:style-name="Table10.F7" office:value-type="string">
            <text:p text:style-name="P7"/>
          </table:table-cell>
        </table:table-row>
        <table:table-row>
          <table:table-cell table:style-name="Table10.A1" office:value-type="string">
            <text:p text:style-name="Table_20_Contents">3</text:p>
          </table:table-cell>
          <table:table-cell table:style-name="Table10.A1" office:value-type="string">
            <text:p text:style-name="Table_20_Contents">Proverite u bazi podataka (<text:span text:style-name="Strong_20_Emphasis">Tabela</text:span>: "ispitni_rokovi") da li je dodat novi red sa informacijama o ispitnom roku koji smo pokusali da dodamo.</text:p>
          </table:table-cell>
          <table:table-cell table:style-name="Table10.A1" office:value-type="string">
            <text:p text:style-name="Table_20_Contents">U bazi podataka  (<text:span text:style-name="Strong_20_Emphasis">Tabela</text:span>: "ispitni_rokovi") nije dodat novi red sa informacijama o  ispitnom roku koji smo pokusali da dodamo.</text:p>
          </table:table-cell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Table_20_Contents">Failed</text:p>
          </table:table-cell>
          <table:table-cell table:style-name="Table10.F7" office:value-type="string">
            <text:p text:style-name="P7"/>
          </table:table-cell>
        </table:table-row>
        <table:table-row>
          <table:table-cell table:style-name="Table10.A16" office:value-type="string">
            <text:p text:style-name="Table_20_Contents">Execution type:</text:p>
          </table:table-cell>
          <table:table-cell table:style-name="Table10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16" office:value-type="string">
            <text:p text:style-name="Table_20_Contents">Estimated <text:soft-page-break/>exec. duration (min):</text:p>
          </table:table-cell>
          <table:table-cell table:style-name="Table10.A1" table:number-columns-spanned="5" office:value-type="string">
            <text:p text:style-name="Table_20_Contents">15.00<text:soft-page-break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16" office:value-type="string">
            <text:p text:style-name="Table_20_Contents">Priority:</text:p>
          </table:table-cell>
          <table:table-cell table:style-name="Table10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6" office:value-type="string">
            <text:p text:style-name="Table_20_Contents">Requirements</text:p>
          </table:table-cell>
          <table:table-cell table:style-name="Table10.A1" table:number-columns-spanned="5" office:value-type="string">
            <text:p text:style-name="P11"><text:span text:style-name="T6">#REQ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13">
          <table:table-cell table:style-name="Table10.A16" office:value-type="string">
            <text:p text:style-name="Table_20_Contents">Execution Details</text:p>
          </table:table-cell>
          <table:table-cell table:style-name="Table10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16" office:value-type="string">
            <text:p text:style-name="Table_20_Contents">Build</text:p>
          </table:table-cell>
          <table:table-cell table:style-name="Table10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16" office:value-type="string">
            <text:p text:style-name="Table_20_Contents">Tester</text:p>
          </table:table-cell>
          <table:table-cell table:style-name="Table10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16" office:value-type="string">
            <text:p text:style-name="Table_20_Contents">Execution Result:</text:p>
          </table:table-cell>
          <table:table-cell table:style-name="Table10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Table_20_Contents">Execution Mode:</text:p>
          </table:table-cell>
          <table:table-cell table:style-name="Table10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Table_20_Contents">Execution duration (min):</text:p>
          </table:table-cell>
          <table:table-cell table:style-name="Table10.A1" table:number-columns-spanned="5" office:value-type="string">
            <text:p text:style-name="P8">10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57"/> 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table:number-columns-spanned="6" office:value-type="string">
            <text:p text:style-name="Table_20_Heading">Test Case TP1-9: Dodavanje Ispitnih Rokova kao Administrator (ukupno &lt;= 6 ispitnih rokova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Table_20_Contents">Summary:</text:p>
            <text:p text:style-name="Table_20_Contents">Testiranje dodavanja ispitnih rokova od strane Administratora kada ispitnih rokova ima ukupno manje od (ili tacno) 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Table_20_Contents">Preconditions:</text:p>
            <text:p text:style-name="Table_20_Contents"> </text:p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3">1) Pristup aplikaciji "SSluzba" je moguc</text:p>
                  <text:p text:style-name="P12"><text:span text:style-name="T4">2) Pristup bazi podataka "SSluzba" posredstvom MySQL-a (</text:span><text:span text:style-name="Strong_20_Emphasis"><text:span text:style-name="T4">Tabela</text:span></text:span><text:span text:style-name="T4">: "ispitni_rokovi")</text:span></text:p>
                  <text:p text:style-name="Table_20_Contents"><text:span text:style-name="T4">3) Uloguj se kao User koristeci kredencijale - </text:span><text:span text:style-name="Strong_20_Emphasis"><text:span text:style-name="T4">username</text:span></text:span><text:span text:style-name="T4">: "admin", </text:span><text:span text:style-name="Strong_20_Emphasis"><text:span text:style-name="T4">password</text:span></text:span><text:span text:style-name="T4">: "admin"</text:span></text:p>
                  <text:p text:style-name="P10">4) Kreirati/brisati rokove viska tako da im ukupan broj bude 4</text:p>
                  <text:p text:style-name="P10">5) Pristupite formi za kreiranje ispitnih rokova prateci putanju - "Entities" &gt; "IspitniRokovi"&gt;"Create a new IspitniRokovi"</text:p>
                </table:table-cell>
              </table:table-row>
            </table:table>
            <text:p text:style-name="Table_20_Contents">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Table_20_Contents">#:</text:p>
          </table:table-cell>
          <table:table-cell table:style-name="Table12.A1" office:value-type="string">
            <text:p text:style-name="Table_20_Contents">Step actions:</text:p>
          </table:table-cell>
          <table:table-cell table:style-name="Table12.A1" office:value-type="string">
            <text:p text:style-name="Table_20_Contents">Expected Results:</text:p>
          </table:table-cell>
          <table:table-cell table:style-name="Table12.A1" office:value-type="string">
            <text:p text:style-name="Table_20_Contents">Execution notes:</text:p>
          </table:table-cell>
          <table:table-cell table:style-name="Table12.A1" office:value-type="string">
            <text:p text:style-name="Table_20_Contents">Execution Status:</text:p>
          </table:table-cell>
          <table:table-cell table:style-name="Table12.F9" office:value-type="string">
            <text:p text:style-name="P7"/>
          </table:table-cell>
        </table:table-row>
        <table:table-row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Nakon unosa validnih informacija za naziv, pocetni i krajni datum, sacuvajte ispitni rok klikom na dugme "Save" i proverite da li aplikacija prijavljuje gresku korisniku o prekoracenju broja dozvoljenih ispitnitnih rokova.</text:p>
          </table:table-cell>
          <table:table-cell table:style-name="Table12.A1" office:value-type="string">
            <text:p text:style-name="Table_20_Contents">Aplikacija ne prijavljuje gresku korisniku o prekoracenju broja dozvoljenih ispitnitnih rokova.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Table_20_Contents">Passed</text:p>
          </table:table-cell>
          <table:table-cell table:style-name="Table12.F9" office:value-type="string">
            <text:p text:style-name="P7"/>
          </table:table-cell>
        </table:table-row>
        <table:table-row>
          <table:table-cell table:style-name="Table12.A1" office:value-type="string">
            <text:p text:style-name="Table_20_Contents">2</text:p>
          </table:table-cell>
          <table:table-cell table:style-name="Table12.A1" office:value-type="string">
            <text:p text:style-name="Table_20_Contents">Proverite da li je novokreirani ispitni rok prikazan u listi ispitnih rokova</text:p>
          </table:table-cell>
          <table:table-cell table:style-name="Table12.A1" office:value-type="string">
            <text:p text:style-name="Table_20_Contents">Novokreirani ispitni rok je prikazan u listi ispitnih rokova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Table_20_Contents">Passed</text:p>
          </table:table-cell>
          <table:table-cell table:style-name="Table12.F9" office:value-type="string">
            <text:p text:style-name="P7"/>
          </table:table-cell>
        </table:table-row>
        <text:soft-page-break/>
        <table:table-row>
          <table:table-cell table:style-name="Table12.A1" office:value-type="string">
            <text:p text:style-name="Table_20_Contents">3</text:p>
          </table:table-cell>
          <table:table-cell table:style-name="Table12.A1" office:value-type="string">
            <text:p text:style-name="Table_20_Contents">Pokusajte da dodate jos jedan ispitni rok sa novim validnim informacijama kroz "Create a new IspitniRokovi" i proverite da li aplikacija prijavljuje gresku korisniku o prekoracenju broja dozvoljenih ispitnih rokova. </text:p>
          </table:table-cell>
          <table:table-cell table:style-name="Table12.A1" office:value-type="string">
            <text:p text:style-name="Table_20_Contents">Aplikacija ne prijavljuje gresku korisniku o prekoracenju broja dozvoljenih ispitnih rokova.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Table_20_Contents">Passed</text:p>
          </table:table-cell>
          <table:table-cell table:style-name="Table12.F9" office:value-type="string">
            <text:p text:style-name="P7"/>
          </table:table-cell>
        </table:table-row>
        <table:table-row>
          <table:table-cell table:style-name="Table12.A1" office:value-type="string">
            <text:p text:style-name="Table_20_Contents">4</text:p>
          </table:table-cell>
          <table:table-cell table:style-name="Table12.A1" office:value-type="string">
            <text:p text:style-name="Table_20_Contents">Proverite da li je novokreirani ispitni rok prikazan u listi ispitnih rokova </text:p>
          </table:table-cell>
          <table:table-cell table:style-name="Table12.A1" office:value-type="string">
            <text:p text:style-name="Table_20_Contents">Novokreirani isptini rok je prikazan u listi ispitnih rokova. 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Table_20_Contents">Passed</text:p>
          </table:table-cell>
          <table:table-cell table:style-name="Table12.F9" office:value-type="string">
            <text:p text:style-name="P7"/>
          </table:table-cell>
        </table:table-row>
        <table:table-row>
          <table:table-cell table:style-name="Table12.A1" office:value-type="string">
            <text:p text:style-name="Table_20_Contents">5</text:p>
          </table:table-cell>
          <table:table-cell table:style-name="Table12.A1" office:value-type="string">
            <text:p text:style-name="Table_20_Contents">Proverite u bazi podataka (<text:span text:style-name="Strong_20_Emphasis">Tabela</text:span>: "ispitni_rokovi") da li su uspesno dodata  dva nova reda sa informacijama o novokreiranim ispitnim rokovima.</text:p>
          </table:table-cell>
          <table:table-cell table:style-name="Table12.A1" office:value-type="string">
            <text:p text:style-name="Table_20_Contents">U bazi podataka  (<text:span text:style-name="Strong_20_Emphasis">Tabela</text:span>: "ispitni_rokovi") su uspesno dodata dva nova reda sa informacijama o novokreiranim ispitnim rokovima.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Table_20_Contents">Passed</text:p>
          </table:table-cell>
          <table:table-cell table:style-name="Table12.F9" office:value-type="string">
            <text:p text:style-name="P7"/>
          </table:table-cell>
        </table:table-row>
        <table:table-row>
          <table:table-cell table:style-name="Table12.A18" office:value-type="string">
            <text:p text:style-name="Table_20_Contents">Execution type:</text:p>
          </table:table-cell>
          <table:table-cell table:style-name="Table12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18" office:value-type="string">
            <text:p text:style-name="Table_20_Contents">Estimated exec. duration (min):</text:p>
          </table:table-cell>
          <table:table-cell table:style-name="Table12.A1" table:number-columns-spanned="5" office:value-type="string">
            <text:p text:style-name="Table_20_Contents">1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18" office:value-type="string">
            <text:p text:style-name="Table_20_Contents">Priority:</text:p>
          </table:table-cell>
          <table:table-cell table:style-name="Table12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8" office:value-type="string">
            <text:p text:style-name="Table_20_Contents">Requirements</text:p>
          </table:table-cell>
          <table:table-cell table:style-name="Table12.A1" table:number-columns-spanned="5" office:value-type="string">
            <text:p text:style-name="P11"><text:span text:style-name="T6">#REQ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15">
          <table:table-cell table:style-name="Table12.A18" office:value-type="string">
            <text:p text:style-name="Table_20_Contents">Execution Details</text:p>
          </table:table-cell>
          <table:table-cell table:style-name="Table12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18" office:value-type="string">
            <text:p text:style-name="Table_20_Contents">Build</text:p>
          </table:table-cell>
          <table:table-cell table:style-name="Table12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18" office:value-type="string">
            <text:p text:style-name="Table_20_Contents">Tester</text:p>
          </table:table-cell>
          <table:table-cell table:style-name="Table12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18" office:value-type="string">
            <text:p text:style-name="Table_20_Contents">Execution Result:</text:p>
          </table:table-cell>
          <table:table-cell table:style-name="Table12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Table_20_Contents">Execution Mode:</text:p>
          </table:table-cell>
          <table:table-cell table:style-name="Table12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Table_20_Contents">Execution duration (min):</text:p>
          </table:table-cell>
          <table:table-cell table:style-name="Table12.A1" table:number-columns-spanned="5" office:value-type="string">
            <text:p text:style-name="P8">10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64"/> 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>
          <table:table-cell table:style-name="Table14.A1" table:number-columns-spanned="6" office:value-type="string">
            <text:p text:style-name="Table_20_Heading">Test Case TP1-10: Dodavanje Studenata sa Indeksom koji Pocinje sa "adm/"(Administrato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Table_20_Contents">Summary:</text:p>
            <text:p text:style-name="Table_20_Contents">Testiranje da li Administrator moze da dodaje studente sa brojem indeksa koji pocinje sa "adm/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Table_20_Contents">Preconditions:</text:p>
            <text:p text:style-name="Table_20_Contents"> </text:p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3">1) Pristup aplikaciji "SSluzba" je moguc</text:p>
                  <text:p text:style-name="Table_20_Contents"><text:span text:style-name="T4">3) Uloguj se kao Administrator koristeci kredencijale - </text:span><text:span text:style-name="Strong_20_Emphasis"><text:span text:style-name="T4">username</text:span></text:span><text:span text:style-name="T4">: "admin", </text:span><text:span text:style-name="Strong_20_Emphasis"><text:span text:style-name="T4">password</text:span></text:span><text:span text:style-name="T4">: "admin"</text:span></text:p>
                  <text:p text:style-name="P10"><text:soft-page-break/>4) Pristupite formi za kreiranje studenata prateci putanju - "Entities" &gt; "Studenti"&gt;"Create a new Studenti"</text:p>
                </table:table-cell>
              </table:table-row>
            </table:table>
            <text:p text:style-name="Table_20_Contents">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office:value-type="string">
            <text:p text:style-name="Table_20_Contents">#:</text:p>
          </table:table-cell>
          <table:table-cell table:style-name="Table14.A1" office:value-type="string">
            <text:p text:style-name="Table_20_Contents">Step actions:</text:p>
          </table:table-cell>
          <table:table-cell table:style-name="Table14.A1" office:value-type="string">
            <text:p text:style-name="Table_20_Contents">Expected Results:</text:p>
          </table:table-cell>
          <table:table-cell table:style-name="Table14.A1" office:value-type="string">
            <text:p text:style-name="Table_20_Contents">Execution notes:</text:p>
          </table:table-cell>
          <table:table-cell table:style-name="Table14.A1" office:value-type="string">
            <text:p text:style-name="Table_20_Contents">Execution Status:</text:p>
          </table:table-cell>
          <table:table-cell table:style-name="Table14.F6" office:value-type="string">
            <text:p text:style-name="P7"/>
          </table:table-cell>
        </table:table-row>
        <table:table-row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Nakon sto unesete validne informacije za ime, prezime i grad, unesite broj indeksa "adm/6888", sklonite fokus sa polja i proverite da li forma signalizira korisniku gresku o unosu</text:p>
          </table:table-cell>
          <table:table-cell table:style-name="Table14.A1" office:value-type="string">
            <text:p text:style-name="Table_20_Contents">Forma ne signalizira korisniku gresku o unosu.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Table_20_Contents">Passed</text:p>
          </table:table-cell>
          <table:table-cell table:style-name="Table14.F6" office:value-type="string">
            <text:p text:style-name="P7"/>
          </table:table-cell>
        </table:table-row>
        <table:table-row>
          <table:table-cell table:style-name="Table14.A1" office:value-type="string">
            <text:p text:style-name="Table_20_Contents">2</text:p>
          </table:table-cell>
          <table:table-cell table:style-name="Table14.A1" office:value-type="string">
            <text:p text:style-name="Table_20_Contents">Sacuvajte formu (klikom na dugme "Save") i proverite da li se tacni podaci o novokreiranom studentu prikazuju na ekranu.</text:p>
          </table:table-cell>
          <table:table-cell table:style-name="Table14.A1" office:value-type="string">
            <text:p text:style-name="Table_20_Contents">Tacni podaci o novokreiranom studentu se prikazuju na ekranu.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Table_20_Contents">Passed</text:p>
          </table:table-cell>
          <table:table-cell table:style-name="Table14.F6" office:value-type="string">
            <text:p text:style-name="P7"/>
          </table:table-cell>
        </table:table-row>
        <table:table-row>
          <table:table-cell table:style-name="Table14.A15" office:value-type="string">
            <text:p text:style-name="Table_20_Contents">Execution type:</text:p>
          </table:table-cell>
          <table:table-cell table:style-name="Table14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15" office:value-type="string">
            <text:p text:style-name="Table_20_Contents">Estimated exec. duration (min):</text:p>
          </table:table-cell>
          <table:table-cell table:style-name="Table14.A1" table:number-columns-spanned="5" office:value-type="string">
            <text:p text:style-name="Table_20_Contents">1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15" office:value-type="string">
            <text:p text:style-name="Table_20_Contents">Priority:</text:p>
          </table:table-cell>
          <table:table-cell table:style-name="Table14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5" office:value-type="string">
            <text:p text:style-name="Table_20_Contents">Requirements</text:p>
          </table:table-cell>
          <table:table-cell table:style-name="Table14.A1" table:number-columns-spanned="5" office:value-type="string">
            <text:p text:style-name="P11"><text:span text:style-name="T6">#REQ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4.12">
          <table:table-cell table:style-name="Table14.A15" office:value-type="string">
            <text:p text:style-name="Table_20_Contents">Execution Details</text:p>
          </table:table-cell>
          <table:table-cell table:style-name="Table14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15" office:value-type="string">
            <text:p text:style-name="Table_20_Contents">Build</text:p>
          </table:table-cell>
          <table:table-cell table:style-name="Table14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15" office:value-type="string">
            <text:p text:style-name="Table_20_Contents">Tester</text:p>
          </table:table-cell>
          <table:table-cell table:style-name="Table14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15" office:value-type="string">
            <text:p text:style-name="Table_20_Contents">Execution Result:</text:p>
          </table:table-cell>
          <table:table-cell table:style-name="Table14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1" office:value-type="string">
            <text:p text:style-name="Table_20_Contents">Execution Mode:</text:p>
          </table:table-cell>
          <table:table-cell table:style-name="Table14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1" office:value-type="string">
            <text:p text:style-name="Table_20_Contents">Execution duration (min):</text:p>
          </table:table-cell>
          <table:table-cell table:style-name="Table14.A1" table:number-columns-spanned="5" office:value-type="string">
            <text:p text:style-name="P8">10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68"/> 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>
          <table:table-cell table:style-name="Table16.A1" table:number-columns-spanned="6" office:value-type="string">
            <text:p text:style-name="Table_20_Heading">Test Case TP1-11: Dodavanje Studenata sa Indeksom koji ne Pocinje sa "adm/" (Administrato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Table_20_Contents">Summary:</text:p>
            <text:p text:style-name="P16">iranje da li Administrator moze da dodaje studente sa brojem indeksa koji ne pocinje sa "adm/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4) Pristupite formi za kreiranje studenata prateci putanju - "Entities" &gt; "Studenti"&gt;"Create a new Studenti"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6.A1" office:value-type="string">
            <text:p text:style-name="Table_20_Contents">#:</text:p>
          </table:table-cell>
          <table:table-cell table:style-name="Table16.A1" office:value-type="string">
            <text:p text:style-name="Table_20_Contents">Step actions:</text:p>
          </table:table-cell>
          <table:table-cell table:style-name="Table16.A1" office:value-type="string">
            <text:p text:style-name="Table_20_Contents">Expected Results:</text:p>
          </table:table-cell>
          <table:table-cell table:style-name="Table16.A1" office:value-type="string">
            <text:p text:style-name="Table_20_Contents">Execution notes:</text:p>
          </table:table-cell>
          <table:table-cell table:style-name="Table16.A1" office:value-type="string">
            <text:p text:style-name="Table_20_Contents">Execution Status:</text:p>
          </table:table-cell>
          <table:table-cell table:style-name="Table16.F10" office:value-type="string">
            <text:p text:style-name="P7"/>
          </table:table-cell>
        </table:table-row>
        <table:table-row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Nakon sto unesete validne informacije za ime, prezime i grad, unesite broj indeksa "EP 21/6888", sklonite fokus sa polja i proverite da li forma signalizira korisniku gresku o unosu</text:p>
          </table:table-cell>
          <table:table-cell table:style-name="Table16.A1" office:value-type="string">
            <text:p text:style-name="Table_20_Contents">Forma signalizira korisniku gresku o unosu.</text:p>
          </table:table-cell>
          <table:table-cell table:style-name="Table16.A1" office:value-type="string">
            <text:p text:style-name="P7"/>
          </table:table-cell>
          <table:table-cell table:style-name="Table16.A1" office:value-type="string">
            <text:p text:style-name="Table_20_Contents">Failed</text:p>
          </table:table-cell>
          <table:table-cell table:style-name="Table16.F10" office:value-type="string">
            <text:p text:style-name="P7"/>
          </table:table-cell>
        </table:table-row>
        <table:table-row>
          <table:table-cell table:style-name="Table16.A1" office:value-type="string">
            <text:p text:style-name="Table_20_Contents">2</text:p>
          </table:table-cell>
          <table:table-cell table:style-name="Table16.A1" office:value-type="string">
            <text:p text:style-name="Table_20_Contents">Pokusajte da sacuvate datog studenta klikom na dugme "Save"</text:p>
          </table:table-cell>
          <table:table-cell table:style-name="Table16.A1" office:value-type="string">
            <text:p text:style-name="Table_20_Contents">Student ne moze da se sacuva jer je dugme "Save" deaktivirano"</text:p>
          </table:table-cell>
          <table:table-cell table:style-name="Table16.A1" office:value-type="string">
            <text:p text:style-name="P7"/>
          </table:table-cell>
          <table:table-cell table:style-name="Table16.A1" office:value-type="string">
            <text:p text:style-name="Table_20_Contents">Failed</text:p>
          </table:table-cell>
          <table:table-cell table:style-name="Table16.F10" office:value-type="string">
            <text:p text:style-name="P7"/>
          </table:table-cell>
        </table:table-row>
        <table:table-row>
          <table:table-cell table:style-name="Table16.A1" office:value-type="string">
            <text:p text:style-name="Table_20_Contents">3</text:p>
          </table:table-cell>
          <table:table-cell table:style-name="Table16.A1" office:value-type="string">
            <text:p text:style-name="Table_20_Contents">Pokusajte da izmenite unos u polju "Indeks" dodavanjem "adm/" umesto "21/", sklonite fokus sa polja i proverite da li forma signalizira korisniku gresku o unosu. </text:p>
          </table:table-cell>
          <table:table-cell table:style-name="Table16.A1" office:value-type="string">
            <text:p text:style-name="Table_20_Contents">Froma signalizira korisniku gresku o unosu. </text:p>
          </table:table-cell>
          <table:table-cell table:style-name="Table16.A1" office:value-type="string">
            <text:p text:style-name="P7"/>
          </table:table-cell>
          <table:table-cell table:style-name="Table16.A1" office:value-type="string">
            <text:p text:style-name="Table_20_Contents">Failed</text:p>
          </table:table-cell>
          <table:table-cell table:style-name="Table16.F10" office:value-type="string">
            <text:p text:style-name="P7"/>
          </table:table-cell>
        </table:table-row>
        <table:table-row>
          <table:table-cell table:style-name="Table16.A1" office:value-type="string">
            <text:p text:style-name="Table_20_Contents">4</text:p>
          </table:table-cell>
          <table:table-cell table:style-name="Table16.A1" office:value-type="string">
            <text:p text:style-name="Table_20_Contents">Pokusajte da sacuvate datog studenta klikom na dugme "Save"</text:p>
          </table:table-cell>
          <table:table-cell table:style-name="Table16.A1" office:value-type="string">
            <text:p text:style-name="Table_20_Contents">Student ne moze da se sacuva jer je dugme "Save" deaktivirano</text:p>
          </table:table-cell>
          <table:table-cell table:style-name="Table16.A1" office:value-type="string">
            <text:p text:style-name="P7"/>
          </table:table-cell>
          <table:table-cell table:style-name="Table16.A1" office:value-type="string">
            <text:p text:style-name="Table_20_Contents">Failed</text:p>
          </table:table-cell>
          <table:table-cell table:style-name="Table16.F10" office:value-type="string">
            <text:p text:style-name="P7"/>
          </table:table-cell>
        </table:table-row>
        <table:table-row>
          <table:table-cell table:style-name="Table16.A1" office:value-type="string">
            <text:p text:style-name="Table_20_Contents">5</text:p>
          </table:table-cell>
          <table:table-cell table:style-name="Table16.A1" office:value-type="string">
            <text:p text:style-name="P14">Nakon brisanja postojeceg unosa iz polja "Indeks", pokusajte da unesete vrednost "EP 2189/adm/", sklonite fokus sa polja i proverite da li forma signalizira korisniku gresku o unosu. </text:p>
          </table:table-cell>
          <table:table-cell table:style-name="Table16.A1" office:value-type="string">
            <text:p text:style-name="Table_20_Contents">Forma signalizira korisniku gresku o unosu </text:p>
          </table:table-cell>
          <table:table-cell table:style-name="Table16.A1" office:value-type="string">
            <text:p text:style-name="P7"/>
          </table:table-cell>
          <table:table-cell table:style-name="Table16.A1" office:value-type="string">
            <text:p text:style-name="Table_20_Contents">Failed</text:p>
          </table:table-cell>
          <table:table-cell table:style-name="Table16.F10" office:value-type="string">
            <text:p text:style-name="P7"/>
          </table:table-cell>
        </table:table-row>
        <table:table-row>
          <table:table-cell table:style-name="Table16.A1" office:value-type="string">
            <text:p text:style-name="Table_20_Contents">6</text:p>
          </table:table-cell>
          <table:table-cell table:style-name="Table16.A1" office:value-type="string">
            <text:p text:style-name="Table_20_Contents">Pokusajte da sacuvate datog studenta klikom na dugme "Save"</text:p>
          </table:table-cell>
          <table:table-cell table:style-name="Table16.A1" office:value-type="string">
            <text:p text:style-name="Table_20_Contents">Student ne moze da se sacuva jer je dugme "Save" deaktivirano</text:p>
          </table:table-cell>
          <table:table-cell table:style-name="Table16.A1" office:value-type="string">
            <text:p text:style-name="P7"/>
          </table:table-cell>
          <table:table-cell table:style-name="Table16.A1" office:value-type="string">
            <text:p text:style-name="Table_20_Contents">Failed</text:p>
          </table:table-cell>
          <table:table-cell table:style-name="Table16.F10" office:value-type="string">
            <text:p text:style-name="P7"/>
          </table:table-cell>
        </table:table-row>
        <table:table-row>
          <table:table-cell table:style-name="Table16.A19" office:value-type="string">
            <text:p text:style-name="Table_20_Contents">Execution type:</text:p>
          </table:table-cell>
          <table:table-cell table:style-name="Table16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19" office:value-type="string">
            <text:p text:style-name="Table_20_Contents">Estimated exec. duration (min):</text:p>
          </table:table-cell>
          <table:table-cell table:style-name="Table16.A1" table:number-columns-spanned="5" office:value-type="string">
            <text:p text:style-name="Table_20_Contents">1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19" office:value-type="string">
            <text:p text:style-name="Table_20_Contents">Priority:</text:p>
          </table:table-cell>
          <table:table-cell table:style-name="Table16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9" office:value-type="string">
            <text:p text:style-name="Table_20_Contents">Requirements</text:p>
          </table:table-cell>
          <table:table-cell table:style-name="Table16.A1" table:number-columns-spanned="5" office:value-type="string">
            <text:p text:style-name="P11"><text:span text:style-name="T6">#REQ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16">
          <table:table-cell table:style-name="Table16.A19" office:value-type="string">
            <text:p text:style-name="Table_20_Contents">Execution Details</text:p>
          </table:table-cell>
          <table:table-cell table:style-name="Table16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19" office:value-type="string">
            <text:p text:style-name="Table_20_Contents">Build</text:p>
          </table:table-cell>
          <table:table-cell table:style-name="Table16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19" office:value-type="string">
            <text:p text:style-name="Table_20_Contents">Tester</text:p>
          </table:table-cell>
          <table:table-cell table:style-name="Table16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19" office:value-type="string">
            <text:p text:style-name="Table_20_Contents">Execution Result:</text:p>
          </table:table-cell>
          <table:table-cell table:style-name="Table16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1" office:value-type="string">
            <text:p text:style-name="Table_20_Contents">Execution Mode:</text:p>
          </table:table-cell>
          <table:table-cell table:style-name="Table16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1" office:value-type="string">
            <text:p text:style-name="Table_20_Contents">Execution duration (min):</text:p>
          </table:table-cell>
          <table:table-cell table:style-name="Table16.A1" table:number-columns-spanned="5" office:value-type="string">
            <text:p text:style-name="P8">10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76"/> 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ext:soft-page-break/>
        <table:table-row>
          <table:table-cell table:style-name="Table17.A1" table:number-columns-spanned="6" office:value-type="string">
            <text:p text:style-name="Table_20_Heading">Test Case TP1-12: Brisanje Studenata koji ne slusaju ni jedan predmet onemoguceno za Administrato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Table_20_Contents">Summary:</text:p>
            <text:p text:style-name="P16">Testiranje brisanja studenata koji ne slusa ni jedan predmet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4) Kreirati jednog studenta </text:p>
            <text:p text:style-name="P18">5) Pristupite spisku studenata prateci putanju - "Entities" &gt; "Student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office:value-type="string">
            <text:p text:style-name="Table_20_Contents">#:</text:p>
          </table:table-cell>
          <table:table-cell table:style-name="Table17.A1" office:value-type="string">
            <text:p text:style-name="Table_20_Contents">Step actions:</text:p>
          </table:table-cell>
          <table:table-cell table:style-name="Table17.A1" office:value-type="string">
            <text:p text:style-name="Table_20_Contents">Expected Results:</text:p>
          </table:table-cell>
          <table:table-cell table:style-name="Table17.A1" office:value-type="string">
            <text:p text:style-name="Table_20_Contents">Execution notes:</text:p>
          </table:table-cell>
          <table:table-cell table:style-name="Table17.A1" office:value-type="string">
            <text:p text:style-name="Table_20_Contents">Execution Status:</text:p>
          </table:table-cell>
          <table:table-cell table:style-name="Table17.F7" office:value-type="string">
            <text:p text:style-name="P7"/>
          </table:table-cell>
        </table:table-row>
        <table:table-row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Pokusajte da obrisete studenta koji ne slusa ni jedan predmet pritiskom na dugme "Delete" u njegovoj liniji. </text:p>
          </table:table-cell>
          <table:table-cell table:style-name="Table17.A1" office:value-type="string">
            <text:p text:style-name="Table_20_Contents">Poruka se prikazuje o potvrdi zeljene akcije brisanja </text:p>
          </table:table-cell>
          <table:table-cell table:style-name="Table17.A1" office:value-type="string">
            <text:p text:style-name="P7"/>
          </table:table-cell>
          <table:table-cell table:style-name="Table17.A1" office:value-type="string">
            <text:p text:style-name="Table_20_Contents">Passed</text:p>
          </table:table-cell>
          <table:table-cell table:style-name="Table17.F7" office:value-type="string">
            <text:p text:style-name="P7"/>
          </table:table-cell>
        </table:table-row>
        <table:table-row>
          <table:table-cell table:style-name="Table17.A1" office:value-type="string">
            <text:p text:style-name="Table_20_Contents">2</text:p>
          </table:table-cell>
          <table:table-cell table:style-name="Table17.A1" office:value-type="string">
            <text:p text:style-name="Table_20_Contents">Potvrdno odgovorite na brisanje i proverite da li aplikacija obavestava korisnika o nemogucnosti realizacije trazenog zahteva. </text:p>
          </table:table-cell>
          <table:table-cell table:style-name="Table17.A1" office:value-type="string">
            <text:p text:style-name="Table_20_Contents">Aplikacija obavestava korisnika o nemogucnosti realizacije trazenog zahteva. </text:p>
          </table:table-cell>
          <table:table-cell table:style-name="Table17.A1" office:value-type="string">
            <text:p text:style-name="P7"/>
          </table:table-cell>
          <table:table-cell table:style-name="Table17.A1" office:value-type="string">
            <text:p text:style-name="Table_20_Contents">Failed</text:p>
          </table:table-cell>
          <table:table-cell table:style-name="Table17.F7" office:value-type="string">
            <text:p text:style-name="P7"/>
          </table:table-cell>
        </table:table-row>
        <table:table-row>
          <table:table-cell table:style-name="Table17.A1" office:value-type="string">
            <text:p text:style-name="Table_20_Contents">3</text:p>
          </table:table-cell>
          <table:table-cell table:style-name="Table17.A1" office:value-type="string">
            <text:p text:style-name="Table_20_Contents">Proverite da li je dati student i dalje prikazan u listi studenata. </text:p>
          </table:table-cell>
          <table:table-cell table:style-name="Table17.A1" office:value-type="string">
            <text:p text:style-name="Table_20_Contents">Dati student je i dalje prikazan u listi studenata. </text:p>
          </table:table-cell>
          <table:table-cell table:style-name="Table17.A1" office:value-type="string">
            <text:p text:style-name="P7"/>
          </table:table-cell>
          <table:table-cell table:style-name="Table17.A1" office:value-type="string">
            <text:p text:style-name="Table_20_Contents">Failed</text:p>
          </table:table-cell>
          <table:table-cell table:style-name="Table17.F7" office:value-type="string">
            <text:p text:style-name="P7"/>
          </table:table-cell>
        </table:table-row>
        <table:table-row>
          <table:table-cell table:style-name="Table17.A16" office:value-type="string">
            <text:p text:style-name="Table_20_Contents">Execution type:</text:p>
          </table:table-cell>
          <table:table-cell table:style-name="Table17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16" office:value-type="string">
            <text:p text:style-name="Table_20_Contents">Estimated exec. duration (min):</text:p>
          </table:table-cell>
          <table:table-cell table:style-name="Table17.A1" table:number-columns-spanned="5" office:value-type="string">
            <text:p text:style-name="Table_20_Contents">1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16" office:value-type="string">
            <text:p text:style-name="Table_20_Contents">Priority:</text:p>
          </table:table-cell>
          <table:table-cell table:style-name="Table17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6" office:value-type="string">
            <text:p text:style-name="Table_20_Contents">Requirements</text:p>
          </table:table-cell>
          <table:table-cell table:style-name="Table17.A1" table:number-columns-spanned="5" office:value-type="string">
            <text:p text:style-name="P11"><text:span text:style-name="T6">#REQ6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7.13">
          <table:table-cell table:style-name="Table17.A16" office:value-type="string">
            <text:p text:style-name="Table_20_Contents">Execution Details</text:p>
          </table:table-cell>
          <table:table-cell table:style-name="Table17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16" office:value-type="string">
            <text:p text:style-name="Table_20_Contents">Build</text:p>
          </table:table-cell>
          <table:table-cell table:style-name="Table17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16" office:value-type="string">
            <text:p text:style-name="Table_20_Contents">Tester</text:p>
          </table:table-cell>
          <table:table-cell table:style-name="Table17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16" office:value-type="string">
            <text:p text:style-name="Table_20_Contents">Execution Result:</text:p>
          </table:table-cell>
          <table:table-cell table:style-name="Table17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1" office:value-type="string">
            <text:p text:style-name="Table_20_Contents">Execution Mode:</text:p>
          </table:table-cell>
          <table:table-cell table:style-name="Table17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1" office:value-type="string">
            <text:p text:style-name="Table_20_Contents">Execution duration (min):</text:p>
          </table:table-cell>
          <table:table-cell table:style-name="Table17.A1" table:number-columns-spanned="5" office:value-type="string">
            <text:p text:style-name="P8">10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82"/> 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row>
          <table:table-cell table:style-name="Table18.A1" table:number-columns-spanned="6" office:value-type="string">
            <text:p text:style-name="Table_20_Heading">Test Case TP1-13: Brisanje Studenata koji slusaju neki predmet onemoguceno za Administratora<text:soft-pag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Table_20_Contents">Summary:</text:p>
            <text:p text:style-name="P16">Testiranje brisanja studenata koji ne slusa ni jedan predmet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4) Kreirati jednog studenta i dodati ga na neki postojeci predmet (kao User) </text:p>
            <text:p text:style-name="P18">5) Pristupite spisku studenata prateci putanju - "Entities" &gt; "Student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office:value-type="string">
            <text:p text:style-name="Table_20_Contents">#:</text:p>
          </table:table-cell>
          <table:table-cell table:style-name="Table18.A1" office:value-type="string">
            <text:p text:style-name="Table_20_Contents">Step actions:</text:p>
          </table:table-cell>
          <table:table-cell table:style-name="Table18.A1" office:value-type="string">
            <text:p text:style-name="Table_20_Contents">Expected Results:</text:p>
          </table:table-cell>
          <table:table-cell table:style-name="Table18.A1" office:value-type="string">
            <text:p text:style-name="Table_20_Contents">Execution notes:</text:p>
          </table:table-cell>
          <table:table-cell table:style-name="Table18.A1" office:value-type="string">
            <text:p text:style-name="Table_20_Contents">Execution Status:</text:p>
          </table:table-cell>
          <table:table-cell table:style-name="Table18.F7" office:value-type="string">
            <text:p text:style-name="P7"/>
          </table:table-cell>
        </table:table-row>
        <table:table-row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Pokusajte da obrisete studenta koji slusa jedan predmet pritiskom na dugme "Delete" u njegovoj liniji. </text:p>
          </table:table-cell>
          <table:table-cell table:style-name="Table18.A1" office:value-type="string">
            <text:p text:style-name="Table_20_Contents">Poruka se prikazuje o potvrdi zeljene akcije brisanja </text:p>
          </table:table-cell>
          <table:table-cell table:style-name="Table18.A1" office:value-type="string">
            <text:p text:style-name="P7"/>
          </table:table-cell>
          <table:table-cell table:style-name="Table18.A1" office:value-type="string">
            <text:p text:style-name="Table_20_Contents">Passed</text:p>
          </table:table-cell>
          <table:table-cell table:style-name="Table18.F7" office:value-type="string">
            <text:p text:style-name="P7"/>
          </table:table-cell>
        </table:table-row>
        <table:table-row>
          <table:table-cell table:style-name="Table18.A1" office:value-type="string">
            <text:p text:style-name="Table_20_Contents">2</text:p>
          </table:table-cell>
          <table:table-cell table:style-name="Table18.A1" office:value-type="string">
            <text:p text:style-name="Table_20_Contents">Potvrdno odgovorite na brisanje i proverite da li aplikacija obavestava korisnika o nemogucnosti realizacije trazenog zahteva. </text:p>
          </table:table-cell>
          <table:table-cell table:style-name="Table18.A1" office:value-type="string">
            <text:p text:style-name="Table_20_Contents">Aplikacija obavestava korisnika o nemogucnosti realizacije trazenog zahteva. </text:p>
          </table:table-cell>
          <table:table-cell table:style-name="Table18.A1" office:value-type="string">
            <text:p text:style-name="P7"/>
          </table:table-cell>
          <table:table-cell table:style-name="Table18.A1" office:value-type="string">
            <text:p text:style-name="Table_20_Contents">Passed</text:p>
          </table:table-cell>
          <table:table-cell table:style-name="Table18.F7" office:value-type="string">
            <text:p text:style-name="P7"/>
          </table:table-cell>
        </table:table-row>
        <table:table-row>
          <table:table-cell table:style-name="Table18.A1" office:value-type="string">
            <text:p text:style-name="Table_20_Contents">3</text:p>
          </table:table-cell>
          <table:table-cell table:style-name="Table18.A1" office:value-type="string">
            <text:p text:style-name="Table_20_Contents">Proverite da li je dati student i dalje prikazan u listi studenata. </text:p>
          </table:table-cell>
          <table:table-cell table:style-name="Table18.A1" office:value-type="string">
            <text:p text:style-name="Table_20_Contents">Dati student je i dalje prikazan u listi studenata. </text:p>
          </table:table-cell>
          <table:table-cell table:style-name="Table18.A1" office:value-type="string">
            <text:p text:style-name="P7"/>
          </table:table-cell>
          <table:table-cell table:style-name="Table18.A1" office:value-type="string">
            <text:p text:style-name="Table_20_Contents">Passed</text:p>
          </table:table-cell>
          <table:table-cell table:style-name="Table18.F7" office:value-type="string">
            <text:p text:style-name="P7"/>
          </table:table-cell>
        </table:table-row>
        <table:table-row>
          <table:table-cell table:style-name="Table18.A16" office:value-type="string">
            <text:p text:style-name="Table_20_Contents">Execution type:</text:p>
          </table:table-cell>
          <table:table-cell table:style-name="Table18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8.A16" office:value-type="string">
            <text:p text:style-name="Table_20_Contents">Estimated exec. duration (min):</text:p>
          </table:table-cell>
          <table:table-cell table:style-name="Table18.A1" table:number-columns-spanned="5" office:value-type="string">
            <text:p text:style-name="Table_20_Contents">1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8.A16" office:value-type="string">
            <text:p text:style-name="Table_20_Contents">Priority:</text:p>
          </table:table-cell>
          <table:table-cell table:style-name="Table18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6" office:value-type="string">
            <text:p text:style-name="Table_20_Contents">Requirements</text:p>
          </table:table-cell>
          <table:table-cell table:style-name="Table18.A1" table:number-columns-spanned="5" office:value-type="string">
            <text:p text:style-name="P11"><text:span text:style-name="T6">#REQ6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13">
          <table:table-cell table:style-name="Table18.A16" office:value-type="string">
            <text:p text:style-name="Table_20_Contents">Execution Details</text:p>
          </table:table-cell>
          <table:table-cell table:style-name="Table18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8.A16" office:value-type="string">
            <text:p text:style-name="Table_20_Contents">Build</text:p>
          </table:table-cell>
          <table:table-cell table:style-name="Table18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8.A16" office:value-type="string">
            <text:p text:style-name="Table_20_Contents">Tester</text:p>
          </table:table-cell>
          <table:table-cell table:style-name="Table18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8.A16" office:value-type="string">
            <text:p text:style-name="Table_20_Contents">Execution Result:</text:p>
          </table:table-cell>
          <table:table-cell table:style-name="Table18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8.A1" office:value-type="string">
            <text:p text:style-name="Table_20_Contents">Execution Mode:</text:p>
          </table:table-cell>
          <table:table-cell table:style-name="Table18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8.A1" office:value-type="string">
            <text:p text:style-name="Table_20_Contents">Execution duration (min):</text:p>
          </table:table-cell>
          <table:table-cell table:style-name="Table18.A1" table:number-columns-spanned="5" office:value-type="string">
            <text:p text:style-name="P8">10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88"/> 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table:number-columns-spanned="6" office:value-type="string">
            <text:p text:style-name="Table_20_Heading">Test Case TP1-14: Dodavanje Nastavnika bez Zvanja kao Administrator<text:soft-pag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Table_20_Contents">Summary:</text:p>
            <text:p text:style-name="P9">Testiranje da li Administrator moze da dodaje nastavnike bez zvanj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4) Pristupite formi za kreiranje nastavnika  prateci putanju - "Entities" &gt; "Nastavnici"&gt;"Create a new Nastavnic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office:value-type="string">
            <text:p text:style-name="Table_20_Contents">#:</text:p>
          </table:table-cell>
          <table:table-cell table:style-name="Table19.A1" office:value-type="string">
            <text:p text:style-name="Table_20_Contents">Step actions:</text:p>
          </table:table-cell>
          <table:table-cell table:style-name="Table19.A1" office:value-type="string">
            <text:p text:style-name="Table_20_Contents">Expected Results:</text:p>
          </table:table-cell>
          <table:table-cell table:style-name="Table19.A1" office:value-type="string">
            <text:p text:style-name="Table_20_Contents">Execution notes:</text:p>
          </table:table-cell>
          <table:table-cell table:style-name="Table19.A1" office:value-type="string">
            <text:p text:style-name="Table_20_Contents">Execution Status:</text:p>
          </table:table-cell>
          <table:table-cell table:style-name="Table19.F6" office:value-type="string">
            <text:p text:style-name="P7"/>
          </table:table-cell>
        </table:table-row>
        <table:table-row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Unesite sledece informacije i, nakon sklanjanja fokusa sa poslednjeg popunjenog polja, proverite da li forma signalizira korisniku gresku o nepopunjenom polju. </text:p>
            <text:p text:style-name="Table_20_Contents"><text:span text:style-name="Strong_20_Emphasis">Ime</text:span> - Tester</text:p>
            <text:p text:style-name="Table_20_Contents"><text:span text:style-name="Strong_20_Emphasis">Prezime</text:span> - Testeric</text:p>
          </table:table-cell>
          <table:table-cell table:style-name="Table19.A1" office:value-type="string">
            <text:p text:style-name="Table_20_Contents">Forma ne signalizira korisniku gresku o nepopunjenom polju.</text:p>
          </table:table-cell>
          <table:table-cell table:style-name="Table19.A1" office:value-type="string">
            <text:p text:style-name="P7"/>
          </table:table-cell>
          <table:table-cell table:style-name="Table19.A1" office:value-type="string">
            <text:p text:style-name="Table_20_Contents">Passed</text:p>
          </table:table-cell>
          <table:table-cell table:style-name="Table19.F6" office:value-type="string">
            <text:p text:style-name="P7"/>
          </table:table-cell>
        </table:table-row>
        <table:table-row>
          <table:table-cell table:style-name="Table19.A1" office:value-type="string">
            <text:p text:style-name="Table_20_Contents">2</text:p>
          </table:table-cell>
          <table:table-cell table:style-name="Table19.A1" office:value-type="string">
            <text:p text:style-name="Table_20_Contents">Sacuvajte formu (klikom na dugme "Save") i proverite da li se tacni podaci o novokreiranom nastavniku prikazuju na ekranu.</text:p>
          </table:table-cell>
          <table:table-cell table:style-name="Table19.A1" office:value-type="string">
            <text:p text:style-name="Table_20_Contents">Tacni podaci o novokreiranom nastavniku se prikazuju na ekranu.</text:p>
          </table:table-cell>
          <table:table-cell table:style-name="Table19.A1" office:value-type="string">
            <text:p text:style-name="P7"/>
          </table:table-cell>
          <table:table-cell table:style-name="Table19.A1" office:value-type="string">
            <text:p text:style-name="Table_20_Contents">Passed</text:p>
          </table:table-cell>
          <table:table-cell table:style-name="Table19.F6" office:value-type="string">
            <text:p text:style-name="P7"/>
          </table:table-cell>
        </table:table-row>
        <table:table-row>
          <table:table-cell table:style-name="Table19.A15" office:value-type="string">
            <text:p text:style-name="Table_20_Contents">Execution type:</text:p>
          </table:table-cell>
          <table:table-cell table:style-name="Table19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15" office:value-type="string">
            <text:p text:style-name="Table_20_Contents">Estimated exec. duration (min):</text:p>
          </table:table-cell>
          <table:table-cell table:style-name="Table19.A1" table:number-columns-spanned="5" office:value-type="string">
            <text:p text:style-name="Table_20_Contents">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15" office:value-type="string">
            <text:p text:style-name="Table_20_Contents">Priority:</text:p>
          </table:table-cell>
          <table:table-cell table:style-name="Table19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5" office:value-type="string">
            <text:p text:style-name="Table_20_Contents">Requirements</text:p>
          </table:table-cell>
          <table:table-cell table:style-name="Table19.A1" table:number-columns-spanned="5" office:value-type="string">
            <text:p text:style-name="P11"> <text:span text:style-name="T6">#REQ7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9.12">
          <table:table-cell table:style-name="Table19.A15" office:value-type="string">
            <text:p text:style-name="Table_20_Contents">Execution Details</text:p>
          </table:table-cell>
          <table:table-cell table:style-name="Table19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15" office:value-type="string">
            <text:p text:style-name="Table_20_Contents">Build</text:p>
          </table:table-cell>
          <table:table-cell table:style-name="Table19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15" office:value-type="string">
            <text:p text:style-name="Table_20_Contents">Tester</text:p>
          </table:table-cell>
          <table:table-cell table:style-name="Table19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15" office:value-type="string">
            <text:p text:style-name="Table_20_Contents">Execution Result:</text:p>
          </table:table-cell>
          <table:table-cell table:style-name="Table19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1" office:value-type="string">
            <text:p text:style-name="Table_20_Contents">Execution Mode:</text:p>
          </table:table-cell>
          <table:table-cell table:style-name="Table19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1" office:value-type="string">
            <text:p text:style-name="Table_20_Contents">Execution duration (min):</text:p>
          </table:table-cell>
          <table:table-cell table:style-name="Table19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93"/> 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ext:soft-page-break/>
        <table:table-row>
          <table:table-cell table:style-name="Table20.A1" table:number-columns-spanned="6" office:value-type="string">
            <text:p text:style-name="Table_20_Heading">Test Case TP1-15: Dodavanje Nastavnika sa Zvanjem kao Administrat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Table_20_Contents">Summary:</text:p>
            <text:p text:style-name="P9">Testiranje da li je Administratoru onemoguceno dodavanje nastavnike sa zvanje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4) Pristupite formi za kreiranje nastavnika  prateci putanju - "Entities" &gt; "Nastavnici"&gt;"Create a new Nastavnic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office:value-type="string">
            <text:p text:style-name="Table_20_Contents">#:</text:p>
          </table:table-cell>
          <table:table-cell table:style-name="Table20.A1" office:value-type="string">
            <text:p text:style-name="Table_20_Contents">Step actions:</text:p>
          </table:table-cell>
          <table:table-cell table:style-name="Table20.A1" office:value-type="string">
            <text:p text:style-name="Table_20_Contents">Expected Results:</text:p>
          </table:table-cell>
          <table:table-cell table:style-name="Table20.A1" office:value-type="string">
            <text:p text:style-name="Table_20_Contents">Execution notes:</text:p>
          </table:table-cell>
          <table:table-cell table:style-name="Table20.A1" office:value-type="string">
            <text:p text:style-name="Table_20_Contents">Execution Status:</text:p>
          </table:table-cell>
          <table:table-cell table:style-name="Table20.F6" office:value-type="string">
            <text:p text:style-name="P7"/>
          </table:table-cell>
        </table:table-row>
        <table:table-row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Nakon sto ste popunili sva tri polja validnim informacijama (npr. <text:span text:style-name="Strong_20_Emphasis">ime</text:span> - Tester, <text:span text:style-name="Strong_20_Emphasis">prezime</text:span> - Testeric, <text:span text:style-name="Strong_20_Emphasis">zvanje</text:span> - assistent), pokusajte da sacuvate formu (klikom na dugme "Save") i proverite da li aplikacija obavestava korisnika o nemogucnosti realizacije trazenog zahteva. </text:p>
          </table:table-cell>
          <table:table-cell table:style-name="Table20.A1" office:value-type="string">
            <text:p text:style-name="Table_20_Contents">Aplikacija obavestava korisnika o nemogucnosti realizacije trazenog zahteva. </text:p>
          </table:table-cell>
          <table:table-cell table:style-name="Table20.A1" office:value-type="string">
            <text:p text:style-name="P7"/>
          </table:table-cell>
          <table:table-cell table:style-name="Table20.A1" office:value-type="string">
            <text:p text:style-name="Table_20_Contents">Failed</text:p>
          </table:table-cell>
          <table:table-cell table:style-name="Table20.F6" office:value-type="string">
            <text:p text:style-name="P7"/>
          </table:table-cell>
        </table:table-row>
        <table:table-row>
          <table:table-cell table:style-name="Table20.A1" office:value-type="string">
            <text:p text:style-name="Table_20_Contents">2</text:p>
          </table:table-cell>
          <table:table-cell table:style-name="Table20.A1" office:value-type="string">
            <text:p text:style-name="Table_20_Contents">Proverite da li je nastavnik kojeg smo pokusavali da dodamo prikazan u listi nastavnika</text:p>
          </table:table-cell>
          <table:table-cell table:style-name="Table20.A1" office:value-type="string">
            <text:p text:style-name="Table_20_Contents">Nastavnik kojeg smo pokusavali da dodamo nije prikazan u listi nastavnika. </text:p>
          </table:table-cell>
          <table:table-cell table:style-name="Table20.A1" office:value-type="string">
            <text:p text:style-name="P7"/>
          </table:table-cell>
          <table:table-cell table:style-name="Table20.A1" office:value-type="string">
            <text:p text:style-name="Table_20_Contents">Failed</text:p>
          </table:table-cell>
          <table:table-cell table:style-name="Table20.F6" office:value-type="string">
            <text:p text:style-name="P7"/>
          </table:table-cell>
        </table:table-row>
        <table:table-row>
          <table:table-cell table:style-name="Table20.A15" office:value-type="string">
            <text:p text:style-name="Table_20_Contents">Execution type:</text:p>
          </table:table-cell>
          <table:table-cell table:style-name="Table20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0.A15" office:value-type="string">
            <text:p text:style-name="Table_20_Contents">Estimated exec. duration (min):</text:p>
          </table:table-cell>
          <table:table-cell table:style-name="Table20.A1" table:number-columns-spanned="5" office:value-type="string">
            <text:p text:style-name="Table_20_Contents">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0.A15" office:value-type="string">
            <text:p text:style-name="Table_20_Contents">Priority:</text:p>
          </table:table-cell>
          <table:table-cell table:style-name="Table20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5" office:value-type="string">
            <text:p text:style-name="Table_20_Contents">Requirements</text:p>
          </table:table-cell>
          <table:table-cell table:style-name="Table20.A1" table:number-columns-spanned="5" office:value-type="string">
            <text:p text:style-name="P11"> <text:span text:style-name="T6">#REQ7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0.12">
          <table:table-cell table:style-name="Table20.A15" office:value-type="string">
            <text:p text:style-name="Table_20_Contents">Execution Details</text:p>
          </table:table-cell>
          <table:table-cell table:style-name="Table20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0.A15" office:value-type="string">
            <text:p text:style-name="Table_20_Contents">Build</text:p>
          </table:table-cell>
          <table:table-cell table:style-name="Table20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0.A15" office:value-type="string">
            <text:p text:style-name="Table_20_Contents">Tester</text:p>
          </table:table-cell>
          <table:table-cell table:style-name="Table20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0.A15" office:value-type="string">
            <text:p text:style-name="Table_20_Contents">Execution Result:</text:p>
          </table:table-cell>
          <table:table-cell table:style-name="Table20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0.A1" office:value-type="string">
            <text:p text:style-name="Table_20_Contents">Execution Mode:</text:p>
          </table:table-cell>
          <table:table-cell table:style-name="Table20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0.A1" office:value-type="string">
            <text:p text:style-name="Table_20_Contents">Execution duration (min):</text:p>
          </table:table-cell>
          <table:table-cell table:style-name="Table20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97"/> 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table:number-columns-spanned="6" office:value-type="string">
            <text:p text:style-name="Table_20_Heading">Test Case TP1-16: Menjanje Zvanja Nastavnicima kao Administrator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21.A1" table:number-columns-spanned="6" office:value-type="string">
            <text:p text:style-name="Table_20_Contents">Summary:</text:p>
            <text:p text:style-name="P9">Testiranje da li je Administratoru onemoguceno menjanje zvanja nastavnik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4) Postoji nastavnik sa informacijom o zvanju </text:p>
            <text:p text:style-name="P18">5) Pristupite formi za kreiranje nastavnika  prateci putanju - "Entities" &gt; "Nastavnic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office:value-type="string">
            <text:p text:style-name="Table_20_Contents">#:</text:p>
          </table:table-cell>
          <table:table-cell table:style-name="Table21.A1" office:value-type="string">
            <text:p text:style-name="Table_20_Contents">Step actions:</text:p>
          </table:table-cell>
          <table:table-cell table:style-name="Table21.A1" office:value-type="string">
            <text:p text:style-name="Table_20_Contents">Expected Results:</text:p>
          </table:table-cell>
          <table:table-cell table:style-name="Table21.A1" office:value-type="string">
            <text:p text:style-name="Table_20_Contents">Execution notes:</text:p>
          </table:table-cell>
          <table:table-cell table:style-name="Table21.A1" office:value-type="string">
            <text:p text:style-name="Table_20_Contents">Execution Status:</text:p>
          </table:table-cell>
          <table:table-cell table:style-name="Table21.F8" office:value-type="string">
            <text:p text:style-name="P7"/>
          </table:table-cell>
        </table:table-row>
        <table:table-row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Izaberite opciju "Edit" u liniji nastavnika iz preduslova. </text:p>
          </table:table-cell>
          <table:table-cell table:style-name="Table21.A1" office:value-type="string">
            <text:p text:style-name="Table_20_Contents">Otvara se forma za izmenu informacija o datom nastavniku. </text:p>
          </table:table-cell>
          <table:table-cell table:style-name="Table21.A1" office:value-type="string">
            <text:p text:style-name="P7"/>
          </table:table-cell>
          <table:table-cell table:style-name="Table21.A1" office:value-type="string">
            <text:p text:style-name="Table_20_Contents">Passed</text:p>
          </table:table-cell>
          <table:table-cell table:style-name="Table21.F8" office:value-type="string">
            <text:p text:style-name="P7"/>
          </table:table-cell>
        </table:table-row>
        <table:table-row>
          <table:table-cell table:style-name="Table21.A1" office:value-type="string">
            <text:p text:style-name="Table_20_Contents">2</text:p>
          </table:table-cell>
          <table:table-cell table:style-name="Table21.A1" office:value-type="string">
            <text:p text:style-name="Table_20_Contents">Promenite zvanje nastavnika u "Doktor", pokusajte da sacuvate izmenu klikom na dugme "Save" i proverite da li aplikacija obavestava korisnika o nemogucnosti realizacije datog zahteva</text:p>
          </table:table-cell>
          <table:table-cell table:style-name="Table21.A1" office:value-type="string">
            <text:p text:style-name="Table_20_Contents">Aplikacija obavestava korisnika o nemogucnosti realizacije datog zahteva</text:p>
          </table:table-cell>
          <table:table-cell table:style-name="Table21.A1" office:value-type="string">
            <text:p text:style-name="P7"/>
          </table:table-cell>
          <table:table-cell table:style-name="Table21.A1" office:value-type="string">
            <text:p text:style-name="Table_20_Contents">Failed</text:p>
          </table:table-cell>
          <table:table-cell table:style-name="Table21.F8" office:value-type="string">
            <text:p text:style-name="P7"/>
          </table:table-cell>
        </table:table-row>
        <table:table-row>
          <table:table-cell table:style-name="Table21.A1" office:value-type="string">
            <text:p text:style-name="Table_20_Contents">3</text:p>
          </table:table-cell>
          <table:table-cell table:style-name="Table21.A1" office:value-type="string">
            <text:p text:style-name="Table_20_Contents">Nakon brisanja zvanje nastavnika, pokusajte da sacuvate izmenu klikom na dugme "Save" i proverite da li aplikacija obavestava korisnika o nemogucnosti realizacije datog zahteva. </text:p>
          </table:table-cell>
          <table:table-cell table:style-name="Table21.A1" office:value-type="string">
            <text:p text:style-name="Table_20_Contents">Aplikacija obavestava korisnika o nemogucnosti realizacije datog zahteva.</text:p>
          </table:table-cell>
          <table:table-cell table:style-name="Table21.A1" office:value-type="string">
            <text:p text:style-name="P7"/>
          </table:table-cell>
          <table:table-cell table:style-name="Table21.A1" office:value-type="string">
            <text:p text:style-name="Table_20_Contents">Failed</text:p>
          </table:table-cell>
          <table:table-cell table:style-name="Table21.F8" office:value-type="string">
            <text:p text:style-name="P7"/>
          </table:table-cell>
        </table:table-row>
        <table:table-row>
          <table:table-cell table:style-name="Table21.A1" office:value-type="string">
            <text:p text:style-name="Table_20_Contents">4</text:p>
          </table:table-cell>
          <table:table-cell table:style-name="Table21.A1" office:value-type="string">
            <text:p text:style-name="Table_20_Contents">Proverite da li je stara informacija o zvanju koju smo pokusali da promenimo i dalje prikazana za datog nastavnika</text:p>
          </table:table-cell>
          <table:table-cell table:style-name="Table21.A1" office:value-type="string">
            <text:p text:style-name="Table_20_Contents">Stara informacija o zvanju koju smo pokusali da promenimo i dalje prikazana za datog nastavnika</text:p>
          </table:table-cell>
          <table:table-cell table:style-name="Table21.A1" office:value-type="string">
            <text:p text:style-name="P7"/>
          </table:table-cell>
          <table:table-cell table:style-name="Table21.A1" office:value-type="string">
            <text:p text:style-name="Table_20_Contents">Failed</text:p>
          </table:table-cell>
          <table:table-cell table:style-name="Table21.F8" office:value-type="string">
            <text:p text:style-name="P7"/>
          </table:table-cell>
        </table:table-row>
        <table:table-row>
          <table:table-cell table:style-name="Table21.A17" office:value-type="string">
            <text:p text:style-name="Table_20_Contents">Execution type:</text:p>
          </table:table-cell>
          <table:table-cell table:style-name="Table21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7" office:value-type="string">
            <text:p text:style-name="Table_20_Contents">Estimated exec. duration (min):</text:p>
          </table:table-cell>
          <table:table-cell table:style-name="Table21.A1" table:number-columns-spanned="5" office:value-type="string">
            <text:p text:style-name="Table_20_Contents">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7" office:value-type="string">
            <text:p text:style-name="Table_20_Contents">Priority:</text:p>
          </table:table-cell>
          <table:table-cell table:style-name="Table21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7" office:value-type="string">
            <text:p text:style-name="Table_20_Contents">Requirements</text:p>
          </table:table-cell>
          <table:table-cell table:style-name="Table21.A1" table:number-columns-spanned="5" office:value-type="string">
            <text:p text:style-name="P11"> <text:span text:style-name="T6">#REQ7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1.14">
          <table:table-cell table:style-name="Table21.A17" office:value-type="string">
            <text:p text:style-name="Table_20_Contents">Execution Details</text:p>
          </table:table-cell>
          <table:table-cell table:style-name="Table21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7" office:value-type="string">
            <text:p text:style-name="Table_20_Contents">Build</text:p>
          </table:table-cell>
          <table:table-cell table:style-name="Table21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7" office:value-type="string">
            <text:p text:style-name="Table_20_Contents">Tester</text:p>
          </table:table-cell>
          <table:table-cell table:style-name="Table21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7" office:value-type="string">
            <text:p text:style-name="Table_20_Contents">Execution Result:</text:p>
          </table:table-cell>
          <table:table-cell table:style-name="Table21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" office:value-type="string">
            <text:p text:style-name="Table_20_Contents">Execution Mode:</text:p>
          </table:table-cell>
          <table:table-cell table:style-name="Table21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21.A1" office:value-type="string">
            <text:p text:style-name="Table_20_Contents">Execution duration (min):</text:p>
          </table:table-cell>
          <table:table-cell table:style-name="Table21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03"/> 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row>
          <table:table-cell table:style-name="Table22.A1" table:number-columns-spanned="6" office:value-type="string">
            <text:p text:style-name="Table_20_Heading">Test Case TP1-17: Dodavanje Nastavnika sa Zvanjem kao 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Table_20_Contents">Summary:</text:p>
            <text:p text:style-name="P9">Testiranje da li User moze da dodaje nastavnike sa zvanje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user", </text:span><text:span text:style-name="Strong_20_Emphasis"><text:span text:style-name="T2">password</text:span></text:span><text:span text:style-name="T2">: "user"</text:span></text:p>
            <text:p text:style-name="P18">4) Pristupite formi za kreiranje nastavnika  prateci putanju - "Entities" &gt; "Nastavnici"&gt;"Create a new Nastavnic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office:value-type="string">
            <text:p text:style-name="Table_20_Contents">#:</text:p>
          </table:table-cell>
          <table:table-cell table:style-name="Table22.A1" office:value-type="string">
            <text:p text:style-name="Table_20_Contents">Step actions:</text:p>
          </table:table-cell>
          <table:table-cell table:style-name="Table22.A1" office:value-type="string">
            <text:p text:style-name="Table_20_Contents">Expected Results:</text:p>
          </table:table-cell>
          <table:table-cell table:style-name="Table22.A1" office:value-type="string">
            <text:p text:style-name="Table_20_Contents">Execution notes:</text:p>
          </table:table-cell>
          <table:table-cell table:style-name="Table22.A1" office:value-type="string">
            <text:p text:style-name="Table_20_Contents">Execution Status:</text:p>
          </table:table-cell>
          <table:table-cell table:style-name="Table22.F6" office:value-type="string">
            <text:p text:style-name="P7"/>
          </table:table-cell>
        </table:table-row>
        <table:table-row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Unesite sledece informacije i proverite da li forma signalizira korisniku gresku o unosu</text:p>
            <text:p text:style-name="Table_20_Contents"><text:span text:style-name="Strong_20_Emphasis">Ime</text:span> - Tester</text:p>
            <text:p text:style-name="Table_20_Contents"><text:span text:style-name="Strong_20_Emphasis">Prezime</text:span> - Testeric</text:p>
            <text:p text:style-name="Table_20_Contents"><text:span text:style-name="Strong_20_Emphasis">Zvanje</text:span> - assistent</text:p>
          </table:table-cell>
          <table:table-cell table:style-name="Table22.A1" office:value-type="string">
            <text:p text:style-name="Table_20_Contents">Forma ne signalizira korisniku gresku o unosu.</text:p>
          </table:table-cell>
          <table:table-cell table:style-name="Table22.A1" office:value-type="string">
            <text:p text:style-name="P7"/>
          </table:table-cell>
          <table:table-cell table:style-name="Table22.A1" office:value-type="string">
            <text:p text:style-name="Table_20_Contents">Passed</text:p>
          </table:table-cell>
          <table:table-cell table:style-name="Table22.F6" office:value-type="string">
            <text:p text:style-name="P7"/>
          </table:table-cell>
        </table:table-row>
        <table:table-row>
          <table:table-cell table:style-name="Table22.A1" office:value-type="string">
            <text:p text:style-name="Table_20_Contents">2</text:p>
          </table:table-cell>
          <table:table-cell table:style-name="Table22.A1" office:value-type="string">
            <text:p text:style-name="Table_20_Contents">Pokusajte da sacuvate formu (klikom na dugme "Save") i proverite da li je novokreiran nastavnik prikazan u listi nastavnika</text:p>
          </table:table-cell>
          <table:table-cell table:style-name="Table22.A1" office:value-type="string">
            <text:p text:style-name="Table_20_Contents">Novokreiran nastavnik je prikazan u listi nastavnika</text:p>
          </table:table-cell>
          <table:table-cell table:style-name="Table22.A1" office:value-type="string">
            <text:p text:style-name="P7"/>
          </table:table-cell>
          <table:table-cell table:style-name="Table22.A1" office:value-type="string">
            <text:p text:style-name="Table_20_Contents">Passed</text:p>
          </table:table-cell>
          <table:table-cell table:style-name="Table22.F6" office:value-type="string">
            <text:p text:style-name="P7"/>
          </table:table-cell>
        </table:table-row>
        <table:table-row>
          <table:table-cell table:style-name="Table22.A15" office:value-type="string">
            <text:p text:style-name="Table_20_Contents">Execution type:</text:p>
          </table:table-cell>
          <table:table-cell table:style-name="Table22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2.A15" office:value-type="string">
            <text:p text:style-name="Table_20_Contents">Estimated exec. duration (min):</text:p>
          </table:table-cell>
          <table:table-cell table:style-name="Table22.A1" table:number-columns-spanned="5" office:value-type="string">
            <text:p text:style-name="Table_20_Contents">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2.A15" office:value-type="string">
            <text:p text:style-name="Table_20_Contents">Priority:</text:p>
          </table:table-cell>
          <table:table-cell table:style-name="Table22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5" office:value-type="string">
            <text:p text:style-name="Table_20_Contents">Requirements</text:p>
          </table:table-cell>
          <table:table-cell table:style-name="Table22.A1" table:number-columns-spanned="5" office:value-type="string">
            <text:p text:style-name="P11"><text:span text:style-name="T6">#REQ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2.12">
          <table:table-cell table:style-name="Table22.A15" office:value-type="string">
            <text:p text:style-name="Table_20_Contents">Execution Details</text:p>
          </table:table-cell>
          <table:table-cell table:style-name="Table22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2.A15" office:value-type="string">
            <text:p text:style-name="Table_20_Contents">Build</text:p>
          </table:table-cell>
          <table:table-cell table:style-name="Table22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2.A15" office:value-type="string">
            <text:p text:style-name="Table_20_Contents">Tester</text:p>
          </table:table-cell>
          <table:table-cell table:style-name="Table22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2.A15" office:value-type="string">
            <text:p text:style-name="Table_20_Contents">Execution Result:</text:p>
          </table:table-cell>
          <table:table-cell table:style-name="Table22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2.A1" office:value-type="string">
            <text:p text:style-name="Table_20_Contents">Execution Mode:</text:p>
          </table:table-cell>
          <table:table-cell table:style-name="Table22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22.A1" office:value-type="string">
            <text:p text:style-name="Table_20_Contents">Execution duration (min):</text:p>
          </table:table-cell>
          <table:table-cell table:style-name="Table22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07"/> 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row>
          <table:table-cell table:style-name="Table23.A1" table:number-columns-spanned="6" office:value-type="string">
            <text:p text:style-name="Table_20_Heading">Test Case TP1-18: Dodavanje Nastavnika bez Zvanja kao 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Table_20_Contents">Summary:</text:p>
            <text:p text:style-name="P9">Testiranje da li je Useru onemoguceno dodavanje nastavnika bez zvanj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user", </text:span><text:span text:style-name="Strong_20_Emphasis"><text:span text:style-name="T2">password</text:span></text:span><text:span text:style-name="T2">: "user"</text:span></text:p>
            <text:p text:style-name="P18">4) Pristupite formi za kreiranje nastavnika  prateci putanju - "Entities" &gt; "Nastavnici"&gt;"Create a new Nastavnic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office:value-type="string">
            <text:p text:style-name="Table_20_Contents">#:</text:p>
          </table:table-cell>
          <table:table-cell table:style-name="Table23.A1" office:value-type="string">
            <text:p text:style-name="Table_20_Contents">Step actions:</text:p>
          </table:table-cell>
          <table:table-cell table:style-name="Table23.A1" office:value-type="string">
            <text:p text:style-name="Table_20_Contents">Expected Results:</text:p>
          </table:table-cell>
          <table:table-cell table:style-name="Table23.A1" office:value-type="string">
            <text:p text:style-name="Table_20_Contents">Execution notes:</text:p>
          </table:table-cell>
          <table:table-cell table:style-name="Table23.A1" office:value-type="string">
            <text:p text:style-name="Table_20_Contents">Execution Status:</text:p>
          </table:table-cell>
          <table:table-cell table:style-name="Table23.F7" office:value-type="string">
            <text:p text:style-name="P7"/>
          </table:table-cell>
        </table:table-row>
        <table:table-row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Unesite sledece informacije i, nakon sklanjanja fokusa sa poslednjeg popunjenog polja, proverite da li forma signalizira korisniku gresku o nepopunjenom polju. </text:p>
            <text:p text:style-name="Table_20_Contents"><text:span text:style-name="Strong_20_Emphasis">Ime</text:span> - Tester</text:p>
            <text:p text:style-name="Table_20_Contents"><text:span text:style-name="Strong_20_Emphasis">Prezime</text:span> - Testeric</text:p>
          </table:table-cell>
          <table:table-cell table:style-name="Table23.A1" office:value-type="string">
            <text:p text:style-name="Table_20_Contents">Forma signalizira korisniku gresku o nepopunjenom polju.</text:p>
          </table:table-cell>
          <table:table-cell table:style-name="Table23.A1" office:value-type="string">
            <text:p text:style-name="P7"/>
          </table:table-cell>
          <table:table-cell table:style-name="Table23.A1" office:value-type="string">
            <text:p text:style-name="Table_20_Contents">Failed</text:p>
          </table:table-cell>
          <table:table-cell table:style-name="Table23.F7" office:value-type="string">
            <text:p text:style-name="P7"/>
          </table:table-cell>
        </table:table-row>
        <table:table-row>
          <table:table-cell table:style-name="Table23.A1" office:value-type="string">
            <text:p text:style-name="Table_20_Contents">2</text:p>
          </table:table-cell>
          <table:table-cell table:style-name="Table23.A1" office:value-type="string">
            <text:p text:style-name="Table_20_Contents">Pokusajte da sacuvate formu (klikom na dugme "Save") i proverite da li aplikacija obavestava korisnika o nemogucnosti realizacije trazenog zahteva. </text:p>
          </table:table-cell>
          <table:table-cell table:style-name="Table23.A1" office:value-type="string">
            <text:p text:style-name="Table_20_Contents">Aplikacija obavestava korisnika o nemogucnosti realizacije trazenog zahteva. </text:p>
          </table:table-cell>
          <table:table-cell table:style-name="Table23.A1" office:value-type="string">
            <text:p text:style-name="P7"/>
          </table:table-cell>
          <table:table-cell table:style-name="Table23.A1" office:value-type="string">
            <text:p text:style-name="Table_20_Contents">Failed</text:p>
          </table:table-cell>
          <table:table-cell table:style-name="Table23.F7" office:value-type="string">
            <text:p text:style-name="P7"/>
          </table:table-cell>
        </table:table-row>
        <table:table-row>
          <table:table-cell table:style-name="Table23.A1" office:value-type="string">
            <text:p text:style-name="Table_20_Contents">3</text:p>
          </table:table-cell>
          <table:table-cell table:style-name="Table23.A1" office:value-type="string">
            <text:p text:style-name="Table_20_Contents">Proverite da li je nastavnik kojeg smo pokusavali da dodamo prikazan u listi nastavnika</text:p>
          </table:table-cell>
          <table:table-cell table:style-name="Table23.A1" office:value-type="string">
            <text:p text:style-name="Table_20_Contents">Nastavnik kojeg smo pokusavali da dodamo nije prikazan u listi nastavnika. </text:p>
          </table:table-cell>
          <table:table-cell table:style-name="Table23.A1" office:value-type="string">
            <text:p text:style-name="P7"/>
          </table:table-cell>
          <table:table-cell table:style-name="Table23.A1" office:value-type="string">
            <text:p text:style-name="Table_20_Contents">Failed</text:p>
          </table:table-cell>
          <table:table-cell table:style-name="Table23.F7" office:value-type="string">
            <text:p text:style-name="P7"/>
          </table:table-cell>
        </table:table-row>
        <table:table-row>
          <table:table-cell table:style-name="Table23.A16" office:value-type="string">
            <text:p text:style-name="Table_20_Contents">Execution type:</text:p>
          </table:table-cell>
          <table:table-cell table:style-name="Table23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3.A16" office:value-type="string">
            <text:p text:style-name="Table_20_Contents">Estimated exec. duration (min):</text:p>
          </table:table-cell>
          <table:table-cell table:style-name="Table23.A1" table:number-columns-spanned="5" office:value-type="string">
            <text:p text:style-name="Table_20_Contents">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3.A16" office:value-type="string">
            <text:p text:style-name="Table_20_Contents">Priority:</text:p>
          </table:table-cell>
          <table:table-cell table:style-name="Table23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6" office:value-type="string">
            <text:p text:style-name="Table_20_Contents">Requirements</text:p>
          </table:table-cell>
          <table:table-cell table:style-name="Table23.A1" table:number-columns-spanned="5" office:value-type="string">
            <text:p text:style-name="P11"> <text:span text:style-name="T6">#REQ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3.13">
          <table:table-cell table:style-name="Table23.A16" office:value-type="string">
            <text:p text:style-name="Table_20_Contents">Execution Details</text:p>
          </table:table-cell>
          <table:table-cell table:style-name="Table23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3.A16" office:value-type="string">
            <text:p text:style-name="Table_20_Contents">Build</text:p>
          </table:table-cell>
          <table:table-cell table:style-name="Table23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3.A16" office:value-type="string">
            <text:p text:style-name="Table_20_Contents">Tester</text:p>
          </table:table-cell>
          <table:table-cell table:style-name="Table23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23.A16" office:value-type="string">
            <text:p text:style-name="Table_20_Contents">Execution Result:</text:p>
          </table:table-cell>
          <table:table-cell table:style-name="Table23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3.A1" office:value-type="string">
            <text:p text:style-name="Table_20_Contents">Execution Mode:</text:p>
          </table:table-cell>
          <table:table-cell table:style-name="Table23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3.A1" office:value-type="string">
            <text:p text:style-name="Table_20_Contents">Execution duration (min):</text:p>
          </table:table-cell>
          <table:table-cell table:style-name="Table23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14"/> 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row>
          <table:table-cell table:style-name="Table24.A1" table:number-columns-spanned="6" office:value-type="string">
            <text:p text:style-name="Table_20_Heading">Test Case TP1-19: Kreiranje Ispitne Prijave u Letnjem Roku kao Administrat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Table_20_Contents">Summary:</text:p>
            <text:p text:style-name="P16">Testiranje kreiranja ispitne prijave za letnji ispitni rok od strane Administrato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7"><text:span text:style-name="T2">4) Kreirati letnji ispitni rok (npr. </text:span><text:span text:style-name="Strong_20_Emphasis"><text:span text:style-name="T2">Naziv</text:span></text:span><text:span text:style-name="T2"> - julski, </text:span><text:span text:style-name="Strong_20_Emphasis"><text:span text:style-name="T2">Pocetak</text:span></text:span><text:span text:style-name="T2"> - 01.07., </text:span><text:span text:style-name="Strong_20_Emphasis"><text:span text:style-name="T2">Kraj</text:span></text:span><text:span text:style-name="T2"> - 20.07.)</text:span></text:p>
            <text:p text:style-name="P18">5) Kreirati studenta i predmet sa validnim podacima (kao User) </text:p>
            <text:p text:style-name="P18">6)  Pristupite formi za kreiranje ispitnih prijava prateci putanju - "Entities" &gt; "IspitnePrijave"&gt;"Create a new IspitnePrijave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office:value-type="string">
            <text:p text:style-name="Table_20_Contents">#:</text:p>
          </table:table-cell>
          <table:table-cell table:style-name="Table24.A1" office:value-type="string">
            <text:p text:style-name="Table_20_Contents">Step actions:</text:p>
          </table:table-cell>
          <table:table-cell table:style-name="Table24.A1" office:value-type="string">
            <text:p text:style-name="Table_20_Contents">Expected Results:</text:p>
          </table:table-cell>
          <table:table-cell table:style-name="Table24.A1" office:value-type="string">
            <text:p text:style-name="Table_20_Contents">Execution notes:</text:p>
          </table:table-cell>
          <table:table-cell table:style-name="Table24.A1" office:value-type="string">
            <text:p text:style-name="Table_20_Contents">Execution Status:</text:p>
          </table:table-cell>
          <table:table-cell table:style-name="Table24.F6" office:value-type="string">
            <text:p text:style-name="P7"/>
          </table:table-cell>
        </table:table-row>
        <table:table-row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Unesite sledece informacije i proverite da li forma signalizira korisniku gresku o unosu.</text:p>
            <text:p text:style-name="Table_20_Contents"><text:span text:style-name="Strong_20_Emphasis">Teorija</text:span> - 60</text:p>
            <text:p text:style-name="Table_20_Contents"><text:span text:style-name="Strong_20_Emphasis">Zadaci</text:span> - 100</text:p>
            <text:p text:style-name="Table_20_Contents"><text:span text:style-name="Strong_20_Emphasis">IspitniRok</text:span> - julski (iz preduslova)</text:p>
            <text:p text:style-name="Table_20_Contents"><text:span text:style-name="Strong_20_Emphasis">Student</text:span> - Student iz preduslova</text:p>
            <text:p text:style-name="Table_20_Contents"><text:span text:style-name="Strong_20_Emphasis">Predmet</text:span> - Predmet iz preduslova</text:p>
          </table:table-cell>
          <table:table-cell table:style-name="Table24.A1" office:value-type="string">
            <text:p text:style-name="Table_20_Contents">Forma ne signalizira korisniku gresku o unosu.</text:p>
          </table:table-cell>
          <table:table-cell table:style-name="Table24.A1" office:value-type="string">
            <text:p text:style-name="P7"/>
          </table:table-cell>
          <table:table-cell table:style-name="Table24.A1" office:value-type="string">
            <text:p text:style-name="Table_20_Contents">Passed</text:p>
          </table:table-cell>
          <table:table-cell table:style-name="Table24.F6" office:value-type="string">
            <text:p text:style-name="P7"/>
          </table:table-cell>
        </table:table-row>
        <table:table-row>
          <table:table-cell table:style-name="Table24.A1" office:value-type="string">
            <text:p text:style-name="Table_20_Contents">2</text:p>
          </table:table-cell>
          <table:table-cell table:style-name="Table24.A1" office:value-type="string">
            <text:p text:style-name="Table_20_Contents">Sacuvajte formu (klikom na dugme "Save") i proverite da li se tacni podaci o novokreiranoj ispitnoj prijavi prikazuju na ekranu.</text:p>
          </table:table-cell>
          <table:table-cell table:style-name="Table24.A1" office:value-type="string">
            <text:p text:style-name="Table_20_Contents">Tacni podaci o novokreiranoj spitnoj prijavi se prikazuju na ekranu.</text:p>
          </table:table-cell>
          <table:table-cell table:style-name="Table24.A1" office:value-type="string">
            <text:p text:style-name="P7"/>
          </table:table-cell>
          <table:table-cell table:style-name="Table24.A1" office:value-type="string">
            <text:p text:style-name="Table_20_Contents">Passed</text:p>
          </table:table-cell>
          <table:table-cell table:style-name="Table24.F6" office:value-type="string">
            <text:p text:style-name="P7"/>
          </table:table-cell>
        </table:table-row>
        <table:table-row>
          <table:table-cell table:style-name="Table24.A15" office:value-type="string">
            <text:p text:style-name="Table_20_Contents">Execution type:</text:p>
          </table:table-cell>
          <table:table-cell table:style-name="Table24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5" office:value-type="string">
            <text:p text:style-name="Table_20_Contents">Estimated exec. duration (min):</text:p>
          </table:table-cell>
          <table:table-cell table:style-name="Table24.A1" table:number-columns-spanned="5" office:value-type="string">
            <text:p text:style-name="Table_20_Contents">1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5" office:value-type="string">
            <text:p text:style-name="Table_20_Contents">Priority:</text:p>
          </table:table-cell>
          <table:table-cell table:style-name="Table24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5" office:value-type="string">
            <text:p text:style-name="Table_20_Contents">Requirements</text:p>
          </table:table-cell>
          <table:table-cell table:style-name="Table24.A1" table:number-columns-spanned="5" office:value-type="string">
            <text:p text:style-name="P11"> <text:span text:style-name="T6">#REQ9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24.12">
          <table:table-cell table:style-name="Table24.A15" office:value-type="string">
            <text:p text:style-name="Table_20_Contents">Execution Details</text:p>
          </table:table-cell>
          <table:table-cell table:style-name="Table24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5" office:value-type="string">
            <text:p text:style-name="Table_20_Contents">Build</text:p>
          </table:table-cell>
          <table:table-cell table:style-name="Table24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5" office:value-type="string">
            <text:p text:style-name="Table_20_Contents">Tester</text:p>
          </table:table-cell>
          <table:table-cell table:style-name="Table24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5" office:value-type="string">
            <text:p text:style-name="Table_20_Contents">Execution Result:</text:p>
          </table:table-cell>
          <table:table-cell table:style-name="Table24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office:value-type="string">
            <text:p text:style-name="Table_20_Contents">Execution Mode:</text:p>
          </table:table-cell>
          <table:table-cell table:style-name="Table24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office:value-type="string">
            <text:p text:style-name="Table_20_Contents">Execution duration (min):</text:p>
          </table:table-cell>
          <table:table-cell table:style-name="Table24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19"/> 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row>
          <table:table-cell table:style-name="Table25.A1" table:number-columns-spanned="6" office:value-type="string">
            <text:p text:style-name="Table_20_Heading">Test Case TP1-20: Kreiranje Ispitne Prijave u Zimskom Roku kao Administrat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Table_20_Contents">Summary:</text:p>
            <text:p text:style-name="P16">Testiranje kreiranja ispitne prijave za zimski ispitni rok od strane Administrato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7"><text:span text:style-name="T2">4) Kreirati letnji ispitni rok (npr. </text:span><text:span text:style-name="Strong_20_Emphasis"><text:span text:style-name="T2">Naziv</text:span></text:span><text:span text:style-name="T2"> - januarski, </text:span><text:span text:style-name="Strong_20_Emphasis"><text:span text:style-name="T2">Pocetak</text:span></text:span><text:span text:style-name="T2"> - 15.01., </text:span><text:span text:style-name="Strong_20_Emphasis"><text:span text:style-name="T2">Kraj</text:span></text:span><text:span text:style-name="T2"> - 30.01.)</text:span></text:p>
            <text:p text:style-name="P18">5) Kreirati studenta i predmet sa validnim podacima (kao User)</text:p>
            <text:p text:style-name="P18">6)  Pristupite formi za kreiranje ispitnih prijava prateci putanju - "Entities" &gt; "IspitnePrijave"&gt;"Create a new IspitnePrijave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Table_20_Contents">#:</text:p>
          </table:table-cell>
          <table:table-cell table:style-name="Table25.A1" office:value-type="string">
            <text:p text:style-name="Table_20_Contents">Step actions:</text:p>
          </table:table-cell>
          <table:table-cell table:style-name="Table25.A1" office:value-type="string">
            <text:p text:style-name="Table_20_Contents">Expected Results:</text:p>
          </table:table-cell>
          <table:table-cell table:style-name="Table25.A1" office:value-type="string">
            <text:p text:style-name="Table_20_Contents">Execution notes:</text:p>
          </table:table-cell>
          <table:table-cell table:style-name="Table25.A1" office:value-type="string">
            <text:p text:style-name="Table_20_Contents">Execution Status:</text:p>
          </table:table-cell>
          <table:table-cell table:style-name="Table25.F6" office:value-type="string">
            <text:p text:style-name="P7"/>
          </table:table-cell>
        </table:table-row>
        <table:table-row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Unesite sledece informacije i proverite da li forma signalizira korisniku gresku o unosu.</text:p>
            <text:p text:style-name="Table_20_Contents"><text:span text:style-name="Strong_20_Emphasis">Teorija</text:span> - 60</text:p>
            <text:p text:style-name="Table_20_Contents"><text:span text:style-name="Strong_20_Emphasis">Zadaci</text:span> - 100</text:p>
            <text:p text:style-name="Table_20_Contents"><text:span text:style-name="Strong_20_Emphasis">IspitniRok</text:span> - januarski (iz preduslova)</text:p>
            <text:p text:style-name="Table_20_Contents"><text:span text:style-name="Strong_20_Emphasis">Student</text:span> - Student iz preduslova</text:p>
            <text:p text:style-name="Table_20_Contents"><text:span text:style-name="Strong_20_Emphasis">Predmet</text:span> - Predmet iz preduslova</text:p>
          </table:table-cell>
          <table:table-cell table:style-name="Table25.A1" office:value-type="string">
            <text:p text:style-name="Table_20_Contents">Forma ne signalizira korisniku gresku o unosu.</text:p>
          </table:table-cell>
          <table:table-cell table:style-name="Table25.A1" office:value-type="string">
            <text:p text:style-name="P7"/>
          </table:table-cell>
          <table:table-cell table:style-name="Table25.A1" office:value-type="string">
            <text:p text:style-name="Table_20_Contents">Passed</text:p>
          </table:table-cell>
          <table:table-cell table:style-name="Table25.F6" office:value-type="string">
            <text:p text:style-name="P7"/>
          </table:table-cell>
        </table:table-row>
        <table:table-row>
          <table:table-cell table:style-name="Table25.A1" office:value-type="string">
            <text:p text:style-name="Table_20_Contents">2</text:p>
          </table:table-cell>
          <table:table-cell table:style-name="Table25.A1" office:value-type="string">
            <text:p text:style-name="Table_20_Contents">Sacuvajte formu (klikom na dugme "Save") i proverite da li se tacni podaci o novokreiranoj ispitnoj prijavi prikazuju na ekranu.</text:p>
          </table:table-cell>
          <table:table-cell table:style-name="Table25.A1" office:value-type="string">
            <text:p text:style-name="Table_20_Contents">Tacni podaci o novokreiranoj spitnoj prijavi se prikazuju na ekranu.</text:p>
          </table:table-cell>
          <table:table-cell table:style-name="Table25.A1" office:value-type="string">
            <text:p text:style-name="P7"/>
          </table:table-cell>
          <table:table-cell table:style-name="Table25.A1" office:value-type="string">
            <text:p text:style-name="Table_20_Contents">Passed</text:p>
          </table:table-cell>
          <table:table-cell table:style-name="Table25.F6" office:value-type="string">
            <text:p text:style-name="P7"/>
          </table:table-cell>
        </table:table-row>
        <table:table-row>
          <table:table-cell table:style-name="Table25.A15" office:value-type="string">
            <text:p text:style-name="Table_20_Contents">Execution type:</text:p>
          </table:table-cell>
          <table:table-cell table:style-name="Table25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15" office:value-type="string">
            <text:p text:style-name="Table_20_Contents">Estimated exec. duration <text:soft-page-break/>(min):</text:p>
          </table:table-cell>
          <table:table-cell table:style-name="Table25.A1" table:number-columns-spanned="5" office:value-type="string">
            <text:p text:style-name="Table_20_Contents">1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15" office:value-type="string">
            <text:p text:style-name="Table_20_Contents">Priority:</text:p>
          </table:table-cell>
          <table:table-cell table:style-name="Table25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5" office:value-type="string">
            <text:p text:style-name="Table_20_Contents">Requirements</text:p>
          </table:table-cell>
          <table:table-cell table:style-name="Table25.A1" table:number-columns-spanned="5" office:value-type="string">
            <text:p text:style-name="P11"> <text:span text:style-name="T6">#REQ9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5.12">
          <table:table-cell table:style-name="Table25.A15" office:value-type="string">
            <text:p text:style-name="Table_20_Contents">Execution Details</text:p>
          </table:table-cell>
          <table:table-cell table:style-name="Table25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15" office:value-type="string">
            <text:p text:style-name="Table_20_Contents">Build</text:p>
          </table:table-cell>
          <table:table-cell table:style-name="Table25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15" office:value-type="string">
            <text:p text:style-name="Table_20_Contents">Tester</text:p>
          </table:table-cell>
          <table:table-cell table:style-name="Table25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15" office:value-type="string">
            <text:p text:style-name="Table_20_Contents">Execution Result:</text:p>
          </table:table-cell>
          <table:table-cell table:style-name="Table25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Table_20_Contents">Execution Mode:</text:p>
          </table:table-cell>
          <table:table-cell table:style-name="Table25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Table_20_Contents">Execution duration (min):</text:p>
          </table:table-cell>
          <table:table-cell table:style-name="Table25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23"/> 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row>
          <table:table-cell table:style-name="Table26.A1" table:number-columns-spanned="6" office:value-type="string">
            <text:p text:style-name="Table_20_Heading">Test Case TP1-21: Kreiranje Ispitne Prijave kao Administrator van Letnjeg/Zimskog Rok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Table_20_Contents">Summary:</text:p>
            <text:p text:style-name="P16">Testiranje kreiranja ispitne prijave kao administrator van letnjeg/zimskog rok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7"><text:span text:style-name="T2">4) Kao User, kreirati prolecni ispitni rok (npr. </text:span><text:span text:style-name="Strong_20_Emphasis"><text:span text:style-name="T2">Naziv</text:span></text:span><text:span text:style-name="T2"> - aprilski, </text:span><text:span text:style-name="Strong_20_Emphasis"><text:span text:style-name="T2">Pocetak</text:span></text:span><text:span text:style-name="T2"> - 20.04.., </text:span><text:span text:style-name="Strong_20_Emphasis"><text:span text:style-name="T2">Kraj</text:span></text:span><text:span text:style-name="T2"> - 11.05.) i jesenji (npr. </text:span><text:span text:style-name="Strong_20_Emphasis"><text:span text:style-name="T2">Naziv</text:span></text:span><text:span text:style-name="T2"> - oktobarski, </text:span><text:span text:style-name="Strong_20_Emphasis"><text:span text:style-name="T2">Pocetak</text:span></text:span><text:span text:style-name="T2"> - 01.10., </text:span><text:span text:style-name="Strong_20_Emphasis"><text:span text:style-name="T2">Kraj</text:span></text:span><text:span text:style-name="T2"> - 10.10.)</text:span></text:p>
            <text:p text:style-name="P18">5) Kreirati studenta i predmet sa validnim podacima (kao User)</text:p>
            <text:p text:style-name="P18">6) Pristupite formi za kreiranje ispitnih rokova prateci putanju - "Entities" &gt; "IspitniRokovi"&gt;"Create a new IspitniRokov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" office:value-type="string">
            <text:p text:style-name="Table_20_Contents">#:</text:p>
          </table:table-cell>
          <table:table-cell table:style-name="Table26.A1" office:value-type="string">
            <text:p text:style-name="Table_20_Contents">Step actions:</text:p>
          </table:table-cell>
          <table:table-cell table:style-name="Table26.A1" office:value-type="string">
            <text:p text:style-name="Table_20_Contents">Expected Results:</text:p>
          </table:table-cell>
          <table:table-cell table:style-name="Table26.A1" office:value-type="string">
            <text:p text:style-name="Table_20_Contents">Execution notes:</text:p>
          </table:table-cell>
          <table:table-cell table:style-name="Table26.A1" office:value-type="string">
            <text:p text:style-name="Table_20_Contents">Execution Status:</text:p>
          </table:table-cell>
          <table:table-cell table:style-name="Table26.F8" office:value-type="string">
            <text:p text:style-name="P7"/>
          </table:table-cell>
        </table:table-row>
        <table:table-row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Unesite sledece informacije i proverite da li forma signalizira korisniku gresku o unosu.</text:p>
            <text:p text:style-name="Table_20_Contents"><text:span text:style-name="Strong_20_Emphasis">Teorija</text:span> - 70</text:p>
            <text:p text:style-name="Table_20_Contents"><text:span text:style-name="Strong_20_Emphasis">Zadaci</text:span> - 90</text:p>
            <text:p text:style-name="Table_20_Contents"><text:span text:style-name="Strong_20_Emphasis">IspitniRok</text:span> - aprilski (iz preduslova)</text:p>
            <text:p text:style-name="Table_20_Contents"><text:span text:style-name="Strong_20_Emphasis">Student</text:span> - Student iz preduslova</text:p>
            <text:p text:style-name="Table_20_Contents"><text:soft-page-break/><text:span text:style-name="Strong_20_Emphasis">Predmet</text:span> - Predmet iz preduslova</text:p>
          </table:table-cell>
          <table:table-cell table:style-name="Table26.A1" office:value-type="string">
            <text:p text:style-name="Table_20_Contents">Forma signalizira korisniku gresku o unosu ispod polja "IspitniRok"</text:p>
          </table:table-cell>
          <table:table-cell table:style-name="Table26.A1" office:value-type="string">
            <text:p text:style-name="P7"/>
          </table:table-cell>
          <table:table-cell table:style-name="Table26.A1" office:value-type="string">
            <text:p text:style-name="Table_20_Contents">Failed</text:p>
          </table:table-cell>
          <table:table-cell table:style-name="Table26.F8" office:value-type="string">
            <text:p text:style-name="P7"/>
          </table:table-cell>
        </table:table-row>
        <table:table-row>
          <table:table-cell table:style-name="Table26.A1" office:value-type="string">
            <text:p text:style-name="Table_20_Contents">2</text:p>
          </table:table-cell>
          <table:table-cell table:style-name="Table26.A1" office:value-type="string">
            <text:p text:style-name="Table_20_Contents">Proverite da li podaci mogu da se sacuvaju klikom na dugme "Save". </text:p>
          </table:table-cell>
          <table:table-cell table:style-name="Table26.A1" office:value-type="string">
            <text:p text:style-name="Table_20_Contents">Podaci ne mogu da se sacuvaju klikom na dugme "Save" jer je ono deaktivirano. </text:p>
          </table:table-cell>
          <table:table-cell table:style-name="Table26.A1" office:value-type="string">
            <text:p text:style-name="P7"/>
          </table:table-cell>
          <table:table-cell table:style-name="Table26.A1" office:value-type="string">
            <text:p text:style-name="Table_20_Contents">Failed</text:p>
          </table:table-cell>
          <table:table-cell table:style-name="Table26.F8" office:value-type="string">
            <text:p text:style-name="P7"/>
          </table:table-cell>
        </table:table-row>
        <table:table-row>
          <table:table-cell table:style-name="Table26.A1" office:value-type="string">
            <text:p text:style-name="Table_20_Contents">3</text:p>
          </table:table-cell>
          <table:table-cell table:style-name="Table26.A1" office:value-type="string">
            <text:p text:style-name="Table_20_Contents">Izmenite informacije u formi unosom sledecih podataka i proverite da li forma signalizira korisniku gresku o unosu.</text:p>
            <text:p text:style-name="Table_20_Contents"><text:span text:style-name="Strong_20_Emphasis">Teorija</text:span> - 60</text:p>
            <text:p text:style-name="Table_20_Contents"><text:span text:style-name="Strong_20_Emphasis">Zadaci</text:span> - 100</text:p>
            <text:p text:style-name="Table_20_Contents"><text:span text:style-name="Strong_20_Emphasis">IspitniRok</text:span> - oktobarski (iz preduslova)</text:p>
            <text:p text:style-name="Table_20_Contents"><text:span text:style-name="Strong_20_Emphasis">Student</text:span> - Student iz preduslova</text:p>
            <text:p text:style-name="Table_20_Contents"><text:span text:style-name="Strong_20_Emphasis">Predmet</text:span> - Predmet iz preduslova</text:p>
            <text:p text:style-name="Table_20_Contents"> </text:p>
          </table:table-cell>
          <table:table-cell table:style-name="Table26.A1" office:value-type="string">
            <text:p text:style-name="Table_20_Contents">Forma signalizira korisniku gresku o unosu ispod polja "IspitniRok".</text:p>
          </table:table-cell>
          <table:table-cell table:style-name="Table26.A1" office:value-type="string">
            <text:p text:style-name="P7"/>
          </table:table-cell>
          <table:table-cell table:style-name="Table26.A1" office:value-type="string">
            <text:p text:style-name="Table_20_Contents">Failed</text:p>
          </table:table-cell>
          <table:table-cell table:style-name="Table26.F8" office:value-type="string">
            <text:p text:style-name="P7"/>
          </table:table-cell>
        </table:table-row>
        <table:table-row>
          <table:table-cell table:style-name="Table26.A1" office:value-type="string">
            <text:p text:style-name="Table_20_Contents">4</text:p>
          </table:table-cell>
          <table:table-cell table:style-name="Table26.A1" office:value-type="string">
            <text:p text:style-name="Table_20_Contents">Proverite da li podaci mogu da se sacuvaju klikom na dugme "Save". </text:p>
          </table:table-cell>
          <table:table-cell table:style-name="Table26.A1" office:value-type="string">
            <text:p text:style-name="Table_20_Contents">Podaci ne mogu dase sacuvaju klikom na dugme "Save" jer je ono deaktivirano. </text:p>
          </table:table-cell>
          <table:table-cell table:style-name="Table26.A1" office:value-type="string">
            <text:p text:style-name="P7"/>
          </table:table-cell>
          <table:table-cell table:style-name="Table26.A1" office:value-type="string">
            <text:p text:style-name="Table_20_Contents">Failed</text:p>
          </table:table-cell>
          <table:table-cell table:style-name="Table26.F8" office:value-type="string">
            <text:p text:style-name="P7"/>
          </table:table-cell>
        </table:table-row>
        <table:table-row>
          <table:table-cell table:style-name="Table26.A17" office:value-type="string">
            <text:p text:style-name="Table_20_Contents">Execution type:</text:p>
          </table:table-cell>
          <table:table-cell table:style-name="Table26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6.A17" office:value-type="string">
            <text:p text:style-name="Table_20_Contents">Estimated exec. duration (min):</text:p>
          </table:table-cell>
          <table:table-cell table:style-name="Table26.A1" table:number-columns-spanned="5" office:value-type="string">
            <text:p text:style-name="Table_20_Contents">2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6.A17" office:value-type="string">
            <text:p text:style-name="Table_20_Contents">Priority:</text:p>
          </table:table-cell>
          <table:table-cell table:style-name="Table26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7" office:value-type="string">
            <text:p text:style-name="Table_20_Contents">Requirements</text:p>
          </table:table-cell>
          <table:table-cell table:style-name="Table26.A1" table:number-columns-spanned="5" office:value-type="string">
            <text:p text:style-name="P11"> <text:span text:style-name="T6">#REQ9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6.14">
          <table:table-cell table:style-name="Table26.A17" office:value-type="string">
            <text:p text:style-name="Table_20_Contents">Execution Details</text:p>
          </table:table-cell>
          <table:table-cell table:style-name="Table26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6.A17" office:value-type="string">
            <text:p text:style-name="Table_20_Contents">Build</text:p>
          </table:table-cell>
          <table:table-cell table:style-name="Table26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6.A17" office:value-type="string">
            <text:p text:style-name="Table_20_Contents">Tester</text:p>
          </table:table-cell>
          <table:table-cell table:style-name="Table26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6.A17" office:value-type="string">
            <text:p text:style-name="Table_20_Contents">Execution Result:</text:p>
          </table:table-cell>
          <table:table-cell table:style-name="Table26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6.A1" office:value-type="string">
            <text:p text:style-name="Table_20_Contents">Execution Mode:</text:p>
          </table:table-cell>
          <table:table-cell table:style-name="Table26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6.A1" office:value-type="string">
            <text:p text:style-name="Table_20_Contents">Execution duration (min):</text:p>
          </table:table-cell>
          <table:table-cell table:style-name="Table26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31"/> 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row>
          <table:table-cell table:style-name="Table27.A1" table:number-columns-spanned="6" office:value-type="string">
            <text:p text:style-name="Table_20_Heading">Test Case TP1-22: Brisanje Ispitne Prijave onemoguceno za Administrato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Table_20_Contents">Summary:</text:p>
            <text:p text:style-name="P16"><text:soft-page-break/>Testiranje brisanja ispitnih prijava od strane Administrato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4) Postoji kreirana ispitna prijava</text:p>
            <text:p text:style-name="P18">5) Pristupite spisku ispitnih prijava prateci putanju - "Entities" &gt; "IspitnePrijave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office:value-type="string">
            <text:p text:style-name="Table_20_Contents">#:</text:p>
          </table:table-cell>
          <table:table-cell table:style-name="Table27.A1" office:value-type="string">
            <text:p text:style-name="Table_20_Contents">Step actions:</text:p>
          </table:table-cell>
          <table:table-cell table:style-name="Table27.A1" office:value-type="string">
            <text:p text:style-name="Table_20_Contents">Expected Results:</text:p>
          </table:table-cell>
          <table:table-cell table:style-name="Table27.A1" office:value-type="string">
            <text:p text:style-name="Table_20_Contents">Execution notes:</text:p>
          </table:table-cell>
          <table:table-cell table:style-name="Table27.A1" office:value-type="string">
            <text:p text:style-name="Table_20_Contents">Execution Status:</text:p>
          </table:table-cell>
          <table:table-cell table:style-name="Table27.F7" office:value-type="string">
            <text:p text:style-name="P7"/>
          </table:table-cell>
        </table:table-row>
        <table:table-row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Pokusajte da obrisete ispitnu prijavu pritiskom na dugme "Delete" u njenoj liniji liniji. </text:p>
          </table:table-cell>
          <table:table-cell table:style-name="Table27.A1" office:value-type="string">
            <text:p text:style-name="Table_20_Contents">Poruka se prikazuje o potvrdi zeljene akcije brisanja </text:p>
          </table:table-cell>
          <table:table-cell table:style-name="Table27.A1" office:value-type="string">
            <text:p text:style-name="P7"/>
          </table:table-cell>
          <table:table-cell table:style-name="Table27.A1" office:value-type="string">
            <text:p text:style-name="Table_20_Contents">Passed</text:p>
          </table:table-cell>
          <table:table-cell table:style-name="Table27.F7" office:value-type="string">
            <text:p text:style-name="P7"/>
          </table:table-cell>
        </table:table-row>
        <table:table-row>
          <table:table-cell table:style-name="Table27.A1" office:value-type="string">
            <text:p text:style-name="Table_20_Contents">2</text:p>
          </table:table-cell>
          <table:table-cell table:style-name="Table27.A1" office:value-type="string">
            <text:p text:style-name="Table_20_Contents">Potvrdno odgovorite na brisanje i proverite da li aplikacija obavestava korisnika o nemogucnosti realizacije trazenog zahteva. </text:p>
          </table:table-cell>
          <table:table-cell table:style-name="Table27.A1" office:value-type="string">
            <text:p text:style-name="Table_20_Contents">Aplikacija obavestava korisnika o nemogucnosti realizacije trazenog zahteva. </text:p>
          </table:table-cell>
          <table:table-cell table:style-name="Table27.A1" office:value-type="string">
            <text:p text:style-name="P7"/>
          </table:table-cell>
          <table:table-cell table:style-name="Table27.A1" office:value-type="string">
            <text:p text:style-name="Table_20_Contents">Failed</text:p>
          </table:table-cell>
          <table:table-cell table:style-name="Table27.F7" office:value-type="string">
            <text:p text:style-name="P7"/>
          </table:table-cell>
        </table:table-row>
        <table:table-row>
          <table:table-cell table:style-name="Table27.A1" office:value-type="string">
            <text:p text:style-name="Table_20_Contents">3</text:p>
          </table:table-cell>
          <table:table-cell table:style-name="Table27.A1" office:value-type="string">
            <text:p text:style-name="Table_20_Contents">Proverite da li je data ispitna prijava i dalje prikazana u listi ispitnih prijava. </text:p>
          </table:table-cell>
          <table:table-cell table:style-name="Table27.A1" office:value-type="string">
            <text:p text:style-name="Table_20_Contents">Data ispitna prijava je i dalje prikazan u listi ispitnih prijava. </text:p>
          </table:table-cell>
          <table:table-cell table:style-name="Table27.A1" office:value-type="string">
            <text:p text:style-name="P7"/>
          </table:table-cell>
          <table:table-cell table:style-name="Table27.A1" office:value-type="string">
            <text:p text:style-name="Table_20_Contents">Failed</text:p>
          </table:table-cell>
          <table:table-cell table:style-name="Table27.F7" office:value-type="string">
            <text:p text:style-name="P7"/>
          </table:table-cell>
        </table:table-row>
        <table:table-row>
          <table:table-cell table:style-name="Table27.A16" office:value-type="string">
            <text:p text:style-name="Table_20_Contents">Execution type:</text:p>
          </table:table-cell>
          <table:table-cell table:style-name="Table27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7.A16" office:value-type="string">
            <text:p text:style-name="Table_20_Contents">Estimated exec. duration (min):</text:p>
          </table:table-cell>
          <table:table-cell table:style-name="Table27.A1" table:number-columns-spanned="5" office:value-type="string">
            <text:p text:style-name="Table_20_Contents">1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7.A16" office:value-type="string">
            <text:p text:style-name="Table_20_Contents">Priority:</text:p>
          </table:table-cell>
          <table:table-cell table:style-name="Table27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6" office:value-type="string">
            <text:p text:style-name="Table_20_Contents">Requirements</text:p>
          </table:table-cell>
          <table:table-cell table:style-name="Table27.A1" table:number-columns-spanned="5" office:value-type="string">
            <text:p text:style-name="P11"> <text:span text:style-name="T6">#REQ1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7.13">
          <table:table-cell table:style-name="Table27.A16" office:value-type="string">
            <text:p text:style-name="Table_20_Contents">Execution Details</text:p>
          </table:table-cell>
          <table:table-cell table:style-name="Table27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7.A16" office:value-type="string">
            <text:p text:style-name="Table_20_Contents">Build</text:p>
          </table:table-cell>
          <table:table-cell table:style-name="Table27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7.A16" office:value-type="string">
            <text:p text:style-name="Table_20_Contents">Tester</text:p>
          </table:table-cell>
          <table:table-cell table:style-name="Table27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7.A16" office:value-type="string">
            <text:p text:style-name="Table_20_Contents">Execution Result:</text:p>
          </table:table-cell>
          <table:table-cell table:style-name="Table27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7.A1" office:value-type="string">
            <text:p text:style-name="Table_20_Contents">Execution Mode:</text:p>
          </table:table-cell>
          <table:table-cell table:style-name="Table27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7.A1" office:value-type="string">
            <text:p text:style-name="Table_20_Contents">Execution duration (min):</text:p>
          </table:table-cell>
          <table:table-cell table:style-name="Table27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36"/> 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row>
          <table:table-cell table:style-name="Table28.A1" table:number-columns-spanned="6" office:value-type="string">
            <text:p text:style-name="Table_20_Heading">Test Case TP1-23: Menjanje Ispitnih Prijava za Letnji Rok kao Administrat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8.A1" table:number-columns-spanned="6" office:value-type="string">
            <text:p text:style-name="Table_20_Contents">Summary:</text:p>
            <text:p text:style-name="Table_20_Contents"><text:soft-page-break/>Testiranje menjanja ispitnih prijava za vreme letnjeg roka od strane Administratora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8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7"><text:span text:style-name="T2">4) Dodati jednu prijavu za vreme prethodno kreiranog letnjeg ispitnog roka, kao i dodatni letnji ispitni rok ( </text:span><text:span text:style-name="Strong_20_Emphasis"><text:span text:style-name="T2">Naziv</text:span></text:span><text:span text:style-name="T2"> - jul 2, </text:span><text:span text:style-name="Strong_20_Emphasis"><text:span text:style-name="T2">Pocetak</text:span></text:span><text:span text:style-name="T2"> - 30.06., </text:span><text:span text:style-name="Strong_20_Emphasis"><text:span text:style-name="T2">Kraj</text:span></text:span><text:span text:style-name="T2"> - 15.07.)</text:span></text:p>
            <text:p text:style-name="P18">6) Pristupite formi za menjanje informacija o ispitnoj prijavi prateci putanju - "Entities" &gt; "IspitnePrijave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8.A1" office:value-type="string">
            <text:p text:style-name="Table_20_Contents">#:</text:p>
          </table:table-cell>
          <table:table-cell table:style-name="Table28.A1" office:value-type="string">
            <text:p text:style-name="Table_20_Contents">Step actions:</text:p>
          </table:table-cell>
          <table:table-cell table:style-name="Table28.A1" office:value-type="string">
            <text:p text:style-name="Table_20_Contents">Expected Results:</text:p>
          </table:table-cell>
          <table:table-cell table:style-name="Table28.A1" office:value-type="string">
            <text:p text:style-name="Table_20_Contents">Execution notes:</text:p>
          </table:table-cell>
          <table:table-cell table:style-name="Table28.A1" office:value-type="string">
            <text:p text:style-name="Table_20_Contents">Execution Status:</text:p>
          </table:table-cell>
          <table:table-cell table:style-name="Table28.F7" office:value-type="string">
            <text:p text:style-name="P7"/>
          </table:table-cell>
        </table:table-row>
        <table:table-row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Izaberite opciju "Edit" u liniji ispitne prijave iz preduslova. </text:p>
          </table:table-cell>
          <table:table-cell table:style-name="Table28.A1" office:value-type="string">
            <text:p text:style-name="Table_20_Contents">Otvara se forma za izmenu informacija o datoj ispitnoj prijavi. </text:p>
          </table:table-cell>
          <table:table-cell table:style-name="Table28.A1" office:value-type="string">
            <text:p text:style-name="P7"/>
          </table:table-cell>
          <table:table-cell table:style-name="Table28.A1" office:value-type="string">
            <text:p text:style-name="Table_20_Contents">Passed</text:p>
          </table:table-cell>
          <table:table-cell table:style-name="Table28.F7" office:value-type="string">
            <text:p text:style-name="P7"/>
          </table:table-cell>
        </table:table-row>
        <table:table-row>
          <table:table-cell table:style-name="Table28.A1" office:value-type="string">
            <text:p text:style-name="Table_20_Contents">2</text:p>
          </table:table-cell>
          <table:table-cell table:style-name="Table28.A1" office:value-type="string">
            <text:p text:style-name="Table_20_Contents">Izmenite sledece informacije i proverite da li forma signalizira korisniku gresku o unosu.</text:p>
            <text:p text:style-name="Table_20_Contents"><text:span text:style-name="T1">IspitniRok - </text:span>jul 2</text:p>
            <text:p text:style-name="P19"> </text:p>
          </table:table-cell>
          <table:table-cell table:style-name="Table28.A1" office:value-type="string">
            <text:p text:style-name="Table_20_Contents">Forma ne signalizira korisniku gresku o unosu.</text:p>
          </table:table-cell>
          <table:table-cell table:style-name="Table28.A1" office:value-type="string">
            <text:p text:style-name="P7"/>
          </table:table-cell>
          <table:table-cell table:style-name="Table28.A1" office:value-type="string">
            <text:p text:style-name="Table_20_Contents">Passed</text:p>
          </table:table-cell>
          <table:table-cell table:style-name="Table28.F7" office:value-type="string">
            <text:p text:style-name="P7"/>
          </table:table-cell>
        </table:table-row>
        <table:table-row>
          <table:table-cell table:style-name="Table28.A1" office:value-type="string">
            <text:p text:style-name="Table_20_Contents">3</text:p>
          </table:table-cell>
          <table:table-cell table:style-name="Table28.A1" office:value-type="string">
            <text:p text:style-name="Table_20_Contents">Sacuvajte izmenu (klikom na dugme "Save") i proverite da li se izmenjeni podaci o ispitnoj prijavi prikazuju na ekranu.</text:p>
          </table:table-cell>
          <table:table-cell table:style-name="Table28.A1" office:value-type="string">
            <text:p text:style-name="Table_20_Contents">Izmenjeni podaci o  ispitnoj prijavi se prikazuju na ekranu.</text:p>
          </table:table-cell>
          <table:table-cell table:style-name="Table28.A1" office:value-type="string">
            <text:p text:style-name="P7"/>
          </table:table-cell>
          <table:table-cell table:style-name="Table28.A1" office:value-type="string">
            <text:p text:style-name="Table_20_Contents">Passed</text:p>
          </table:table-cell>
          <table:table-cell table:style-name="Table28.F7" office:value-type="string">
            <text:p text:style-name="P7"/>
          </table:table-cell>
        </table:table-row>
        <table:table-row>
          <table:table-cell table:style-name="Table28.A16" office:value-type="string">
            <text:p text:style-name="Table_20_Contents">Execution type:</text:p>
          </table:table-cell>
          <table:table-cell table:style-name="Table28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8.A16" office:value-type="string">
            <text:p text:style-name="Table_20_Contents">Estimated exec. duration (min):</text:p>
          </table:table-cell>
          <table:table-cell table:style-name="Table28.A1" table:number-columns-spanned="5" office:value-type="string">
            <text:p text:style-name="Table_20_Contents">1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8.A16" office:value-type="string">
            <text:p text:style-name="Table_20_Contents">Priority:</text:p>
          </table:table-cell>
          <table:table-cell table:style-name="Table28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8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8.A16" office:value-type="string">
            <text:p text:style-name="Table_20_Contents">Requirements</text:p>
          </table:table-cell>
          <table:table-cell table:style-name="Table28.A1" table:number-columns-spanned="5" office:value-type="string">
            <text:p text:style-name="P11"> <text:span text:style-name="T6">#REQ1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8.13">
          <table:table-cell table:style-name="Table28.A16" office:value-type="string">
            <text:p text:style-name="Table_20_Contents">Execution Details</text:p>
          </table:table-cell>
          <table:table-cell table:style-name="Table28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8.A16" office:value-type="string">
            <text:p text:style-name="Table_20_Contents">Build</text:p>
          </table:table-cell>
          <table:table-cell table:style-name="Table28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8.A16" office:value-type="string">
            <text:p text:style-name="Table_20_Contents">Tester</text:p>
          </table:table-cell>
          <table:table-cell table:style-name="Table28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8.A16" office:value-type="string">
            <text:p text:style-name="Table_20_Contents">Execution Result:</text:p>
          </table:table-cell>
          <table:table-cell table:style-name="Table28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8.A1" office:value-type="string">
            <text:p text:style-name="Table_20_Contents">Execution Mode:</text:p>
          </table:table-cell>
          <table:table-cell table:style-name="Table28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8.A1" office:value-type="string">
            <text:p text:style-name="Table_20_Contents">Execution duration (min):</text:p>
          </table:table-cell>
          <table:table-cell table:style-name="Table28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42"/> 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/>
        <text:soft-page-break/>
        <table:table-row>
          <table:table-cell table:style-name="Table29.A1" table:number-columns-spanned="6" office:value-type="string">
            <text:p text:style-name="Table_20_Heading">Test Case TP1-24: Menjanje Ispitnih Prijava za Zimski Rok kao Administrat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9.A1" table:number-columns-spanned="6" office:value-type="string">
            <text:p text:style-name="Table_20_Contents">Summary:</text:p>
            <text:p text:style-name="Table_20_Contents">Testiranje menjanja ispitnih prijava za vreme zimskog roka od strane Administratora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9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7"><text:span text:style-name="T2">4) Dodati jednu prijavu za vreme prethodno kreiranog zimskog ispitnog roka, kao i dodatni zimski ispitni rok ( </text:span><text:span text:style-name="Strong_20_Emphasis"><text:span text:style-name="T2">Naziv</text:span></text:span><text:span text:style-name="T2"> - januar 2, </text:span><text:span text:style-name="Strong_20_Emphasis"><text:span text:style-name="T2">Pocetak</text:span></text:span><text:span text:style-name="T2"> - 30.01., </text:span><text:span text:style-name="Strong_20_Emphasis"><text:span text:style-name="T2">Kraj</text:span></text:span><text:span text:style-name="T2"> - 15.07.)</text:span></text:p>
            <text:p text:style-name="P18">6) Pristupite formi za menjanje informacija o ispitnoj prijavi prateci putanju - "Entities" &gt; "IspitnePrijave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9.A1" office:value-type="string">
            <text:p text:style-name="Table_20_Contents">#:</text:p>
          </table:table-cell>
          <table:table-cell table:style-name="Table29.A1" office:value-type="string">
            <text:p text:style-name="Table_20_Contents">Step actions:</text:p>
          </table:table-cell>
          <table:table-cell table:style-name="Table29.A1" office:value-type="string">
            <text:p text:style-name="Table_20_Contents">Expected Results:</text:p>
          </table:table-cell>
          <table:table-cell table:style-name="Table29.A1" office:value-type="string">
            <text:p text:style-name="Table_20_Contents">Execution notes:</text:p>
          </table:table-cell>
          <table:table-cell table:style-name="Table29.A1" office:value-type="string">
            <text:p text:style-name="Table_20_Contents">Execution Status:</text:p>
          </table:table-cell>
          <table:table-cell table:style-name="Table29.F7" office:value-type="string">
            <text:p text:style-name="P7"/>
          </table:table-cell>
        </table:table-row>
        <table:table-row>
          <table:table-cell table:style-name="Table29.A1" office:value-type="string">
            <text:p text:style-name="Table_20_Contents">1</text:p>
          </table:table-cell>
          <table:table-cell table:style-name="Table29.A1" office:value-type="string">
            <text:p text:style-name="Table_20_Contents">Izaberite opciju "Edit" u liniji ispitne prijave iz preduslova. </text:p>
          </table:table-cell>
          <table:table-cell table:style-name="Table29.A1" office:value-type="string">
            <text:p text:style-name="Table_20_Contents">Otvara se forma za izmenu informacija o datoj ispitnoj prijavi. </text:p>
          </table:table-cell>
          <table:table-cell table:style-name="Table29.A1" office:value-type="string">
            <text:p text:style-name="P7"/>
          </table:table-cell>
          <table:table-cell table:style-name="Table29.A1" office:value-type="string">
            <text:p text:style-name="Table_20_Contents">Passed</text:p>
          </table:table-cell>
          <table:table-cell table:style-name="Table29.F7" office:value-type="string">
            <text:p text:style-name="P7"/>
          </table:table-cell>
        </table:table-row>
        <table:table-row>
          <table:table-cell table:style-name="Table29.A1" office:value-type="string">
            <text:p text:style-name="Table_20_Contents">2</text:p>
          </table:table-cell>
          <table:table-cell table:style-name="Table29.A1" office:value-type="string">
            <text:p text:style-name="Table_20_Contents">Izmenite sledece informacije i proverite da li forma signalizira korisniku gresku o unosu.</text:p>
            <text:p text:style-name="Table_20_Contents"><text:span text:style-name="T1">IspitniRok - </text:span>januar 2</text:p>
            <text:p text:style-name="P19"> </text:p>
          </table:table-cell>
          <table:table-cell table:style-name="Table29.A1" office:value-type="string">
            <text:p text:style-name="Table_20_Contents">Forma ne signalizira korisniku gresku o unosu.</text:p>
          </table:table-cell>
          <table:table-cell table:style-name="Table29.A1" office:value-type="string">
            <text:p text:style-name="P7"/>
          </table:table-cell>
          <table:table-cell table:style-name="Table29.A1" office:value-type="string">
            <text:p text:style-name="Table_20_Contents">Passed</text:p>
          </table:table-cell>
          <table:table-cell table:style-name="Table29.F7" office:value-type="string">
            <text:p text:style-name="P7"/>
          </table:table-cell>
        </table:table-row>
        <table:table-row>
          <table:table-cell table:style-name="Table29.A1" office:value-type="string">
            <text:p text:style-name="Table_20_Contents">3</text:p>
          </table:table-cell>
          <table:table-cell table:style-name="Table29.A1" office:value-type="string">
            <text:p text:style-name="Table_20_Contents">Sacuvajte izmenu (klikom na dugme "Save") i proverite da li se izmenjeni podaci o ispitnoj prijavi prikazuju na ekranu.</text:p>
          </table:table-cell>
          <table:table-cell table:style-name="Table29.A1" office:value-type="string">
            <text:p text:style-name="Table_20_Contents">Izmenjeni podaci o  ispitnoj prijavi se prikazuju na ekranu.</text:p>
          </table:table-cell>
          <table:table-cell table:style-name="Table29.A1" office:value-type="string">
            <text:p text:style-name="P7"/>
          </table:table-cell>
          <table:table-cell table:style-name="Table29.A1" office:value-type="string">
            <text:p text:style-name="Table_20_Contents">Passed</text:p>
          </table:table-cell>
          <table:table-cell table:style-name="Table29.F7" office:value-type="string">
            <text:p text:style-name="P7"/>
          </table:table-cell>
        </table:table-row>
        <table:table-row>
          <table:table-cell table:style-name="Table29.A16" office:value-type="string">
            <text:p text:style-name="Table_20_Contents">Execution type:</text:p>
          </table:table-cell>
          <table:table-cell table:style-name="Table29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16" office:value-type="string">
            <text:p text:style-name="Table_20_Contents">Estimated exec. duration (min):</text:p>
          </table:table-cell>
          <table:table-cell table:style-name="Table29.A1" table:number-columns-spanned="5" office:value-type="string">
            <text:p text:style-name="Table_20_Contents">1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16" office:value-type="string">
            <text:p text:style-name="Table_20_Contents">Priority:</text:p>
          </table:table-cell>
          <table:table-cell table:style-name="Table29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9.A16" office:value-type="string">
            <text:p text:style-name="Table_20_Contents">Requirements</text:p>
          </table:table-cell>
          <table:table-cell table:style-name="Table29.A1" table:number-columns-spanned="5" office:value-type="string">
            <text:p text:style-name="P11"> <text:span text:style-name="T6">#REQ1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9.13">
          <table:table-cell table:style-name="Table29.A16" office:value-type="string">
            <text:p text:style-name="Table_20_Contents">Execution Details</text:p>
          </table:table-cell>
          <table:table-cell table:style-name="Table29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16" office:value-type="string">
            <text:p text:style-name="Table_20_Contents">Build</text:p>
          </table:table-cell>
          <table:table-cell table:style-name="Table29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16" office:value-type="string">
            <text:p text:style-name="Table_20_Contents">Tester</text:p>
          </table:table-cell>
          <table:table-cell table:style-name="Table29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16" office:value-type="string">
            <text:p text:style-name="Table_20_Contents">Execution Result:</text:p>
          </table:table-cell>
          <table:table-cell table:style-name="Table29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1" office:value-type="string">
            <text:p text:style-name="Table_20_Contents">Execution Mode:</text:p>
          </table:table-cell>
          <table:table-cell table:style-name="Table29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1" office:value-type="string">
            <text:p text:style-name="Table_20_Contents">Execution <text:soft-page-break/>duration (min):</text:p>
          </table:table-cell>
          <table:table-cell table:style-name="Table29.A1" table:number-columns-spanned="5" office:value-type="string">
            <text:p text:style-name="P8">5.00<text:soft-page-break/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47"/> 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column table:style-name="Table30.F"/>
        <table:table-row>
          <table:table-cell table:style-name="Table30.A1" table:number-columns-spanned="6" office:value-type="string">
            <text:p text:style-name="Table_20_Heading">Test Case TP1-25: Menjanje Ispitnih Prijava van Letnjeg/Zimskog Roka kao Administrat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0.A1" table:number-columns-spanned="6" office:value-type="string">
            <text:p text:style-name="Table_20_Contents">Summary:</text:p>
            <text:p text:style-name="Table_20_Contents">Testiranje menjanja ispitnih prijava van letnjeg/zimskog roka od strane Administratora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0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3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4) Dodati jednu prijavu za vreme prethodno kreiranog letnjeg ispitnog roka, kao i dodatna dva ispitna roka:</text:p>
            <text:p text:style-name="P17"><text:span text:style-name="T2">A) </text:span><text:span text:style-name="Strong_20_Emphasis"><text:span text:style-name="T2">Naziv</text:span></text:span><text:span text:style-name="T2"> - april 2, </text:span><text:span text:style-name="Strong_20_Emphasis"><text:span text:style-name="T2">Pocetak</text:span></text:span><text:span text:style-name="T2"> - 30.04., </text:span><text:span text:style-name="Strong_20_Emphasis"><text:span text:style-name="T2">Kraj</text:span></text:span><text:span text:style-name="T2"> - 10.05.</text:span></text:p>
            <text:p text:style-name="P17"><text:span text:style-name="T2">B) </text:span><text:span text:style-name="Strong_20_Emphasis"><text:span text:style-name="T2">Naziv</text:span></text:span><text:span text:style-name="T2"> - oktobar 2, </text:span><text:span text:style-name="Strong_20_Emphasis"><text:span text:style-name="T2">Pocetak</text:span></text:span><text:span text:style-name="T2"> - 30.09., </text:span><text:span text:style-name="Strong_20_Emphasis"><text:span text:style-name="T2">Kraj</text:span></text:span><text:span text:style-name="T2"> - 15.10.</text:span></text:p>
            <text:p text:style-name="P18">6) Pristupite formi za menjanje informacija o ispitnoj prijavi prateci putanju - "Entities" &gt; "IspitnePrijave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Table_20_Contents">#:</text:p>
          </table:table-cell>
          <table:table-cell table:style-name="Table30.A1" office:value-type="string">
            <text:p text:style-name="Table_20_Contents">Step actions:</text:p>
          </table:table-cell>
          <table:table-cell table:style-name="Table30.A1" office:value-type="string">
            <text:p text:style-name="Table_20_Contents">Expected Results:</text:p>
          </table:table-cell>
          <table:table-cell table:style-name="Table30.A1" office:value-type="string">
            <text:p text:style-name="Table_20_Contents">Execution notes:</text:p>
          </table:table-cell>
          <table:table-cell table:style-name="Table30.A1" office:value-type="string">
            <text:p text:style-name="Table_20_Contents">Execution Status:</text:p>
          </table:table-cell>
          <table:table-cell table:style-name="Table30.F9" office:value-type="string">
            <text:p text:style-name="P7"/>
          </table:table-cell>
        </table:table-row>
        <table:table-row>
          <table:table-cell table:style-name="Table30.A1" office:value-type="string">
            <text:p text:style-name="Table_20_Contents">1</text:p>
          </table:table-cell>
          <table:table-cell table:style-name="Table30.A1" office:value-type="string">
            <text:p text:style-name="Table_20_Contents">Izaberite opciju "Edit" u liniji ispitne prijave iz preduslova. </text:p>
          </table:table-cell>
          <table:table-cell table:style-name="Table30.A1" office:value-type="string">
            <text:p text:style-name="Table_20_Contents">Otvara se forma za izmenu informacija o datoj ispitnoj prijavi. </text:p>
          </table:table-cell>
          <table:table-cell table:style-name="Table30.A1" office:value-type="string">
            <text:p text:style-name="P7"/>
          </table:table-cell>
          <table:table-cell table:style-name="Table30.A1" office:value-type="string">
            <text:p text:style-name="Table_20_Contents">Passed</text:p>
          </table:table-cell>
          <table:table-cell table:style-name="Table30.F9" office:value-type="string">
            <text:p text:style-name="P7"/>
          </table:table-cell>
        </table:table-row>
        <table:table-row>
          <table:table-cell table:style-name="Table30.A1" office:value-type="string">
            <text:p text:style-name="Table_20_Contents">2</text:p>
          </table:table-cell>
          <table:table-cell table:style-name="Table30.A1" office:value-type="string">
            <text:p text:style-name="Table_20_Contents">Izmenite sledece informacije i proverite da li forma signalizira korisniku gresku o unosu.</text:p>
            <text:p text:style-name="Table_20_Contents"><text:span text:style-name="T1">IspitniRok - </text:span>april 2</text:p>
            <text:p text:style-name="P19"> </text:p>
          </table:table-cell>
          <table:table-cell table:style-name="Table30.A1" office:value-type="string">
            <text:p text:style-name="Table_20_Contents">Forma signalizira korisniku gresku o unosu kod datog polja.</text:p>
          </table:table-cell>
          <table:table-cell table:style-name="Table30.A1" office:value-type="string">
            <text:p text:style-name="P7"/>
          </table:table-cell>
          <table:table-cell table:style-name="Table30.A1" office:value-type="string">
            <text:p text:style-name="Table_20_Contents">Failed</text:p>
          </table:table-cell>
          <table:table-cell table:style-name="Table30.F9" office:value-type="string">
            <text:p text:style-name="P7"/>
          </table:table-cell>
        </table:table-row>
        <table:table-row>
          <table:table-cell table:style-name="Table30.A1" office:value-type="string">
            <text:p text:style-name="Table_20_Contents">3</text:p>
          </table:table-cell>
          <table:table-cell table:style-name="Table30.A1" office:value-type="string">
            <text:p text:style-name="Table_20_Contents">Proverite da li izmenjeni podaci o ispitnoj prijavi mogu da se sacuvaju klikom na dugme "Save"</text:p>
          </table:table-cell>
          <table:table-cell table:style-name="Table30.A1" office:value-type="string">
            <text:p text:style-name="Table_20_Contents">Izmenjeni podaci o ispitnom roku ne mogu da se sacuvaju jer je dugme deaktivirano. </text:p>
          </table:table-cell>
          <table:table-cell table:style-name="Table30.A1" office:value-type="string">
            <text:p text:style-name="P7"/>
          </table:table-cell>
          <table:table-cell table:style-name="Table30.A1" office:value-type="string">
            <text:p text:style-name="Table_20_Contents">Failed</text:p>
          </table:table-cell>
          <table:table-cell table:style-name="Table30.F9" office:value-type="string">
            <text:p text:style-name="P7"/>
          </table:table-cell>
        </table:table-row>
        <table:table-row>
          <table:table-cell table:style-name="Table30.A1" office:value-type="string">
            <text:p text:style-name="Table_20_Contents">4</text:p>
          </table:table-cell>
          <table:table-cell table:style-name="Table30.A1" office:value-type="string">
            <text:p text:style-name="Table_20_Contents">Izmenite sledece informacije i proverite da li forma signalizira korisniku gresku o unosu.</text:p>
            <text:p text:style-name="Table_20_Contents"><text:span text:style-name="T1">IspitniRok - </text:span>oktobar 2</text:p>
          </table:table-cell>
          <table:table-cell table:style-name="Table30.A1" office:value-type="string">
            <text:p text:style-name="Table_20_Contents">Forma signalizira korisniku gresku o unosu kod datog polja. </text:p>
          </table:table-cell>
          <table:table-cell table:style-name="Table30.A1" office:value-type="string">
            <text:p text:style-name="P7"/>
          </table:table-cell>
          <table:table-cell table:style-name="Table30.A1" office:value-type="string">
            <text:p text:style-name="Table_20_Contents">Failed</text:p>
          </table:table-cell>
          <table:table-cell table:style-name="Table30.F9" office:value-type="string">
            <text:p text:style-name="P7"/>
          </table:table-cell>
        </table:table-row>
        <table:table-row>
          <table:table-cell table:style-name="Table30.A1" office:value-type="string">
            <text:p text:style-name="Table_20_Contents">5</text:p>
          </table:table-cell>
          <table:table-cell table:style-name="Table30.A1" office:value-type="string">
            <text:p text:style-name="Table_20_Contents">Proverite da li izmenjeni podaci o ispitnoj prijavi mogu da se saacuvaju klikom na dugme "Save"</text:p>
          </table:table-cell>
          <table:table-cell table:style-name="Table30.A1" office:value-type="string">
            <text:p text:style-name="Table_20_Contents">Izmenjeni podaci o ispitnoj prijavi ne mogu da se sacuvaju jer je dugme deaktivirano. </text:p>
          </table:table-cell>
          <table:table-cell table:style-name="Table30.A1" office:value-type="string">
            <text:p text:style-name="P7"/>
          </table:table-cell>
          <table:table-cell table:style-name="Table30.A1" office:value-type="string">
            <text:p text:style-name="Table_20_Contents">Failed</text:p>
          </table:table-cell>
          <table:table-cell table:style-name="Table30.F9" office:value-type="string">
            <text:p text:style-name="P7"/>
          </table:table-cell>
        </table:table-row>
        <table:table-row>
          <table:table-cell table:style-name="Table30.A18" office:value-type="string">
            <text:p text:style-name="Table_20_Contents">Execution type:</text:p>
          </table:table-cell>
          <table:table-cell table:style-name="Table30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18" office:value-type="string">
            <text:p text:style-name="Table_20_Contents">Estimated exec. duration (min):</text:p>
          </table:table-cell>
          <table:table-cell table:style-name="Table30.A1" table:number-columns-spanned="5" office:value-type="string">
            <text:p text:style-name="Table_20_Contents">1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18" office:value-type="string">
            <text:p text:style-name="Table_20_Contents">Priority:</text:p>
          </table:table-cell>
          <table:table-cell table:style-name="Table30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0.A18" office:value-type="string">
            <text:p text:style-name="Table_20_Contents">Requirements</text:p>
          </table:table-cell>
          <table:table-cell table:style-name="Table30.A1" table:number-columns-spanned="5" office:value-type="string">
            <text:p text:style-name="P11"> <text:span text:style-name="T6">#REQ11</text:span><text:soft-page-break/></text:p>
          </table:table-cell>
          <table:covered-table-cell/>
          <table:covered-table-cell/>
          <table:covered-table-cell/>
          <table:covered-table-cell/>
        </table:table-row>
        <table:table-row table:style-name="Table30.15">
          <table:table-cell table:style-name="Table30.A18" office:value-type="string">
            <text:p text:style-name="Table_20_Contents">Execution Details</text:p>
          </table:table-cell>
          <table:table-cell table:style-name="Table30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18" office:value-type="string">
            <text:p text:style-name="Table_20_Contents">Build</text:p>
          </table:table-cell>
          <table:table-cell table:style-name="Table30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18" office:value-type="string">
            <text:p text:style-name="Table_20_Contents">Tester</text:p>
          </table:table-cell>
          <table:table-cell table:style-name="Table30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18" office:value-type="string">
            <text:p text:style-name="Table_20_Contents">Execution Result:</text:p>
          </table:table-cell>
          <table:table-cell table:style-name="Table30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Table_20_Contents">Execution Mode:</text:p>
          </table:table-cell>
          <table:table-cell table:style-name="Table30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Table_20_Contents">Execution duration (min):</text:p>
          </table:table-cell>
          <table:table-cell table:style-name="Table30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54"/> 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row>
          <table:table-cell table:style-name="Table31.A1" table:number-columns-spanned="6" office:value-type="string">
            <text:p text:style-name="Table_20_Heading">Test Case TP1-26: Dodavanje Predmeta onemoguceno Administratoru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1.A1" table:number-columns-spanned="6" office:value-type="string">
            <text:p text:style-name="Table_20_Contents">Summary:</text:p>
            <text:p text:style-name="Table_20_Contents">Testiranje da li je Administratoru onemoguceno dodavanje predm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1.A1" table:number-columns-spanned="6" office:value-type="string">
            <text:p text:style-name="Table_20_Contents">Preconditions:</text:p>
            <text:p text:style-name="Table_20_Contents"> </text:p>
            <text:p text:style-name="Table_20_Contents"> </text:p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10">1) Pristup aplikaciji "SSluzba" je moguc</text:p>
                  <text:p text:style-name="Table_20_Contents"><text:span text:style-name="T4">2) Uloguj se kao Administrator koristeci kredencijale - </text:span><text:span text:style-name="Strong_20_Emphasis"><text:span text:style-name="T4">username</text:span></text:span><text:span text:style-name="T4">: "admin", </text:span><text:span text:style-name="Strong_20_Emphasis"><text:span text:style-name="T4">password</text:span></text:span><text:span text:style-name="T4">: "admin"</text:span></text:p>
                  <text:p text:style-name="P10">3) Postoje dodati studenti i nastavnici </text:p>
                  <text:p text:style-name="P10">4) Pristupite formi za kreiranje predmeta prateci putanju - "Entities" &gt; "Predmeti"&gt;"Create a new Predmeti"</text:p>
                </table:table-cell>
              </table:table-row>
            </table:table>
            <text:p text:style-name="Table_20_Contents">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1.A1" office:value-type="string">
            <text:p text:style-name="Table_20_Contents">#:</text:p>
          </table:table-cell>
          <table:table-cell table:style-name="Table31.A1" office:value-type="string">
            <text:p text:style-name="Table_20_Contents">Step actions:</text:p>
          </table:table-cell>
          <table:table-cell table:style-name="Table31.A1" office:value-type="string">
            <text:p text:style-name="Table_20_Contents">Expected Results:</text:p>
          </table:table-cell>
          <table:table-cell table:style-name="Table31.A1" office:value-type="string">
            <text:p text:style-name="Table_20_Contents">Execution notes:</text:p>
          </table:table-cell>
          <table:table-cell table:style-name="Table31.A1" office:value-type="string">
            <text:p text:style-name="Table_20_Contents">Execution Status:</text:p>
          </table:table-cell>
          <table:table-cell table:style-name="Table31.F7" office:value-type="string">
            <text:p text:style-name="P7"/>
          </table:table-cell>
        </table:table-row>
        <table:table-row>
          <table:table-cell table:style-name="Table31.A1" office:value-type="string">
            <text:p text:style-name="Table_20_Contents">1</text:p>
          </table:table-cell>
          <table:table-cell table:style-name="Table31.A1" office:value-type="string">
            <text:p text:style-name="Table_20_Contents">Nakon sto unesete sledece podatke za predmet, proverite da li forma signalizira korisniku gresku o unosu.</text:p>
            <text:p text:style-name="Table_20_Contents"><text:span text:style-name="Strong_20_Emphasis">Naziv</text:span> - predmet 5</text:p>
            <text:p text:style-name="Table_20_Contents"><text:span text:style-name="Strong_20_Emphasis">Studenti</text:span> - izaberite nekoliko studenata dostupnih za odabir</text:p>
            <text:p text:style-name="Table_20_Contents"><text:span text:style-name="Strong_20_Emphasis">Nastavnici</text:span> - izaberite nekog nastavnika dostupnog za odabir</text:p>
            <text:p text:style-name="Table_20_Contents"> </text:p>
          </table:table-cell>
          <table:table-cell table:style-name="Table31.A1" office:value-type="string">
            <text:p text:style-name="Table_20_Contents">Forma ne signalizira korisniku gresku o unosu.</text:p>
          </table:table-cell>
          <table:table-cell table:style-name="Table31.A1" office:value-type="string">
            <text:p text:style-name="P7"/>
          </table:table-cell>
          <table:table-cell table:style-name="Table31.A1" office:value-type="string">
            <text:p text:style-name="Table_20_Contents">Passed</text:p>
          </table:table-cell>
          <table:table-cell table:style-name="Table31.F7" office:value-type="string">
            <text:p text:style-name="P7"/>
          </table:table-cell>
        </table:table-row>
        <table:table-row>
          <table:table-cell table:style-name="Table31.A1" office:value-type="string">
            <text:p text:style-name="Table_20_Contents">2</text:p>
          </table:table-cell>
          <table:table-cell table:style-name="Table31.A1" office:value-type="string">
            <text:p text:style-name="Table_20_Contents">Proverite da li podaci mogu da se sacuvaju klikom na dugme "Save". </text:p>
          </table:table-cell>
          <table:table-cell table:style-name="Table31.A1" office:value-type="string">
            <text:p text:style-name="Table_20_Contents">Podaci ne mogu da se sacuvaju klikom na dugme "Save" jer je <text:soft-page-break/>ono deaktivirano. </text:p>
          </table:table-cell>
          <table:table-cell table:style-name="Table31.A1" office:value-type="string">
            <text:p text:style-name="P7"/>
          </table:table-cell>
          <table:table-cell table:style-name="Table31.A1" office:value-type="string">
            <text:p text:style-name="Table_20_Contents">Failed</text:p>
          </table:table-cell>
          <table:table-cell table:style-name="Table31.F7" office:value-type="string">
            <text:p text:style-name="P7"/>
          </table:table-cell>
        </table:table-row>
        <table:table-row>
          <table:table-cell table:style-name="Table31.A1" office:value-type="string">
            <text:p text:style-name="Table_20_Contents">3</text:p>
          </table:table-cell>
          <table:table-cell table:style-name="Table31.A1" office:value-type="string">
            <text:p text:style-name="Table_20_Contents">Proverite u listi predmeta da li se nalazi predmet koji smo pokusali da dodamo. </text:p>
          </table:table-cell>
          <table:table-cell table:style-name="Table31.A1" office:value-type="string">
            <text:p text:style-name="Table_20_Contents">U listi predmeta se ne nalazi predmet koji smo pokusali da dodamo. </text:p>
          </table:table-cell>
          <table:table-cell table:style-name="Table31.A1" office:value-type="string">
            <text:p text:style-name="P7"/>
          </table:table-cell>
          <table:table-cell table:style-name="Table31.A1" office:value-type="string">
            <text:p text:style-name="Table_20_Contents">Failed</text:p>
          </table:table-cell>
          <table:table-cell table:style-name="Table31.F7" office:value-type="string">
            <text:p text:style-name="P7"/>
          </table:table-cell>
        </table:table-row>
        <table:table-row>
          <table:table-cell table:style-name="Table31.A16" office:value-type="string">
            <text:p text:style-name="Table_20_Contents">Execution type:</text:p>
          </table:table-cell>
          <table:table-cell table:style-name="Table31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16" office:value-type="string">
            <text:p text:style-name="Table_20_Contents">Estimated exec. duration (min):</text:p>
          </table:table-cell>
          <table:table-cell table:style-name="Table31.A1" table:number-columns-spanned="5" office:value-type="string">
            <text:p text:style-name="Table_20_Contents">1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16" office:value-type="string">
            <text:p text:style-name="Table_20_Contents">Priority:</text:p>
          </table:table-cell>
          <table:table-cell table:style-name="Table31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1.A16" office:value-type="string">
            <text:p text:style-name="Table_20_Contents">Requirements</text:p>
          </table:table-cell>
          <table:table-cell table:style-name="Table31.A1" table:number-columns-spanned="5" office:value-type="string">
            <text:p text:style-name="P11"> <text:span text:style-name="T6">#REQ1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1.13">
          <table:table-cell table:style-name="Table31.A16" office:value-type="string">
            <text:p text:style-name="Table_20_Contents">Execution Details</text:p>
          </table:table-cell>
          <table:table-cell table:style-name="Table31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16" office:value-type="string">
            <text:p text:style-name="Table_20_Contents">Build</text:p>
          </table:table-cell>
          <table:table-cell table:style-name="Table31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16" office:value-type="string">
            <text:p text:style-name="Table_20_Contents">Tester</text:p>
          </table:table-cell>
          <table:table-cell table:style-name="Table31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16" office:value-type="string">
            <text:p text:style-name="Table_20_Contents">Execution Result:</text:p>
          </table:table-cell>
          <table:table-cell table:style-name="Table31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1" office:value-type="string">
            <text:p text:style-name="Table_20_Contents">Execution Mode:</text:p>
          </table:table-cell>
          <table:table-cell table:style-name="Table31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1" office:value-type="string">
            <text:p text:style-name="Table_20_Contents">Execution duration (min):</text:p>
          </table:table-cell>
          <table:table-cell table:style-name="Table31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60"/> 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row>
          <table:table-cell table:style-name="Table33.A1" table:number-columns-spanned="6" office:value-type="string">
            <text:p text:style-name="Table_20_Heading">Test Case TP1-27: Menjanje Podataka Predmeta Onemoguceno Administratoru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3.A1" table:number-columns-spanned="6" office:value-type="string">
            <text:p text:style-name="Table_20_Contents">Summary:</text:p>
            <text:p text:style-name="P9">Testiranje da li je Administratoru onemoguceno menjanje podataka o predmetu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3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2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3) Postoji predmet dodat od strane Usera</text:p>
            <text:p text:style-name="P18">4) Pristupite listi predmeta  prateci putanju - "Entities" &gt; "Predmet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3.A1" office:value-type="string">
            <text:p text:style-name="Table_20_Contents">#:</text:p>
          </table:table-cell>
          <table:table-cell table:style-name="Table33.A1" office:value-type="string">
            <text:p text:style-name="Table_20_Contents">Step actions:</text:p>
          </table:table-cell>
          <table:table-cell table:style-name="Table33.A1" office:value-type="string">
            <text:p text:style-name="Table_20_Contents">Expected Results:</text:p>
          </table:table-cell>
          <table:table-cell table:style-name="Table33.A1" office:value-type="string">
            <text:p text:style-name="Table_20_Contents">Execution notes:</text:p>
          </table:table-cell>
          <table:table-cell table:style-name="Table33.A1" office:value-type="string">
            <text:p text:style-name="Table_20_Contents">Execution Status:</text:p>
          </table:table-cell>
          <table:table-cell table:style-name="Table33.F6" office:value-type="string">
            <text:p text:style-name="P7"/>
          </table:table-cell>
        </table:table-row>
        <table:table-row>
          <table:table-cell table:style-name="Table33.A1" office:value-type="string">
            <text:p text:style-name="Table_20_Contents">1</text:p>
          </table:table-cell>
          <table:table-cell table:style-name="Table33.A1" office:value-type="string">
            <text:p text:style-name="Table_20_Contents">Izaberite opciju "Edit" u liniji predmeta iz preduslova. </text:p>
          </table:table-cell>
          <table:table-cell table:style-name="Table33.A1" office:value-type="string">
            <text:p text:style-name="Table_20_Contents">Otvara se forma za izmenu informacija o datom predmetu. </text:p>
          </table:table-cell>
          <table:table-cell table:style-name="Table33.A1" office:value-type="string">
            <text:p text:style-name="P7"/>
          </table:table-cell>
          <table:table-cell table:style-name="Table33.A1" office:value-type="string">
            <text:p text:style-name="Table_20_Contents">Passed</text:p>
          </table:table-cell>
          <table:table-cell table:style-name="Table33.F6" office:value-type="string">
            <text:p text:style-name="P7"/>
          </table:table-cell>
        </table:table-row>
        <table:table-row>
          <table:table-cell table:style-name="Table33.A1" office:value-type="string">
            <text:p text:style-name="Table_20_Contents">2</text:p>
          </table:table-cell>
          <table:table-cell table:style-name="Table33.A1" office:value-type="string">
            <text:p text:style-name="Table_20_Contents">Promenite informacije vezane za naziv, studente i nastavnike, pokusajte da sacuvate izmenu klikom na dugme "Save" i proverite <text:soft-page-break/>da li aplikacija obavestava korisnika o nemogucnosti realizacije datog zahteva</text:p>
          </table:table-cell>
          <table:table-cell table:style-name="Table33.A1" office:value-type="string">
            <text:p text:style-name="Table_20_Contents">Aplikacija obavestava korisnika o nemogucnosti <text:soft-page-break/>realizacije datog zahteva</text:p>
          </table:table-cell>
          <table:table-cell table:style-name="Table33.A1" office:value-type="string">
            <text:p text:style-name="P7"/>
          </table:table-cell>
          <table:table-cell table:style-name="Table33.A1" office:value-type="string">
            <text:p text:style-name="Table_20_Contents">Failed</text:p>
          </table:table-cell>
          <table:table-cell table:style-name="Table33.F6" office:value-type="string">
            <text:p text:style-name="P7"/>
          </table:table-cell>
        </table:table-row>
        <table:table-row>
          <table:table-cell table:style-name="Table33.A15" office:value-type="string">
            <text:p text:style-name="Table_20_Contents">Execution type:</text:p>
          </table:table-cell>
          <table:table-cell table:style-name="Table33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3.A15" office:value-type="string">
            <text:p text:style-name="Table_20_Contents">Estimated exec. duration (min):</text:p>
          </table:table-cell>
          <table:table-cell table:style-name="Table33.A1" table:number-columns-spanned="5" office:value-type="string">
            <text:p text:style-name="Table_20_Contents">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3.A15" office:value-type="string">
            <text:p text:style-name="Table_20_Contents">Priority:</text:p>
          </table:table-cell>
          <table:table-cell table:style-name="Table33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3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3.A15" office:value-type="string">
            <text:p text:style-name="Table_20_Contents">Requirements</text:p>
          </table:table-cell>
          <table:table-cell table:style-name="Table33.A1" table:number-columns-spanned="5" office:value-type="string">
            <text:p text:style-name="P11"> <text:span text:style-name="T6">#REQ1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3.12">
          <table:table-cell table:style-name="Table33.A15" office:value-type="string">
            <text:p text:style-name="Table_20_Contents">Execution Details</text:p>
          </table:table-cell>
          <table:table-cell table:style-name="Table33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3.A15" office:value-type="string">
            <text:p text:style-name="Table_20_Contents">Build</text:p>
          </table:table-cell>
          <table:table-cell table:style-name="Table33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3.A15" office:value-type="string">
            <text:p text:style-name="Table_20_Contents">Tester</text:p>
          </table:table-cell>
          <table:table-cell table:style-name="Table33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3.A15" office:value-type="string">
            <text:p text:style-name="Table_20_Contents">Execution Result:</text:p>
          </table:table-cell>
          <table:table-cell table:style-name="Table33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3.A1" office:value-type="string">
            <text:p text:style-name="Table_20_Contents">Execution Mode:</text:p>
          </table:table-cell>
          <table:table-cell table:style-name="Table33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3.A1" office:value-type="string">
            <text:p text:style-name="Table_20_Contents">Execution duration (min):</text:p>
          </table:table-cell>
          <table:table-cell table:style-name="Table33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66"/> 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row>
          <table:table-cell table:style-name="Table34.A1" table:number-columns-spanned="6" office:value-type="string">
            <text:p text:style-name="Table_20_Heading">Test Case TP1-28: Brisanje Predmeta Onemoguceno Administratoru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4.A1" table:number-columns-spanned="6" office:value-type="string">
            <text:p text:style-name="Table_20_Contents">Summary:</text:p>
            <text:p text:style-name="P9">Testiranje da li je Administratoru onemoguceno brisanje predm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4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2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3) Postoji predmet dodat od strane Usera</text:p>
            <text:p text:style-name="P18">4) Pristupite listi predmeta  prateci putanju - "Entities" &gt; "Predmet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4.A1" office:value-type="string">
            <text:p text:style-name="Table_20_Contents">#:</text:p>
          </table:table-cell>
          <table:table-cell table:style-name="Table34.A1" office:value-type="string">
            <text:p text:style-name="Table_20_Contents">Step actions:</text:p>
          </table:table-cell>
          <table:table-cell table:style-name="Table34.A1" office:value-type="string">
            <text:p text:style-name="Table_20_Contents">Expected Results:</text:p>
          </table:table-cell>
          <table:table-cell table:style-name="Table34.A1" office:value-type="string">
            <text:p text:style-name="Table_20_Contents">Execution notes:</text:p>
          </table:table-cell>
          <table:table-cell table:style-name="Table34.A1" office:value-type="string">
            <text:p text:style-name="Table_20_Contents">Execution Status:</text:p>
          </table:table-cell>
          <table:table-cell table:style-name="Table34.F7" office:value-type="string">
            <text:p text:style-name="P7"/>
          </table:table-cell>
        </table:table-row>
        <table:table-row>
          <table:table-cell table:style-name="Table34.A1" office:value-type="string">
            <text:p text:style-name="Table_20_Contents">1</text:p>
          </table:table-cell>
          <table:table-cell table:style-name="Table34.A1" office:value-type="string">
            <text:p text:style-name="Table_20_Contents">Izaberite opciju "Delete" u liniji predmeta iz preduslova. </text:p>
          </table:table-cell>
          <table:table-cell table:style-name="Table34.A1" office:value-type="string">
            <text:p text:style-name="Table_20_Contents">Poruka se prikazuje o potvrdi zeljene akcije brisanja </text:p>
          </table:table-cell>
          <table:table-cell table:style-name="Table34.A1" office:value-type="string">
            <text:p text:style-name="P7"/>
          </table:table-cell>
          <table:table-cell table:style-name="Table34.A1" office:value-type="string">
            <text:p text:style-name="Table_20_Contents">Passed</text:p>
          </table:table-cell>
          <table:table-cell table:style-name="Table34.F7" office:value-type="string">
            <text:p text:style-name="P7"/>
          </table:table-cell>
        </table:table-row>
        <table:table-row>
          <table:table-cell table:style-name="Table34.A1" office:value-type="string">
            <text:p text:style-name="Table_20_Contents">2</text:p>
          </table:table-cell>
          <table:table-cell table:style-name="Table34.A1" office:value-type="string">
            <text:p text:style-name="Table_20_Contents">Potvrdno odgovorite na brisanje i proverite da li aplikacija obavestava korisnika o nemogucnosti realizacije trazenog zahteva. </text:p>
          </table:table-cell>
          <table:table-cell table:style-name="Table34.A1" office:value-type="string">
            <text:p text:style-name="Table_20_Contents">Aplikacija obavestava korisnika o nemogucnosti realizacije trazenog zahteva. </text:p>
          </table:table-cell>
          <table:table-cell table:style-name="Table34.A1" office:value-type="string">
            <text:p text:style-name="P7"/>
          </table:table-cell>
          <table:table-cell table:style-name="Table34.A1" office:value-type="string">
            <text:p text:style-name="Table_20_Contents">Failed</text:p>
          </table:table-cell>
          <table:table-cell table:style-name="Table34.F7" office:value-type="string">
            <text:p text:style-name="P7"/>
          </table:table-cell>
        </table:table-row>
        <table:table-row>
          <table:table-cell table:style-name="Table34.A1" office:value-type="string">
            <text:p text:style-name="Table_20_Contents">3<text:soft-page-break/></text:p>
          </table:table-cell>
          <table:table-cell table:style-name="Table34.A1" office:value-type="string">
            <text:p text:style-name="Table_20_Contents">Proverite da li je dati predmet i dalje prikazan u listi predmeta. </text:p>
          </table:table-cell>
          <table:table-cell table:style-name="Table34.A1" office:value-type="string">
            <text:p text:style-name="Table_20_Contents">Dati predmet je i dalje prikazan u listi predmeta. </text:p>
          </table:table-cell>
          <table:table-cell table:style-name="Table34.A1" office:value-type="string">
            <text:p text:style-name="P7"/>
          </table:table-cell>
          <table:table-cell table:style-name="Table34.A1" office:value-type="string">
            <text:p text:style-name="Table_20_Contents">Failed</text:p>
          </table:table-cell>
          <table:table-cell table:style-name="Table34.F7" office:value-type="string">
            <text:p text:style-name="P7"/>
          </table:table-cell>
        </table:table-row>
        <table:table-row>
          <table:table-cell table:style-name="Table34.A16" office:value-type="string">
            <text:p text:style-name="Table_20_Contents">Execution type:</text:p>
          </table:table-cell>
          <table:table-cell table:style-name="Table34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4.A16" office:value-type="string">
            <text:p text:style-name="Table_20_Contents">Estimated exec. duration (min):</text:p>
          </table:table-cell>
          <table:table-cell table:style-name="Table34.A1" table:number-columns-spanned="5" office:value-type="string">
            <text:p text:style-name="Table_20_Contents">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4.A16" office:value-type="string">
            <text:p text:style-name="Table_20_Contents">Priority:</text:p>
          </table:table-cell>
          <table:table-cell table:style-name="Table34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4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4.A16" office:value-type="string">
            <text:p text:style-name="Table_20_Contents">Requirements</text:p>
          </table:table-cell>
          <table:table-cell table:style-name="Table34.A1" table:number-columns-spanned="5" office:value-type="string">
            <text:p text:style-name="P11"> <text:span text:style-name="T6">#REQ1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4.13">
          <table:table-cell table:style-name="Table34.A16" office:value-type="string">
            <text:p text:style-name="Table_20_Contents">Execution Details</text:p>
          </table:table-cell>
          <table:table-cell table:style-name="Table34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4.A16" office:value-type="string">
            <text:p text:style-name="Table_20_Contents">Build</text:p>
          </table:table-cell>
          <table:table-cell table:style-name="Table34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4.A16" office:value-type="string">
            <text:p text:style-name="Table_20_Contents">Tester</text:p>
          </table:table-cell>
          <table:table-cell table:style-name="Table34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4.A16" office:value-type="string">
            <text:p text:style-name="Table_20_Contents">Execution Result:</text:p>
          </table:table-cell>
          <table:table-cell table:style-name="Table34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4.A1" office:value-type="string">
            <text:p text:style-name="Table_20_Contents">Execution Mode:</text:p>
          </table:table-cell>
          <table:table-cell table:style-name="Table34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4.A1" office:value-type="string">
            <text:p text:style-name="Table_20_Contents">Execution duration (min):</text:p>
          </table:table-cell>
          <table:table-cell table:style-name="Table34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71"/> 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row>
          <table:table-cell table:style-name="Table35.A1" table:number-columns-spanned="6" office:value-type="string">
            <text:p text:style-name="Table_20_Heading">Test Case TP1-29: Menjanje Podataka Korisnika sa Emailom system@localhost onemoguceno Administratoru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5.A1" table:number-columns-spanned="6" office:value-type="string">
            <text:p text:style-name="Table_20_Contents">Summary:</text:p>
            <text:p text:style-name="Table_20_Contents"><text:span text:style-name="T3">Testiranje da li je Administratoru onemoguceno menjanje podataka o korisniku sa emailom </text:span>system@localho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5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2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3) Postoji korisnik sa emailom system@localhost</text:p>
            <text:p text:style-name="P18">4) Pristupite listi korisnika  prateci putanju - "Administration" &gt; "User Management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5.A1" office:value-type="string">
            <text:p text:style-name="Table_20_Contents">#:</text:p>
          </table:table-cell>
          <table:table-cell table:style-name="Table35.A1" office:value-type="string">
            <text:p text:style-name="Table_20_Contents">Step actions:</text:p>
          </table:table-cell>
          <table:table-cell table:style-name="Table35.A1" office:value-type="string">
            <text:p text:style-name="Table_20_Contents">Expected Results:</text:p>
          </table:table-cell>
          <table:table-cell table:style-name="Table35.A1" office:value-type="string">
            <text:p text:style-name="Table_20_Contents">Execution notes:</text:p>
          </table:table-cell>
          <table:table-cell table:style-name="Table35.A1" office:value-type="string">
            <text:p text:style-name="Table_20_Contents">Execution Status:</text:p>
          </table:table-cell>
          <table:table-cell table:style-name="Table35.F6" office:value-type="string">
            <text:p text:style-name="P7"/>
          </table:table-cell>
        </table:table-row>
        <table:table-row>
          <table:table-cell table:style-name="Table35.A1" office:value-type="string">
            <text:p text:style-name="Table_20_Contents">1</text:p>
          </table:table-cell>
          <table:table-cell table:style-name="Table35.A1" office:value-type="string">
            <text:p text:style-name="Table_20_Contents">Izaberite opciju "Edit" u liniji korisnika iz preduslova. </text:p>
          </table:table-cell>
          <table:table-cell table:style-name="Table35.A1" office:value-type="string">
            <text:p text:style-name="Table_20_Contents">Otvara se forma za izmenu informacija o datom korisniku. </text:p>
          </table:table-cell>
          <table:table-cell table:style-name="Table35.A1" office:value-type="string">
            <text:p text:style-name="P7"/>
          </table:table-cell>
          <table:table-cell table:style-name="Table35.A1" office:value-type="string">
            <text:p text:style-name="Table_20_Contents">Passed</text:p>
          </table:table-cell>
          <table:table-cell table:style-name="Table35.F6" office:value-type="string">
            <text:p text:style-name="P7"/>
          </table:table-cell>
        </table:table-row>
        <text:soft-page-break/>
        <table:table-row>
          <table:table-cell table:style-name="Table35.A1" office:value-type="string">
            <text:p text:style-name="Table_20_Contents">2</text:p>
          </table:table-cell>
          <table:table-cell table:style-name="Table35.A1" office:value-type="string">
            <text:p text:style-name="Table_20_Contents">Promenite informacije vezane za ime, prezime i jezik, pokusajte da sacuvate izmenu klikom na dugme "Save" i proverite da li aplikacija obavestava korisnika o nemogucnosti realizacije datog zahteva</text:p>
          </table:table-cell>
          <table:table-cell table:style-name="Table35.A1" office:value-type="string">
            <text:p text:style-name="Table_20_Contents">Aplikacija obavestava korisnika o nemogucnosti realizacije datog zahteva</text:p>
          </table:table-cell>
          <table:table-cell table:style-name="Table35.A1" office:value-type="string">
            <text:p text:style-name="P7"/>
          </table:table-cell>
          <table:table-cell table:style-name="Table35.A1" office:value-type="string">
            <text:p text:style-name="Table_20_Contents">Failed</text:p>
          </table:table-cell>
          <table:table-cell table:style-name="Table35.F6" office:value-type="string">
            <text:p text:style-name="P7"/>
          </table:table-cell>
        </table:table-row>
        <table:table-row>
          <table:table-cell table:style-name="Table35.A15" office:value-type="string">
            <text:p text:style-name="Table_20_Contents">Execution type:</text:p>
          </table:table-cell>
          <table:table-cell table:style-name="Table35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5.A15" office:value-type="string">
            <text:p text:style-name="Table_20_Contents">Estimated exec. duration (min):</text:p>
          </table:table-cell>
          <table:table-cell table:style-name="Table35.A1" table:number-columns-spanned="5" office:value-type="string">
            <text:p text:style-name="Table_20_Contents">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5.A15" office:value-type="string">
            <text:p text:style-name="Table_20_Contents">Priority:</text:p>
          </table:table-cell>
          <table:table-cell table:style-name="Table35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5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5.A15" office:value-type="string">
            <text:p text:style-name="Table_20_Contents">Requirements</text:p>
          </table:table-cell>
          <table:table-cell table:style-name="Table35.A1" table:number-columns-spanned="5" office:value-type="string">
            <text:p text:style-name="P11"> <text:span text:style-name="T6">#REQ13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5.12">
          <table:table-cell table:style-name="Table35.A15" office:value-type="string">
            <text:p text:style-name="Table_20_Contents">Execution Details</text:p>
          </table:table-cell>
          <table:table-cell table:style-name="Table35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5.A15" office:value-type="string">
            <text:p text:style-name="Table_20_Contents">Build</text:p>
          </table:table-cell>
          <table:table-cell table:style-name="Table35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5.A15" office:value-type="string">
            <text:p text:style-name="Table_20_Contents">Tester</text:p>
          </table:table-cell>
          <table:table-cell table:style-name="Table35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5.A15" office:value-type="string">
            <text:p text:style-name="Table_20_Contents">Execution Result:</text:p>
          </table:table-cell>
          <table:table-cell table:style-name="Table35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5.A1" office:value-type="string">
            <text:p text:style-name="Table_20_Contents">Execution Mode:</text:p>
          </table:table-cell>
          <table:table-cell table:style-name="Table35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5.A1" office:value-type="string">
            <text:p text:style-name="Table_20_Contents">Execution duration (min):</text:p>
          </table:table-cell>
          <table:table-cell table:style-name="Table35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75"/> 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row>
          <table:table-cell table:style-name="Table36.A1" table:number-columns-spanned="6" office:value-type="string">
            <text:p text:style-name="Table_20_Heading">Test Case TP1-30: Brisanje Korisnika sa Emailom system@localhost Onemoguceno Administratoru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6.A1" table:number-columns-spanned="6" office:value-type="string">
            <text:p text:style-name="Table_20_Contents">Summary:</text:p>
            <text:p text:style-name="P9">Testiranje da li je Administratoru onemoguceno brisanje korisnika sa emailom system@localho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6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2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3) Postoji korisnik iz preduslova</text:p>
            <text:p text:style-name="P18">4) Pristupite listi predmeta  prateci putanju - "Administration" &gt; "Usage Management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6.A1" office:value-type="string">
            <text:p text:style-name="Table_20_Contents">#:</text:p>
          </table:table-cell>
          <table:table-cell table:style-name="Table36.A1" office:value-type="string">
            <text:p text:style-name="Table_20_Contents">Step actions:</text:p>
          </table:table-cell>
          <table:table-cell table:style-name="Table36.A1" office:value-type="string">
            <text:p text:style-name="Table_20_Contents">Expected Results:</text:p>
          </table:table-cell>
          <table:table-cell table:style-name="Table36.A1" office:value-type="string">
            <text:p text:style-name="Table_20_Contents">Execution notes:</text:p>
          </table:table-cell>
          <table:table-cell table:style-name="Table36.A1" office:value-type="string">
            <text:p text:style-name="Table_20_Contents">Execution Status:</text:p>
          </table:table-cell>
          <table:table-cell table:style-name="Table36.F7" office:value-type="string">
            <text:p text:style-name="P7"/>
          </table:table-cell>
        </table:table-row>
        <table:table-row>
          <table:table-cell table:style-name="Table36.A1" office:value-type="string">
            <text:p text:style-name="Table_20_Contents">1</text:p>
          </table:table-cell>
          <table:table-cell table:style-name="Table36.A1" office:value-type="string">
            <text:p text:style-name="Table_20_Contents">Izaberite opciju "Delete" u liniji korisnika iz preduslova. </text:p>
          </table:table-cell>
          <table:table-cell table:style-name="Table36.A1" office:value-type="string">
            <text:p text:style-name="Table_20_Contents">Poruka se prikazuje o potvrdi zeljene akcije brisanja </text:p>
          </table:table-cell>
          <table:table-cell table:style-name="Table36.A1" office:value-type="string">
            <text:p text:style-name="P7"/>
          </table:table-cell>
          <table:table-cell table:style-name="Table36.A1" office:value-type="string">
            <text:p text:style-name="Table_20_Contents">Passed</text:p>
          </table:table-cell>
          <table:table-cell table:style-name="Table36.F7" office:value-type="string">
            <text:p text:style-name="P7"/>
          </table:table-cell>
        </table:table-row>
        <text:soft-page-break/>
        <table:table-row>
          <table:table-cell table:style-name="Table36.A1" office:value-type="string">
            <text:p text:style-name="Table_20_Contents">2</text:p>
          </table:table-cell>
          <table:table-cell table:style-name="Table36.A1" office:value-type="string">
            <text:p text:style-name="Table_20_Contents">Potvrdno odgovorite na brisanje i proverite da li aplikacija obavestava korisnika o nemogucnosti realizacije trazenog zahteva. </text:p>
          </table:table-cell>
          <table:table-cell table:style-name="Table36.A1" office:value-type="string">
            <text:p text:style-name="Table_20_Contents">Aplikacija obavestava korisnika o nemogucnosti realizacije trazenog zahteva. </text:p>
          </table:table-cell>
          <table:table-cell table:style-name="Table36.A1" office:value-type="string">
            <text:p text:style-name="P7"/>
          </table:table-cell>
          <table:table-cell table:style-name="Table36.A1" office:value-type="string">
            <text:p text:style-name="Table_20_Contents">Failed</text:p>
          </table:table-cell>
          <table:table-cell table:style-name="Table36.F7" office:value-type="string">
            <text:p text:style-name="P7"/>
          </table:table-cell>
        </table:table-row>
        <table:table-row>
          <table:table-cell table:style-name="Table36.A1" office:value-type="string">
            <text:p text:style-name="Table_20_Contents">3</text:p>
          </table:table-cell>
          <table:table-cell table:style-name="Table36.A1" office:value-type="string">
            <text:p text:style-name="Table_20_Contents">Proverite da li je dati korisnik i dalje prikazan u listi korisnika. </text:p>
          </table:table-cell>
          <table:table-cell table:style-name="Table36.A1" office:value-type="string">
            <text:p text:style-name="Table_20_Contents">Dati korisnik je i dalje prikazan u listi korisnika. </text:p>
          </table:table-cell>
          <table:table-cell table:style-name="Table36.A1" office:value-type="string">
            <text:p text:style-name="P7"/>
          </table:table-cell>
          <table:table-cell table:style-name="Table36.A1" office:value-type="string">
            <text:p text:style-name="Table_20_Contents">Failed</text:p>
          </table:table-cell>
          <table:table-cell table:style-name="Table36.F7" office:value-type="string">
            <text:p text:style-name="P7"/>
          </table:table-cell>
        </table:table-row>
        <table:table-row>
          <table:table-cell table:style-name="Table36.A16" office:value-type="string">
            <text:p text:style-name="Table_20_Contents">Execution type:</text:p>
          </table:table-cell>
          <table:table-cell table:style-name="Table36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6.A16" office:value-type="string">
            <text:p text:style-name="Table_20_Contents">Estimated exec. duration (min):</text:p>
          </table:table-cell>
          <table:table-cell table:style-name="Table36.A1" table:number-columns-spanned="5" office:value-type="string">
            <text:p text:style-name="Table_20_Contents">5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6.A16" office:value-type="string">
            <text:p text:style-name="Table_20_Contents">Priority:</text:p>
          </table:table-cell>
          <table:table-cell table:style-name="Table36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6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6.A16" office:value-type="string">
            <text:p text:style-name="Table_20_Contents">Requirements</text:p>
          </table:table-cell>
          <table:table-cell table:style-name="Table36.A1" table:number-columns-spanned="5" office:value-type="string">
            <text:p text:style-name="P11"> <text:span text:style-name="T6">#REQ13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6.13">
          <table:table-cell table:style-name="Table36.A16" office:value-type="string">
            <text:p text:style-name="Table_20_Contents">Execution Details</text:p>
          </table:table-cell>
          <table:table-cell table:style-name="Table36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6.A16" office:value-type="string">
            <text:p text:style-name="Table_20_Contents">Build</text:p>
          </table:table-cell>
          <table:table-cell table:style-name="Table36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6.A16" office:value-type="string">
            <text:p text:style-name="Table_20_Contents">Tester</text:p>
          </table:table-cell>
          <table:table-cell table:style-name="Table36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6.A16" office:value-type="string">
            <text:p text:style-name="Table_20_Contents">Execution Result:</text:p>
          </table:table-cell>
          <table:table-cell table:style-name="Table36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6.A1" office:value-type="string">
            <text:p text:style-name="Table_20_Contents">Execution Mode:</text:p>
          </table:table-cell>
          <table:table-cell table:style-name="Table36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6.A1" office:value-type="string">
            <text:p text:style-name="Table_20_Contents">Execution duration (min):</text:p>
          </table:table-cell>
          <table:table-cell table:style-name="Table36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80"/> 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row>
          <table:table-cell table:style-name="Table37.A1" table:number-columns-spanned="6" office:value-type="string">
            <text:p text:style-name="Table_20_Heading">Test Case TP1-31: Brisanje Studenata kao Administrator (ukupno 5 studenata nakon brisanja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7.A1" table:number-columns-spanned="6" office:value-type="string">
            <text:p text:style-name="Table_20_Contents">Summary:</text:p>
            <text:p text:style-name="P16">Testiranje brisanja studenata od strane Administratora u slucaju kada je broj studenata nakon brisanja  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7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2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3) Svesti ukupan broj studenata u listi na 6</text:p>
            <text:p text:style-name="P18">4) Pristupite spisku studenata prateci putanju - "Entities" &gt; "Student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7.A1" office:value-type="string">
            <text:p text:style-name="Table_20_Contents">#:</text:p>
          </table:table-cell>
          <table:table-cell table:style-name="Table37.A1" office:value-type="string">
            <text:p text:style-name="Table_20_Contents">Step actions:</text:p>
          </table:table-cell>
          <table:table-cell table:style-name="Table37.A1" office:value-type="string">
            <text:p text:style-name="Table_20_Contents">Expected Results:</text:p>
          </table:table-cell>
          <table:table-cell table:style-name="Table37.A1" office:value-type="string">
            <text:p text:style-name="Table_20_Contents">Execution notes:</text:p>
          </table:table-cell>
          <table:table-cell table:style-name="Table37.A1" office:value-type="string">
            <text:p text:style-name="Table_20_Contents">Execution Status:</text:p>
          </table:table-cell>
          <table:table-cell table:style-name="Table37.F6" office:value-type="string">
            <text:p text:style-name="P7"/>
          </table:table-cell>
        </table:table-row>
        <table:table-row>
          <table:table-cell table:style-name="Table37.A1" office:value-type="string">
            <text:p text:style-name="Table_20_Contents">1</text:p>
          </table:table-cell>
          <table:table-cell table:style-name="Table37.A1" office:value-type="string">
            <text:p text:style-name="Table_20_Contents">Pokusajte da obrisete jednog studenta pritiskom na dugme "Delete" u njegovoj liniji. </text:p>
          </table:table-cell>
          <table:table-cell table:style-name="Table37.A1" office:value-type="string">
            <text:p text:style-name="Table_20_Contents">Poruka se prikazuje o potvrdi zeljene akcije brisanja </text:p>
          </table:table-cell>
          <table:table-cell table:style-name="Table37.A1" office:value-type="string">
            <text:p text:style-name="P7"/>
          </table:table-cell>
          <table:table-cell table:style-name="Table37.A1" office:value-type="string">
            <text:p text:style-name="Table_20_Contents">Passed</text:p>
          </table:table-cell>
          <table:table-cell table:style-name="Table37.F6" office:value-type="string">
            <text:p text:style-name="P7"/>
          </table:table-cell>
        </table:table-row>
        <text:soft-page-break/>
        <table:table-row>
          <table:table-cell table:style-name="Table37.A1" office:value-type="string">
            <text:p text:style-name="Table_20_Contents">2</text:p>
          </table:table-cell>
          <table:table-cell table:style-name="Table37.A1" office:value-type="string">
            <text:p text:style-name="Table_20_Contents">Potvrdno odgovorite na brisanje i proverite da li je dati student uklonjen iz liste studenata.</text:p>
          </table:table-cell>
          <table:table-cell table:style-name="Table37.A1" office:value-type="string">
            <text:p text:style-name="Table_20_Contents">Dati student uklonjen iz liste studenata.</text:p>
          </table:table-cell>
          <table:table-cell table:style-name="Table37.A1" office:value-type="string">
            <text:p text:style-name="P7"/>
          </table:table-cell>
          <table:table-cell table:style-name="Table37.A1" office:value-type="string">
            <text:p text:style-name="Table_20_Contents">Passed</text:p>
          </table:table-cell>
          <table:table-cell table:style-name="Table37.F6" office:value-type="string">
            <text:p text:style-name="P7"/>
          </table:table-cell>
        </table:table-row>
        <table:table-row>
          <table:table-cell table:style-name="Table37.A15" office:value-type="string">
            <text:p text:style-name="Table_20_Contents">Execution type:</text:p>
          </table:table-cell>
          <table:table-cell table:style-name="Table37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7.A15" office:value-type="string">
            <text:p text:style-name="Table_20_Contents">Estimated exec. duration (min):</text:p>
          </table:table-cell>
          <table:table-cell table:style-name="Table37.A1" table:number-columns-spanned="5" office:value-type="string">
            <text:p text:style-name="Table_20_Contents">1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7.A15" office:value-type="string">
            <text:p text:style-name="Table_20_Contents">Priority:</text:p>
          </table:table-cell>
          <table:table-cell table:style-name="Table37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7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7.A15" office:value-type="string">
            <text:p text:style-name="Table_20_Contents">Requirements</text:p>
          </table:table-cell>
          <table:table-cell table:style-name="Table37.A1" table:number-columns-spanned="5" office:value-type="string">
            <text:p text:style-name="P11"><text:span text:style-name="T6">#REQ1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7.12">
          <table:table-cell table:style-name="Table37.A15" office:value-type="string">
            <text:p text:style-name="Table_20_Contents">Execution Details</text:p>
          </table:table-cell>
          <table:table-cell table:style-name="Table37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7.A15" office:value-type="string">
            <text:p text:style-name="Table_20_Contents">Build</text:p>
          </table:table-cell>
          <table:table-cell table:style-name="Table37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7.A15" office:value-type="string">
            <text:p text:style-name="Table_20_Contents">Tester</text:p>
          </table:table-cell>
          <table:table-cell table:style-name="Table37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7.A15" office:value-type="string">
            <text:p text:style-name="Table_20_Contents">Execution Result:</text:p>
          </table:table-cell>
          <table:table-cell table:style-name="Table37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7.A1" office:value-type="string">
            <text:p text:style-name="Table_20_Contents">Execution Mode:</text:p>
          </table:table-cell>
          <table:table-cell table:style-name="Table37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7.A1" office:value-type="string">
            <text:p text:style-name="Table_20_Contents">Execution duration (min):</text:p>
          </table:table-cell>
          <table:table-cell table:style-name="Table37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85"/> 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row>
          <table:table-cell table:style-name="Table38.A1" table:number-columns-spanned="6" office:value-type="string">
            <text:p text:style-name="Table_20_Heading">Test Case TP1-32: Brisanje Studenata Onemoguceno Administratoru (ukupno &lt; 5 studenata nakon brisanja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8.A1" table:number-columns-spanned="6" office:value-type="string">
            <text:p text:style-name="Table_20_Contents">Summary:</text:p>
            <text:p text:style-name="P16">Testiranje brisanja studenata od strane Administratora u slucaju kada je broj studenata nakon brisanja  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8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2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8">3) Svesti ukupan broj studenata u listi na 5</text:p>
            <text:p text:style-name="P18">4) Pristupite spisku studenata prateci putanju - "Entities" &gt; "Studenti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8.A1" office:value-type="string">
            <text:p text:style-name="Table_20_Contents">#:</text:p>
          </table:table-cell>
          <table:table-cell table:style-name="Table38.A1" office:value-type="string">
            <text:p text:style-name="Table_20_Contents">Step actions:</text:p>
          </table:table-cell>
          <table:table-cell table:style-name="Table38.A1" office:value-type="string">
            <text:p text:style-name="Table_20_Contents">Expected Results:</text:p>
          </table:table-cell>
          <table:table-cell table:style-name="Table38.A1" office:value-type="string">
            <text:p text:style-name="Table_20_Contents">Execution notes:</text:p>
          </table:table-cell>
          <table:table-cell table:style-name="Table38.A1" office:value-type="string">
            <text:p text:style-name="Table_20_Contents">Execution Status:</text:p>
          </table:table-cell>
          <table:table-cell table:style-name="Table38.F7" office:value-type="string">
            <text:p text:style-name="P7"/>
          </table:table-cell>
        </table:table-row>
        <table:table-row>
          <table:table-cell table:style-name="Table38.A1" office:value-type="string">
            <text:p text:style-name="Table_20_Contents">1</text:p>
          </table:table-cell>
          <table:table-cell table:style-name="Table38.A1" office:value-type="string">
            <text:p text:style-name="Table_20_Contents">Pokusajte da obrisete jednog studenta pritiskom na dugme "Delete" u njegovoj liniji. </text:p>
          </table:table-cell>
          <table:table-cell table:style-name="Table38.A1" office:value-type="string">
            <text:p text:style-name="Table_20_Contents">Poruka se prikazuje o potvrdi zeljene akcije brisanja </text:p>
          </table:table-cell>
          <table:table-cell table:style-name="Table38.A1" office:value-type="string">
            <text:p text:style-name="P7"/>
          </table:table-cell>
          <table:table-cell table:style-name="Table38.A1" office:value-type="string">
            <text:p text:style-name="Table_20_Contents">Passed</text:p>
          </table:table-cell>
          <table:table-cell table:style-name="Table38.F7" office:value-type="string">
            <text:p text:style-name="P7"/>
          </table:table-cell>
        </table:table-row>
        <text:soft-page-break/>
        <table:table-row>
          <table:table-cell table:style-name="Table38.A1" office:value-type="string">
            <text:p text:style-name="Table_20_Contents">2</text:p>
          </table:table-cell>
          <table:table-cell table:style-name="Table38.A1" office:value-type="string">
            <text:p text:style-name="Table_20_Contents">Potvrdno odgovorite na brisanje i proverite da li aplikacija obavestava korisnika o nemogucnosti realizacije trazenog zahteva. </text:p>
          </table:table-cell>
          <table:table-cell table:style-name="Table38.A1" office:value-type="string">
            <text:p text:style-name="Table_20_Contents">Aplikacija obavestava korisnika o nemogucnosti realizacije trazenog zahteva. </text:p>
          </table:table-cell>
          <table:table-cell table:style-name="Table38.A1" office:value-type="string">
            <text:p text:style-name="P7"/>
          </table:table-cell>
          <table:table-cell table:style-name="Table38.A1" office:value-type="string">
            <text:p text:style-name="Table_20_Contents">Failed</text:p>
          </table:table-cell>
          <table:table-cell table:style-name="Table38.F7" office:value-type="string">
            <text:p text:style-name="P7"/>
          </table:table-cell>
        </table:table-row>
        <table:table-row>
          <table:table-cell table:style-name="Table38.A1" office:value-type="string">
            <text:p text:style-name="Table_20_Contents">3</text:p>
          </table:table-cell>
          <table:table-cell table:style-name="Table38.A1" office:value-type="string">
            <text:p text:style-name="Table_20_Contents">Proverite da li je dati student i dalje prikazan u listi studenata. </text:p>
          </table:table-cell>
          <table:table-cell table:style-name="Table38.A1" office:value-type="string">
            <text:p text:style-name="Table_20_Contents">Dati student je i dalje prikazan u listi studenata. </text:p>
          </table:table-cell>
          <table:table-cell table:style-name="Table38.A1" office:value-type="string">
            <text:p text:style-name="P7"/>
          </table:table-cell>
          <table:table-cell table:style-name="Table38.A1" office:value-type="string">
            <text:p text:style-name="Table_20_Contents">Failed</text:p>
          </table:table-cell>
          <table:table-cell table:style-name="Table38.F7" office:value-type="string">
            <text:p text:style-name="P7"/>
          </table:table-cell>
        </table:table-row>
        <table:table-row>
          <table:table-cell table:style-name="Table38.A16" office:value-type="string">
            <text:p text:style-name="Table_20_Contents">Execution type:</text:p>
          </table:table-cell>
          <table:table-cell table:style-name="Table38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8.A16" office:value-type="string">
            <text:p text:style-name="Table_20_Contents">Estimated exec. duration (min):</text:p>
          </table:table-cell>
          <table:table-cell table:style-name="Table38.A1" table:number-columns-spanned="5" office:value-type="string">
            <text:p text:style-name="Table_20_Contents">1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8.A16" office:value-type="string">
            <text:p text:style-name="Table_20_Contents">Priority:</text:p>
          </table:table-cell>
          <table:table-cell table:style-name="Table38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8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8.A16" office:value-type="string">
            <text:p text:style-name="Table_20_Contents">Requirements</text:p>
          </table:table-cell>
          <table:table-cell table:style-name="Table38.A1" table:number-columns-spanned="5" office:value-type="string">
            <text:p text:style-name="P11"> <text:span text:style-name="T6">#REQ1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8.13">
          <table:table-cell table:style-name="Table38.A16" office:value-type="string">
            <text:p text:style-name="Table_20_Contents">Execution Details</text:p>
          </table:table-cell>
          <table:table-cell table:style-name="Table38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8.A16" office:value-type="string">
            <text:p text:style-name="Table_20_Contents">Build</text:p>
          </table:table-cell>
          <table:table-cell table:style-name="Table38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8.A16" office:value-type="string">
            <text:p text:style-name="Table_20_Contents">Tester</text:p>
          </table:table-cell>
          <table:table-cell table:style-name="Table38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8.A16" office:value-type="string">
            <text:p text:style-name="Table_20_Contents">Execution Result:</text:p>
          </table:table-cell>
          <table:table-cell table:style-name="Table38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8.A1" office:value-type="string">
            <text:p text:style-name="Table_20_Contents">Execution Mode:</text:p>
          </table:table-cell>
          <table:table-cell table:style-name="Table38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8.A1" office:value-type="string">
            <text:p text:style-name="Table_20_Contents">Execution duration (min):</text:p>
          </table:table-cell>
          <table:table-cell table:style-name="Table38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91"/> 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column table:style-name="Table39.F"/>
        <table:table-row>
          <table:table-cell table:style-name="Table39.A1" table:number-columns-spanned="6" office:value-type="string">
            <text:p text:style-name="Table_20_Heading">Test Case TP1-33: Menjanje Indeksa Studenta da pocinju sa ADM_CH (Administrato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9.A1" table:number-columns-spanned="6" office:value-type="string">
            <text:p text:style-name="Table_20_Contents">Summary:</text:p>
            <text:p text:style-name="Table_20_Contents">Testiranje da li Administrator moze da menja indeks studenata tako da pocinje sa "ADM_CH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9.A1" table:number-columns-spanned="6" office:value-type="string">
            <text:p text:style-name="Table_20_Contents">Preconditions:</text:p>
            <text:p text:style-name="Table_20_Contents"> </text:p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13">1) Pristup aplikaciji "SSluzba" je moguc</text:p>
                  <text:p text:style-name="Table_20_Contents"><text:span text:style-name="T4">2) Uloguj se kao Administrator koristeci kredencijale - </text:span><text:span text:style-name="Strong_20_Emphasis"><text:span text:style-name="T4">username</text:span></text:span><text:span text:style-name="T4">: "admin", </text:span><text:span text:style-name="Strong_20_Emphasis"><text:span text:style-name="T4">password</text:span></text:span><text:span text:style-name="T4">: "admin"</text:span></text:p>
                  <text:p text:style-name="Table_20_Contents"><text:span text:style-name="T4">3) Postoji student sa brojem indeksa koji ne pocinje sa "ADM_CH" (eg. </text:span><text:a xlink:type="simple" xlink:href="http://127.0.0.1:8080/#/studenti/4"><text:span text:style-name="T5">E25 124/2116</text:span></text:a><text:span text:style-name="T4">)</text:span></text:p>
                  <text:p text:style-name="P10">3) Pristupite listi studenata prateci putanju - "Entities" &gt; "Studenti"&gt;</text:p>
                </table:table-cell>
              </table:table-row>
            </table:table>
            <text:p text:style-name="Table_20_Contents">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9.A1" office:value-type="string">
            <text:p text:style-name="Table_20_Contents">#:</text:p>
          </table:table-cell>
          <table:table-cell table:style-name="Table39.A1" office:value-type="string">
            <text:p text:style-name="Table_20_Contents">Step actions:</text:p>
          </table:table-cell>
          <table:table-cell table:style-name="Table39.A1" office:value-type="string">
            <text:p text:style-name="Table_20_Contents">Expected Results:</text:p>
          </table:table-cell>
          <table:table-cell table:style-name="Table39.A1" office:value-type="string">
            <text:p text:style-name="Table_20_Contents">Execution notes:</text:p>
          </table:table-cell>
          <table:table-cell table:style-name="Table39.A1" office:value-type="string">
            <text:p text:style-name="Table_20_Contents">Execution Status:</text:p>
          </table:table-cell>
          <table:table-cell table:style-name="Table39.F7" office:value-type="string">
            <text:p text:style-name="P7"/>
          </table:table-cell>
        </table:table-row>
        <text:soft-page-break/>
        <table:table-row>
          <table:table-cell table:style-name="Table39.A1" office:value-type="string">
            <text:p text:style-name="Table_20_Contents">1</text:p>
          </table:table-cell>
          <table:table-cell table:style-name="Table39.A1" office:value-type="string">
            <text:p text:style-name="Table_20_Contents">Izaberite opciju "Edit" u liniji korisnika iz preduslova. </text:p>
          </table:table-cell>
          <table:table-cell table:style-name="Table39.A1" office:value-type="string">
            <text:p text:style-name="Table_20_Contents">Otvara se forma za izmenu informacija o datom korisniku. </text:p>
          </table:table-cell>
          <table:table-cell table:style-name="Table39.A1" office:value-type="string">
            <text:p text:style-name="P7"/>
          </table:table-cell>
          <table:table-cell table:style-name="Table39.A1" office:value-type="string">
            <text:p text:style-name="Table_20_Contents">Passed</text:p>
          </table:table-cell>
          <table:table-cell table:style-name="Table39.F7" office:value-type="string">
            <text:p text:style-name="P7"/>
          </table:table-cell>
        </table:table-row>
        <table:table-row>
          <table:table-cell table:style-name="Table39.A1" office:value-type="string">
            <text:p text:style-name="Table_20_Contents">2</text:p>
          </table:table-cell>
          <table:table-cell table:style-name="Table39.A1" office:value-type="string">
            <text:p text:style-name="Table_20_Contents">Izmenite vrednost iz polja "Indeks" dodavanjem "ADM_CH/"na pocetak unosa i proverite da li forma signalizira korisniku gresku o unosu.</text:p>
            <text:p text:style-name="Table_20_Contents"> </text:p>
          </table:table-cell>
          <table:table-cell table:style-name="Table39.A1" office:value-type="string">
            <text:p text:style-name="Table_20_Contents">Forma ne signalizira korisniku gresku o unosu.</text:p>
          </table:table-cell>
          <table:table-cell table:style-name="Table39.A1" office:value-type="string">
            <text:p text:style-name="P7"/>
          </table:table-cell>
          <table:table-cell table:style-name="Table39.A1" office:value-type="string">
            <text:p text:style-name="Table_20_Contents">Passed</text:p>
          </table:table-cell>
          <table:table-cell table:style-name="Table39.F7" office:value-type="string">
            <text:p text:style-name="P7"/>
          </table:table-cell>
        </table:table-row>
        <table:table-row>
          <table:table-cell table:style-name="Table39.A1" office:value-type="string">
            <text:p text:style-name="Table_20_Contents">3</text:p>
          </table:table-cell>
          <table:table-cell table:style-name="Table39.A1" office:value-type="string">
            <text:p text:style-name="Table_20_Contents">Sacuvajte izmenu (klikom na dugme "Save") i proverite da li se izmenjena vrednost o indeksu studenta prikazuju na ekranu.</text:p>
          </table:table-cell>
          <table:table-cell table:style-name="Table39.A1" office:value-type="string">
            <text:p text:style-name="Table_20_Contents">Izmenjena vrednost o indeksu studenta se prikazuju na ekranu.</text:p>
          </table:table-cell>
          <table:table-cell table:style-name="Table39.A1" office:value-type="string">
            <text:p text:style-name="P7"/>
          </table:table-cell>
          <table:table-cell table:style-name="Table39.A1" office:value-type="string">
            <text:p text:style-name="Table_20_Contents">Passed</text:p>
          </table:table-cell>
          <table:table-cell table:style-name="Table39.F7" office:value-type="string">
            <text:p text:style-name="P7"/>
          </table:table-cell>
        </table:table-row>
        <table:table-row>
          <table:table-cell table:style-name="Table39.A16" office:value-type="string">
            <text:p text:style-name="Table_20_Contents">Execution type:</text:p>
          </table:table-cell>
          <table:table-cell table:style-name="Table39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9.A16" office:value-type="string">
            <text:p text:style-name="Table_20_Contents">Estimated exec. duration (min):</text:p>
          </table:table-cell>
          <table:table-cell table:style-name="Table39.A1" table:number-columns-spanned="5" office:value-type="string">
            <text:p text:style-name="Table_20_Contents">1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9.A16" office:value-type="string">
            <text:p text:style-name="Table_20_Contents">Priority:</text:p>
          </table:table-cell>
          <table:table-cell table:style-name="Table39.A1" table:number-columns-spanned="5" office:value-type="string">
            <text:p text:style-name="Table_20_Contents">Hig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9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9.A16" office:value-type="string">
            <text:p text:style-name="Table_20_Contents">Requirements</text:p>
          </table:table-cell>
          <table:table-cell table:style-name="Table39.A1" table:number-columns-spanned="5" office:value-type="string">
            <text:p text:style-name="P11"> <text:span text:style-name="T6">#REQ1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9.13">
          <table:table-cell table:style-name="Table39.A16" office:value-type="string">
            <text:p text:style-name="Table_20_Contents">Execution Details</text:p>
          </table:table-cell>
          <table:table-cell table:style-name="Table39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9.A16" office:value-type="string">
            <text:p text:style-name="Table_20_Contents">Build</text:p>
          </table:table-cell>
          <table:table-cell table:style-name="Table39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9.A16" office:value-type="string">
            <text:p text:style-name="Table_20_Contents">Tester</text:p>
          </table:table-cell>
          <table:table-cell table:style-name="Table39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9.A16" office:value-type="string">
            <text:p text:style-name="Table_20_Contents">Execution Result:</text:p>
          </table:table-cell>
          <table:table-cell table:style-name="Table39.A1" table:number-columns-spanned="5" office:value-type="string">
            <text:p text:style-name="P8">Pass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9.A1" office:value-type="string">
            <text:p text:style-name="Table_20_Contents">Execution Mode:</text:p>
          </table:table-cell>
          <table:table-cell table:style-name="Table39.A1" table:number-columns-spanned="5" office:value-type="string">
            <text:p text:style-name="P8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9.A1" office:value-type="string">
            <text:p text:style-name="Table_20_Contents">Execution duration (min):</text:p>
          </table:table-cell>
          <table:table-cell table:style-name="Table39.A1" table:number-columns-spanned="5" office:value-type="string">
            <text:p text:style-name="P8">5.00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><text:bookmark text:name="toc_tc196"/> 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row>
          <table:table-cell table:style-name="Table41.A1" table:number-columns-spanned="6" office:value-type="string">
            <text:p text:style-name="Table_20_Heading">Test Case TP1-34: Menjanje Indeksa Studenta da ne pocinju sa ADM_CH (Administrato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1.A1" table:number-columns-spanned="6" office:value-type="string">
            <text:p text:style-name="Table_20_Contents">Summary:</text:p>
            <text:p text:style-name="P16">Testiranje da li Administrator moze da menja indeks studente tako da indeks ne pocinje sa "ADM_CH"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1.A1" table:number-columns-spanned="6" office:value-type="string">
            <text:p text:style-name="Table_20_Contents">Preconditions:</text:p>
            <text:p text:style-name="P16">1) Pristup aplikaciji "SSluzba" je moguc</text:p>
            <text:p text:style-name="P17"><text:span text:style-name="T2">2) Uloguj se kao Administrator koristeci kredencijale - </text:span><text:span text:style-name="Strong_20_Emphasis"><text:span text:style-name="T2">username</text:span></text:span><text:span text:style-name="T2">: "admin", </text:span><text:span text:style-name="Strong_20_Emphasis"><text:span text:style-name="T2">password</text:span></text:span><text:span text:style-name="T2">: "admin"</text:span></text:p>
            <text:p text:style-name="P17"><text:span text:style-name="T2">3) Postoji student sa brojem indeksa koji ne pocinje sa "ADM_CH" (eg. </text:span><text:a xlink:type="simple" xlink:href="http://127.0.0.1:8080/#/studenti/4"><text:span text:style-name="T5">E25 124/211</text:span></text:a><text:span text:style-name="T2">8)</text:span></text:p>
            <text:p text:style-name="P18">4) Pristupite listi studenata prateci putanju - "Entities" &gt; "Studenti"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41.A1" office:value-type="string">
            <text:p text:style-name="Table_20_Contents">#:</text:p>
          </table:table-cell>
          <table:table-cell table:style-name="Table41.A1" office:value-type="string">
            <text:p text:style-name="Table_20_Contents">Step actions:</text:p>
          </table:table-cell>
          <table:table-cell table:style-name="Table41.A1" office:value-type="string">
            <text:p text:style-name="Table_20_Contents">Expected Results:</text:p>
          </table:table-cell>
          <table:table-cell table:style-name="Table41.A1" office:value-type="string">
            <text:p text:style-name="Table_20_Contents">Execution notes:</text:p>
          </table:table-cell>
          <table:table-cell table:style-name="Table41.A1" office:value-type="string">
            <text:p text:style-name="Table_20_Contents">Execution Status:</text:p>
          </table:table-cell>
          <table:table-cell table:style-name="Table41.F11" office:value-type="string">
            <text:p text:style-name="P7"/>
          </table:table-cell>
        </table:table-row>
        <table:table-row>
          <table:table-cell table:style-name="Table41.A1" office:value-type="string">
            <text:p text:style-name="Table_20_Contents">1</text:p>
          </table:table-cell>
          <table:table-cell table:style-name="Table41.A1" office:value-type="string">
            <text:p text:style-name="Table_20_Contents">Izaberite opciju "Edit" u liniji korisnika iz preduslova. </text:p>
            <text:p text:style-name="Table_20_Contents"> </text:p>
            <text:p text:style-name="Table_20_Contents"> </text:p>
          </table:table-cell>
          <table:table-cell table:style-name="Table41.A1" office:value-type="string">
            <text:p text:style-name="Table_20_Contents">Otvara se forma za izmenu informacija o datom korisniku. </text:p>
            <text:p text:style-name="Table_20_Contents"> </text:p>
          </table:table-cell>
          <table:table-cell table:style-name="Table41.A1" office:value-type="string">
            <text:p text:style-name="P7"/>
          </table:table-cell>
          <table:table-cell table:style-name="Table41.A1" office:value-type="string">
            <text:p text:style-name="Table_20_Contents">Passed</text:p>
          </table:table-cell>
          <table:table-cell table:style-name="Table41.F11" office:value-type="string">
            <text:p text:style-name="P7"/>
          </table:table-cell>
        </table:table-row>
        <table:table-row>
          <table:table-cell table:style-name="Table41.A1" office:value-type="string">
            <text:p text:style-name="Table_20_Contents">2</text:p>
          </table:table-cell>
          <table:table-cell table:style-name="Table41.A1" office:value-type="string">
            <text:p text:style-name="Table_20_Contents">Izmenite vrednost iz polja "Indeks" dodavanjem indeksa "EP 21/6888", sklonite fokus sa polja i proverite da li forma signalizira korisniku gresku o unosu</text:p>
          </table:table-cell>
          <table:table-cell table:style-name="Table41.A1" office:value-type="string">
            <text:p text:style-name="Table_20_Contents">Forma signalizira korisniku gresku o unosu.</text:p>
          </table:table-cell>
          <table:table-cell table:style-name="Table41.A1" office:value-type="string">
            <text:p text:style-name="P7"/>
          </table:table-cell>
          <table:table-cell table:style-name="Table41.A1" office:value-type="string">
            <text:p text:style-name="Table_20_Contents">Failed</text:p>
          </table:table-cell>
          <table:table-cell table:style-name="Table41.F11" office:value-type="string">
            <text:p text:style-name="P7"/>
          </table:table-cell>
        </table:table-row>
        <table:table-row>
          <table:table-cell table:style-name="Table41.A1" office:value-type="string">
            <text:p text:style-name="Table_20_Contents">3</text:p>
          </table:table-cell>
          <table:table-cell table:style-name="Table41.A1" office:value-type="string">
            <text:p text:style-name="Table_20_Contents">Pokusajte da sacuvate izmenu za datog studenta klikom na dugme "Save"</text:p>
          </table:table-cell>
          <table:table-cell table:style-name="Table41.A1" office:value-type="string">
            <text:p text:style-name="Table_20_Contents">Student ne moze da se sacuva jer je dugme "Save" deaktivirano"</text:p>
          </table:table-cell>
          <table:table-cell table:style-name="Table41.A1" office:value-type="string">
            <text:p text:style-name="P7"/>
          </table:table-cell>
          <table:table-cell table:style-name="Table41.A1" office:value-type="string">
            <text:p text:style-name="Table_20_Contents">Failed</text:p>
          </table:table-cell>
          <table:table-cell table:style-name="Table41.F11" office:value-type="string">
            <text:p text:style-name="P7"/>
          </table:table-cell>
        </table:table-row>
        <table:table-row>
          <table:table-cell table:style-name="Table41.A1" office:value-type="string">
            <text:p text:style-name="Table_20_Contents">4</text:p>
          </table:table-cell>
          <table:table-cell table:style-name="Table41.A1" office:value-type="string">
            <text:p text:style-name="Table_20_Contents">Pokusajte da izmenite unos u polju "Indeks" dodavanjem "ADM_CH/" umesto "21/", sklonite fokus sa polja i proverite da li forma signalizira korisniku gresku o unosu. </text:p>
          </table:table-cell>
          <table:table-cell table:style-name="Table41.A1" office:value-type="string">
            <text:p text:style-name="Table_20_Contents">Forma signalizira korisniku gresku o unosu. </text:p>
          </table:table-cell>
          <table:table-cell table:style-name="Table41.A1" office:value-type="string">
            <text:p text:style-name="P7"/>
          </table:table-cell>
          <table:table-cell table:style-name="Table41.A1" office:value-type="string">
            <text:p text:style-name="Table_20_Contents">Failed</text:p>
          </table:table-cell>
          <table:table-cell table:style-name="Table41.F11" office:value-type="string">
            <text:p text:style-name="P7"/>
          </table:table-cell>
        </table:table-row>
        <table:table-row>
          <table:table-cell table:style-name="Table41.A1" office:value-type="string">
            <text:p text:style-name="Table_20_Contents">5</text:p>
          </table:table-cell>
          <table:table-cell table:style-name="Table41.A1" office:value-type="string">
            <text:p text:style-name="Table_20_Contents">Pokusajte da sacuvate izmenu za datog studenta klikom na dugme "Save"</text:p>
          </table:table-cell>
          <table:table-cell table:style-name="Table41.A1" office:value-type="string">
            <text:p text:style-name="Table_20_Contents">Student ne moze da se sacuva jer je dugme "Save" deaktivirano</text:p>
          </table:table-cell>
          <table:table-cell table:style-name="Table41.A1" office:value-type="string">
            <text:p text:style-name="P7"/>
          </table:table-cell>
          <table:table-cell table:style-name="Table41.A1" office:value-type="string">
            <text:p text:style-name="Table_20_Contents">Failed</text:p>
          </table:table-cell>
          <table:table-cell table:style-name="Table41.F11" office:value-type="string">
            <text:p text:style-name="P7"/>
          </table:table-cell>
        </table:table-row>
        <table:table-row>
          <table:table-cell table:style-name="Table41.A1" office:value-type="string">
            <text:p text:style-name="Table_20_Contents">6</text:p>
          </table:table-cell>
          <table:table-cell table:style-name="Table41.A1" office:value-type="string">
            <text:p text:style-name="P14">Nakon brisanja postojeceg unosa iz polja "Indeks", pokusajte da unesete vrednost "EP 2189/ADM_CH/", sklonite fokus sa polja i proverite da li forma signalizira korisniku gresku o unosu. </text:p>
          </table:table-cell>
          <table:table-cell table:style-name="Table41.A1" office:value-type="string">
            <text:p text:style-name="Table_20_Contents">Forma signalizira korisniku gresku o unosu </text:p>
          </table:table-cell>
          <table:table-cell table:style-name="Table41.A1" office:value-type="string">
            <text:p text:style-name="P7"/>
          </table:table-cell>
          <table:table-cell table:style-name="Table41.A1" office:value-type="string">
            <text:p text:style-name="Table_20_Contents">Failed</text:p>
          </table:table-cell>
          <table:table-cell table:style-name="Table41.F11" office:value-type="string">
            <text:p text:style-name="P7"/>
          </table:table-cell>
        </table:table-row>
        <table:table-row>
          <table:table-cell table:style-name="Table41.A1" office:value-type="string">
            <text:p text:style-name="Table_20_Contents">7</text:p>
          </table:table-cell>
          <table:table-cell table:style-name="Table41.A1" office:value-type="string">
            <text:p text:style-name="Table_20_Contents">Pokusajte da sacuvate izmenu za datog studenta klikom na dugme "Save"</text:p>
          </table:table-cell>
          <table:table-cell table:style-name="Table41.A1" office:value-type="string">
            <text:p text:style-name="Table_20_Contents">Student ne moze da se sacuva jer je dugme "Save" deaktivirano</text:p>
          </table:table-cell>
          <table:table-cell table:style-name="Table41.A1" office:value-type="string">
            <text:p text:style-name="P7"/>
          </table:table-cell>
          <table:table-cell table:style-name="Table41.A1" office:value-type="string">
            <text:p text:style-name="Table_20_Contents">Failed</text:p>
          </table:table-cell>
          <table:table-cell table:style-name="Table41.F11" office:value-type="string">
            <text:p text:style-name="P7"/>
          </table:table-cell>
        </table:table-row>
        <table:table-row>
          <table:table-cell table:style-name="Table41.A20" office:value-type="string">
            <text:p text:style-name="Table_20_Contents">Execution type:</text:p>
          </table:table-cell>
          <table:table-cell table:style-name="Table41.A1" table:number-columns-spanned="5" office:value-type="string">
            <text:p text:style-name="Table_20_Contents">Manu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1.A20" office:value-type="string">
            <text:p text:style-name="Table_20_Contents">Estimated exec. duration (min):</text:p>
          </table:table-cell>
          <table:table-cell table:style-name="Table41.A1" table:number-columns-spanned="5" office:value-type="string">
            <text:p text:style-name="Table_20_Contents">10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1.A20" office:value-type="string">
            <text:p text:style-name="Table_20_Contents">Priority:</text:p>
          </table:table-cell>
          <table:table-cell table:style-name="Table41.A1" table:number-columns-spanned="5" office:value-type="string">
            <text:p text:style-name="Table_20_Contents">Medi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1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1.A20" office:value-type="string">
            <text:p text:style-name="Table_20_Contents">Requirements</text:p>
          </table:table-cell>
          <table:table-cell table:style-name="Table41.A1" table:number-columns-spanned="5" office:value-type="string">
            <text:p text:style-name="P11"> <text:span text:style-name="T6">#REQ1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1.17">
          <table:table-cell table:style-name="Table41.A20" office:value-type="string">
            <text:p text:style-name="Table_20_Contents">Execution Details</text:p>
          </table:table-cell>
          <table:table-cell table:style-name="Table41.A1" table:number-columns-spanned="5" office:value-type="string">
            <text:p text:style-name="Table_20_Contents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1.A20" office:value-type="string">
            <text:p text:style-name="Table_20_Contents">Build</text:p>
          </table:table-cell>
          <table:table-cell table:style-name="Table41.A1" table:number-columns-spanned="5" office:value-type="string">
            <text:p text:style-name="Table_20_Contents">Manuelno izvrsavanje testova studentske sluzb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1.A20" office:value-type="string">
            <text:p text:style-name="Table_20_Contents">Tester</text:p>
          </table:table-cell>
          <table:table-cell table:style-name="Table41.A1" table:number-columns-spanned="5" office:value-type="string">
            <text:p text:style-name="Table_20_Contents">adm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1.A20" office:value-type="string">
            <text:p text:style-name="Table_20_Contents">Execution Result:</text:p>
          </table:table-cell>
          <table:table-cell table:style-name="Table41.A1" table:number-columns-spanned="5" office:value-type="string">
            <text:p text:style-name="P8">Fail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1.A1" office:value-type="string">
            <text:p text:style-name="Table_20_Contents">Execution <text:soft-page-break/>Mode:</text:p>
          </table:table-cell>
          <table:table-cell table:style-name="Table41.A1" table:number-columns-spanned="5" office:value-type="string">
            <text:p text:style-name="P8">Manual<text:soft-page-break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1.A1" office:value-type="string">
            <text:p text:style-name="Table_20_Contents">Execution duration (min):</text:p>
          </table:table-cell>
          <table:table-cell table:style-name="Table41.A1" table:number-columns-spanned="5" office:value-type="string">
            <text:p text:style-name="P8">15.00</text:p>
          </table:table-cell>
          <table:covered-table-cell/>
          <table:covered-table-cell/>
          <table:covered-table-cell/>
          <table:covered-table-cell/>
        </table:table-row>
      </table:table>
      <text:p text:style-name="Heading_20_1.doclevel">Execution time metrics</text:p>
      <text:p text:style-name="Text_20_body">Estimated time for executing 34 test cases (hours):5.92</text:p>
      <text:p text:style-name="Text_20_body">Time used for executing 34 test cases (hours):4.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Helvetica Neue" svg:font-family="'Helvetica Neue', Helvetica, Arial, sans-serif"/>
    <style:font-face style:name="Trebuchet MS" svg:font-family="'Trebuchet MS'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, Helvetica, sans-serif" fo:font-size="9pt" style:font-name-asian="Arial" style:font-family-asian="Arial, Helvetica, sans-serif" style:font-size-asian="9pt" style:font-name-complex="Arial" style:font-family-complex="Arial, Helvetica, sans-serif" style:font-size-complex="9pt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left="0in" fo:margin-right="0in" fo:margin-top="0.5209in" fo:margin-bottom="0.5209in" style:contextual-spacing="false" fo:text-align="start" style:justify-single-word="false" fo:text-indent="0in" style:auto-text-indent="false"/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Arial" fo:font-family="Arial, Helvetica, sans-serif" fo:font-size="10pt" style:font-name-asian="Arial" style:font-family-asian="Arial, Helvetica, sans-serif" style:font-size-asian="10pt" style:font-name-complex="Arial" style:font-family-complex="Arial, Helvetica, sans-serif" style:font-size-complex="10pt"/>
    </style:style>
    <style:style style:name="Heading_20_1.general" style:display-name="Heading 1.general" style:family="paragraph" style:parent-style-name="Heading_20_1">
      <style:paragraph-properties fo:text-align="start" style:justify-single-word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139in" fo:margin-bottom="0.0835in" style:contextual-spacing="false" fo:text-indent="0.1043in" style:auto-text-indent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in" fo:margin-right="0in" fo:margin-top="0.0972in" fo:margin-bottom="0.0835in" style:contextual-spacing="false" fo:text-indent="0.1043in" style:auto-text-indent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835in" fo:margin-bottom="0.0835in" style:contextual-spacing="false" fo:text-indent="0.2083in" style:auto-text-indent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.doclevel" style:display-name="Heading 1.doclevel" style:family="paragraph" style:parent-style-name="Heading_20_1">
      <style:paragraph-properties fo:margin-left="0in" fo:margin-right="0in" fo:margin-top="0.5209in" fo:margin-bottom="0.5209in" style:contextual-spacing="false" fo:text-align="start" style:justify-single-word="false" fo:text-indent="0in" style:auto-text-indent="false" fo:break-before="page" fo:padding-left="0in" fo:padding-right="0in" fo:padding-top="0in" fo:padding-bottom="0.0193in" fo:border-left="none" fo:border-right="none" fo:border-top="none" fo:border-bottom="0.06pt solid #000000"/>
    </style:style>
    <style:style style:name="Heading_20_2.doclevel" style:display-name="Heading 2.doclevel" style:family="paragraph" style:parent-style-name="Heading_20_2">
      <style:paragraph-properties fo:margin-left="0in" fo:margin-right="0in" fo:text-indent="0.052in" style:auto-text-indent="false"/>
    </style:style>
    <style:style style:name="Heading_20_3.doclevel" style:display-name="Heading 3.doclevel" style:family="paragraph" style:parent-style-name="Heading_20_3">
      <style:paragraph-properties fo:margin-left="0in" fo:margin-right="0in" fo:text-indent="0.1043in" style:auto-text-indent="false" fo:background-color="#cccccc">
        <style:background-image/>
      </style:paragraph-properties>
    </style:style>
    <style:style style:name="Heading_20_4.doclevel" style:display-name="Heading 4.doclevel" style:family="paragraph" style:parent-style-name="Heading_20_4">
      <style:paragraph-properties fo:margin-left="0in" fo:margin-right="0in" fo:text-indent="0.1563in" style:auto-text-indent="false"/>
    </style:style>
    <style:style style:name="Text_20_Body.important" style:display-name="Text Body.important" style:family="paragraph" style:parent-style-name="Text_20_body">
      <style:text-properties fo:color="#ff0000"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00" style:text-line-through-style="none" style:text-line-through-type="none" style:text-underline-style="none" style:text-blinking="false" style:text-overline-style="none" style:text-overline-color="font-color"/>
    </style:style>
    <style:style style:name="Visited_20_Internet_20_Link" style:display-name="Visited Internet Link" style:family="text">
      <style:text-properties fo:color="#000000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order="none" fo:padding="0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report Test Suite SS</dc:title>
    <dc:date>2018-09-22T20:38:51.474191161</dc:date>
    <meta:document-statistic meta:table-count="41" meta:image-count="1" meta:object-count="0" meta:page-count="46" meta:paragraph-count="1748" meta:word-count="7683" meta:character-count="53400" meta:non-whitespace-character-count="47102"/>
    <meta:generator>LibreOffice/4.2.8.2$Linux_X86_64 LibreOffice_project/420m0$Build-2</meta:generator>
  </office:meta>
</office:document-meta>
</file>